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0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59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4_32_4" style:data-style-name="N0">
      <style:table-cell-properties style:vertical-align="automatic" fo:background-color="transparent"/>
    </style:style>
    <style:style style:name="ce61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9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5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7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7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/>
    <style:style style:name="ce91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2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Normal_32_5" style:data-style-name="N0">
      <style:table-cell-properties style:vertical-align="automatic" fo:background-color="transparent"/>
    </style:style>
    <style:style style:name="ce10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0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0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0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1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5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6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9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21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2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4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5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7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0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1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2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6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8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9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48.75pt" style:use-optimal-row-height="true" fo:break-before="auto"/>
    </style:style>
    <style:style style:name="ro14" style:family="table-row">
      <style:table-row-properties style:row-height="24pt" style:use-optimal-row-height="true" fo:break-before="auto"/>
    </style:style>
    <style:style style:name="ro15" style:family="table-row">
      <style:table-row-properties style:row-height="23.25pt" style:use-optimal-row-height="false" fo:break-before="auto"/>
    </style:style>
    <style:style style:name="ro16" style:family="table-row">
      <style:table-row-properties style:row-height="45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8"/>
          <table:table-cell office:value-type="string" table:number-columns-spanned="1" table:number-rows-spanned="2" table:style-name="ce49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9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9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9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9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9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9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9">
            <text:p>Dosis administradas<text:s/><text:span text:style-name="T2">(2)*</text:span></text:p>
          </table:table-cell>
          <table:table-cell office:value-type="string" table:number-columns-spanned="1" table:number-rows-spanned="2" table:style-name="ce49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66000" table:style-name="ce30">
            <text:p>966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0" table:style-name="ce31">
            <text:p>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8840710" table:style-name="ce30">
            <text:p>18.840.710</text:p>
          </table:table-cell>
          <table:table-cell office:value-type="float" office:value="17910253" table:style-name="ce30">
            <text:p>17.910.253</text:p>
          </table:table-cell>
          <table:table-cell office:value-type="percentage" office:value="0.9506" table:style-name="ce32">
            <text:p>95,06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Aragón</text:p>
          </table:table-cell>
          <table:table-cell office:value-type="float" office:value="1860819" table:style-name="ce34">
            <text:p>1.860.819</text:p>
          </table:table-cell>
          <table:table-cell office:value-type="float" office:value="148930" table:style-name="ce34">
            <text:p>148.930</text:p>
          </table:table-cell>
          <table:table-cell office:value-type="float" office:value="348480" table:style-name="ce34">
            <text:p>348.480</text:p>
          </table:table-cell>
          <table:table-cell office:value-type="float" office:value="423230" table:style-name="ce34">
            <text:p>423.230</text:p>
          </table:table-cell>
          <table:table-cell office:value-type="float" office:value="33000" table:style-name="ce34">
            <text:p>33.000</text:p>
          </table:table-cell>
          <table:table-cell office:value-type="float" office:value="252500" table:style-name="ce34">
            <text:p>252.500</text:p>
          </table:table-cell>
          <table:table-cell office:value-type="float" office:value="58035" table:style-name="ce34">
            <text:p>58.035</text:p>
          </table:table-cell>
          <table:table-cell office:value-type="float" office:value="3124994" table:style-name="ce34">
            <text:p>3.124.994</text:p>
          </table:table-cell>
          <table:table-cell office:value-type="float" office:value="2804331" table:style-name="ce34">
            <text:p>2.804.331</text:p>
          </table:table-cell>
          <table:table-cell office:value-type="percentage" office:value="0.89739999999999998" table:style-name="ce35">
            <text:p>89,74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Asturias<text:s/></text:p>
          </table:table-cell>
          <table:table-cell office:value-type="float" office:value="1569227" table:style-name="ce34">
            <text:p>1.569.227</text:p>
          </table:table-cell>
          <table:table-cell office:value-type="float" office:value="114000" table:style-name="ce34">
            <text:p>114.000</text:p>
          </table:table-cell>
          <table:table-cell office:value-type="float" office:value="351360" table:style-name="ce34">
            <text:p>351.360</text:p>
          </table:table-cell>
          <table:table-cell office:value-type="float" office:value="369610" table:style-name="ce34">
            <text:p>369.610</text:p>
          </table:table-cell>
          <table:table-cell office:value-type="float" office:value="30600" table:style-name="ce34">
            <text:p>30.600</text:p>
          </table:table-cell>
          <table:table-cell office:value-type="float" office:value="219760" table:style-name="ce34">
            <text:p>219.760</text:p>
          </table:table-cell>
          <table:table-cell office:value-type="float" office:value="42940" table:style-name="ce34">
            <text:p>42.940</text:p>
          </table:table-cell>
          <table:table-cell office:value-type="float" office:value="2697497" table:style-name="ce34">
            <text:p>2.697.497</text:p>
          </table:table-cell>
          <table:table-cell office:value-type="float" office:value="2439813" table:style-name="ce34">
            <text:p>2.439.813</text:p>
          </table:table-cell>
          <table:table-cell office:value-type="percentage" office:value="0.90449999999999997" table:style-name="ce35">
            <text:p>90,45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Baleares</text:p>
          </table:table-cell>
          <table:table-cell office:value-type="float" office:value="1284972" table:style-name="ce34">
            <text:p>1.284.972</text:p>
          </table:table-cell>
          <table:table-cell office:value-type="float" office:value="97850" table:style-name="ce34">
            <text:p>97.850</text:p>
          </table:table-cell>
          <table:table-cell office:value-type="float" office:value="230400" table:style-name="ce34">
            <text:p>230.400</text:p>
          </table:table-cell>
          <table:table-cell office:value-type="float" office:value="433490" table:style-name="ce34">
            <text:p>433.490</text:p>
          </table:table-cell>
          <table:table-cell office:value-type="float" office:value="22200" table:style-name="ce34">
            <text:p>22.200</text:p>
          </table:table-cell>
          <table:table-cell office:value-type="float" office:value="225400" table:style-name="ce34">
            <text:p>225.400</text:p>
          </table:table-cell>
          <table:table-cell office:value-type="float" office:value="50040" table:style-name="ce34">
            <text:p>50.040</text:p>
          </table:table-cell>
          <table:table-cell office:value-type="float" office:value="2344352" table:style-name="ce34">
            <text:p>2.344.352</text:p>
          </table:table-cell>
          <table:table-cell office:value-type="float" office:value="2114241" table:style-name="ce34">
            <text:p>2.114.241</text:p>
          </table:table-cell>
          <table:table-cell office:value-type="percentage" office:value="0.90180000000000005" table:style-name="ce35">
            <text:p>90,18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anarias</text:p>
          </table:table-cell>
          <table:table-cell office:value-type="float" office:value="2834748" table:style-name="ce34">
            <text:p>2.834.748</text:p>
          </table:table-cell>
          <table:table-cell office:value-type="float" office:value="230540" table:style-name="ce34">
            <text:p>230.540</text:p>
          </table:table-cell>
          <table:table-cell office:value-type="float" office:value="558720" table:style-name="ce34">
            <text:p>558.720</text:p>
          </table:table-cell>
          <table:table-cell office:value-type="float" office:value="796470" table:style-name="ce34">
            <text:p>796.470</text:p>
          </table:table-cell>
          <table:table-cell office:value-type="float" office:value="43200" table:style-name="ce34">
            <text:p>43.200</text:p>
          </table:table-cell>
          <table:table-cell office:value-type="float" office:value="455710" table:style-name="ce34">
            <text:p>455.710</text:p>
          </table:table-cell>
          <table:table-cell office:value-type="float" office:value="132660" table:style-name="ce34">
            <text:p>132.660</text:p>
          </table:table-cell>
          <table:table-cell office:value-type="float" office:value="5052048" table:style-name="ce34">
            <text:p>5.052.048</text:p>
          </table:table-cell>
          <table:table-cell office:value-type="float" office:value="4284875" table:style-name="ce34">
            <text:p>4.284.875</text:p>
          </table:table-cell>
          <table:table-cell office:value-type="percentage" office:value="0.84809999999999997" table:style-name="ce35">
            <text:p>84,81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antabria</text:p>
          </table:table-cell>
          <table:table-cell office:value-type="float" office:value="919185" table:style-name="ce34">
            <text:p>919.185</text:p>
          </table:table-cell>
          <table:table-cell office:value-type="float" office:value="60000" table:style-name="ce34">
            <text:p>60.000</text:p>
          </table:table-cell>
          <table:table-cell office:value-type="float" office:value="115200" table:style-name="ce34">
            <text:p>115.200</text:p>
          </table:table-cell>
          <table:table-cell office:value-type="float" office:value="175400" table:style-name="ce34">
            <text:p>175.400</text:p>
          </table:table-cell>
          <table:table-cell office:value-type="float" office:value="15600" table:style-name="ce34">
            <text:p>15.600</text:p>
          </table:table-cell>
          <table:table-cell office:value-type="float" office:value="120490" table:style-name="ce34">
            <text:p>120.490</text:p>
          </table:table-cell>
          <table:table-cell office:value-type="float" office:value="22145" table:style-name="ce34">
            <text:p>22.145</text:p>
          </table:table-cell>
          <table:table-cell office:value-type="float" office:value="1428020" table:style-name="ce34">
            <text:p>1.428.020</text:p>
          </table:table-cell>
          <table:table-cell office:value-type="float" office:value="1308663" table:style-name="ce34">
            <text:p>1.308.663</text:p>
          </table:table-cell>
          <table:table-cell office:value-type="percentage" office:value="0.91639999999999999" table:style-name="ce35">
            <text:p>91,64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astilla y León</text:p>
          </table:table-cell>
          <table:table-cell office:value-type="float" office:value="4084665" table:style-name="ce34">
            <text:p>4.084.665</text:p>
          </table:table-cell>
          <table:table-cell office:value-type="float" office:value="280480" table:style-name="ce34">
            <text:p>280.480</text:p>
          </table:table-cell>
          <table:table-cell office:value-type="float" office:value="446400" table:style-name="ce34">
            <text:p>446.400</text:p>
          </table:table-cell>
          <table:table-cell office:value-type="float" office:value="691590" table:style-name="ce34">
            <text:p>691.590</text:p>
          </table:table-cell>
          <table:table-cell office:value-type="float" office:value="0" table:style-name="ce36">
            <text:p>0</text:p>
          </table:table-cell>
          <table:table-cell office:value-type="float" office:value="472170" table:style-name="ce34">
            <text:p>472.170</text:p>
          </table:table-cell>
          <table:table-cell office:value-type="float" office:value="94635" table:style-name="ce34">
            <text:p>94.635</text:p>
          </table:table-cell>
          <table:table-cell office:value-type="float" office:value="6069940" table:style-name="ce34">
            <text:p>6.069.940</text:p>
          </table:table-cell>
          <table:table-cell office:value-type="float" office:value="5569125" table:style-name="ce34">
            <text:p>5.569.125</text:p>
          </table:table-cell>
          <table:table-cell office:value-type="percentage" office:value="0.91749999999999998" table:style-name="ce35">
            <text:p>91,75%</text:p>
          </table:table-cell>
          <table:table-cell table:number-columns-repeated="16373"/>
        </table:table-row>
        <table:table-row table:style-name="ro7">
          <table:table-cell office:value-type="string" table:style-name="ce33">
            <text:p>Castilla - La Mancha</text:p>
          </table:table-cell>
          <table:table-cell office:value-type="float" office:value="2762769" table:style-name="ce34">
            <text:p>2.762.769</text:p>
          </table:table-cell>
          <table:table-cell office:value-type="float" office:value="258000" table:style-name="ce34">
            <text:p>258.000</text:p>
          </table:table-cell>
          <table:table-cell office:value-type="float" office:value="570240" table:style-name="ce34">
            <text:p>570.240</text:p>
          </table:table-cell>
          <table:table-cell office:value-type="float" office:value="712830" table:style-name="ce34">
            <text:p>712.830</text:p>
          </table:table-cell>
          <table:table-cell office:value-type="float" office:value="91200" table:style-name="ce34">
            <text:p>91.200</text:p>
          </table:table-cell>
          <table:table-cell office:value-type="float" office:value="381270" table:style-name="ce34">
            <text:p>381.270</text:p>
          </table:table-cell>
          <table:table-cell office:value-type="float" office:value="93045" table:style-name="ce34">
            <text:p>93.045</text:p>
          </table:table-cell>
          <table:table-cell office:value-type="float" office:value="4869354" table:style-name="ce34">
            <text:p>4.869.354</text:p>
          </table:table-cell>
          <table:table-cell office:value-type="float" office:value="4171814" table:style-name="ce34">
            <text:p>4.171.814</text:p>
          </table:table-cell>
          <table:table-cell office:value-type="percentage" office:value="0.85670000000000002" table:style-name="ce35">
            <text:p>85,67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ataluña</text:p>
          </table:table-cell>
          <table:table-cell office:value-type="float" office:value="8911334" table:style-name="ce34">
            <text:p>8.911.334</text:p>
          </table:table-cell>
          <table:table-cell office:value-type="float" office:value="507070" table:style-name="ce34">
            <text:p>507.070</text:p>
          </table:table-cell>
          <table:table-cell office:value-type="float" office:value="1785600" table:style-name="ce34">
            <text:p>1.785.600</text:p>
          </table:table-cell>
          <table:table-cell office:value-type="float" office:value="3139230" table:style-name="ce34">
            <text:p>3.139.230</text:p>
          </table:table-cell>
          <table:table-cell office:value-type="float" office:value="0" table:style-name="ce36">
            <text:p>0</text:p>
          </table:table-cell>
          <table:table-cell office:value-type="float" office:value="1484370" table:style-name="ce34">
            <text:p>1.484.370</text:p>
          </table:table-cell>
          <table:table-cell office:value-type="float" office:value="352320" table:style-name="ce34">
            <text:p>352.320</text:p>
          </table:table-cell>
          <table:table-cell office:value-type="float" office:value="16179924" table:style-name="ce34">
            <text:p>16.179.924</text:p>
          </table:table-cell>
          <table:table-cell office:value-type="float" office:value="14843393" table:style-name="ce34">
            <text:p>14.843.393</text:p>
          </table:table-cell>
          <table:table-cell office:value-type="percentage" office:value="0.91739999999999999" table:style-name="ce35">
            <text:p>91,74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. Valenciana</text:p>
          </table:table-cell>
          <table:table-cell office:value-type="float" office:value="6708172" table:style-name="ce34">
            <text:p>6.708.172</text:p>
          </table:table-cell>
          <table:table-cell office:value-type="float" office:value="543670" table:style-name="ce34">
            <text:p>543.670</text:p>
          </table:table-cell>
          <table:table-cell office:value-type="float" office:value="1460160" table:style-name="ce34">
            <text:p>1.460.160</text:p>
          </table:table-cell>
          <table:table-cell office:value-type="float" office:value="2120240" table:style-name="ce34">
            <text:p>2.120.240</text:p>
          </table:table-cell>
          <table:table-cell office:value-type="float" office:value="0" table:style-name="ce36">
            <text:p>0</text:p>
          </table:table-cell>
          <table:table-cell office:value-type="float" office:value="857060" table:style-name="ce34">
            <text:p>857.060</text:p>
          </table:table-cell>
          <table:table-cell office:value-type="float" office:value="208530" table:style-name="ce34">
            <text:p>208.530</text:p>
          </table:table-cell>
          <table:table-cell office:value-type="float" office:value="11897832" table:style-name="ce34">
            <text:p>11.897.832</text:p>
          </table:table-cell>
          <table:table-cell office:value-type="float" office:value="10398655" table:style-name="ce34">
            <text:p>10.398.655</text:p>
          </table:table-cell>
          <table:table-cell office:value-type="percentage" office:value="0.874" table:style-name="ce35">
            <text:p>87,40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Extremadura</text:p>
          </table:table-cell>
          <table:table-cell office:value-type="float" office:value="1639481" table:style-name="ce34">
            <text:p>1.639.481</text:p>
          </table:table-cell>
          <table:table-cell office:value-type="float" office:value="155680" table:style-name="ce34">
            <text:p>155.680</text:p>
          </table:table-cell>
          <table:table-cell office:value-type="float" office:value="296640" table:style-name="ce34">
            <text:p>296.640</text:p>
          </table:table-cell>
          <table:table-cell office:value-type="float" office:value="284630" table:style-name="ce34">
            <text:p>284.630</text:p>
          </table:table-cell>
          <table:table-cell office:value-type="float" office:value="10200" table:style-name="ce34">
            <text:p>10.200</text:p>
          </table:table-cell>
          <table:table-cell office:value-type="float" office:value="182380" table:style-name="ce34">
            <text:p>182.380</text:p>
          </table:table-cell>
          <table:table-cell office:value-type="float" office:value="37450" table:style-name="ce34">
            <text:p>37.450</text:p>
          </table:table-cell>
          <table:table-cell office:value-type="float" office:value="2606461" table:style-name="ce34">
            <text:p>2.606.461</text:p>
          </table:table-cell>
          <table:table-cell office:value-type="float" office:value="2455120" table:style-name="ce34">
            <text:p>2.455.120</text:p>
          </table:table-cell>
          <table:table-cell office:value-type="percentage" office:value="0.94189999999999996" table:style-name="ce35">
            <text:p>94,19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Galicia</text:p>
          </table:table-cell>
          <table:table-cell office:value-type="float" office:value="4138999" table:style-name="ce34">
            <text:p>4.138.999</text:p>
          </table:table-cell>
          <table:table-cell office:value-type="float" office:value="254300" table:style-name="ce34">
            <text:p>254.300</text:p>
          </table:table-cell>
          <table:table-cell office:value-type="float" office:value="956160" table:style-name="ce34">
            <text:p>956.160</text:p>
          </table:table-cell>
          <table:table-cell office:value-type="float" office:value="1077580" table:style-name="ce34">
            <text:p>1.077.580</text:p>
          </table:table-cell>
          <table:table-cell office:value-type="float" office:value="76800" table:style-name="ce34">
            <text:p>76.800</text:p>
          </table:table-cell>
          <table:table-cell office:value-type="float" office:value="571870" table:style-name="ce34">
            <text:p>571.870</text:p>
          </table:table-cell>
          <table:table-cell office:value-type="float" office:value="122525" table:style-name="ce34">
            <text:p>122.525</text:p>
          </table:table-cell>
          <table:table-cell office:value-type="float" office:value="7198234" table:style-name="ce34">
            <text:p>7.198.234</text:p>
          </table:table-cell>
          <table:table-cell office:value-type="float" office:value="6599635" table:style-name="ce34">
            <text:p>6.599.635</text:p>
          </table:table-cell>
          <table:table-cell office:value-type="percentage" office:value="0.91679999999999995" table:style-name="ce35">
            <text:p>91,68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La Rioja</text:p>
          </table:table-cell>
          <table:table-cell office:value-type="float" office:value="461945" table:style-name="ce34">
            <text:p>461.945</text:p>
          </table:table-cell>
          <table:table-cell office:value-type="float" office:value="47140" table:style-name="ce34">
            <text:p>47.140</text:p>
          </table:table-cell>
          <table:table-cell office:value-type="float" office:value="106560" table:style-name="ce34">
            <text:p>106.560</text:p>
          </table:table-cell>
          <table:table-cell office:value-type="float" office:value="108710" table:style-name="ce34">
            <text:p>108.710</text:p>
          </table:table-cell>
          <table:table-cell office:value-type="float" office:value="7200" table:style-name="ce34">
            <text:p>7.200</text:p>
          </table:table-cell>
          <table:table-cell office:value-type="float" office:value="53270" table:style-name="ce34">
            <text:p>53.270</text:p>
          </table:table-cell>
          <table:table-cell office:value-type="float" office:value="15200" table:style-name="ce34">
            <text:p>15.200</text:p>
          </table:table-cell>
          <table:table-cell office:value-type="float" office:value="800025" table:style-name="ce34">
            <text:p>800.025</text:p>
          </table:table-cell>
          <table:table-cell office:value-type="float" office:value="692349" table:style-name="ce34">
            <text:p>692.349</text:p>
          </table:table-cell>
          <table:table-cell office:value-type="percentage" office:value="0.86539999999999995" table:style-name="ce35">
            <text:p>86,54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Madrid</text:p>
          </table:table-cell>
          <table:table-cell office:value-type="float" office:value="9317025" table:style-name="ce34">
            <text:p>9.317.025</text:p>
          </table:table-cell>
          <table:table-cell office:value-type="float" office:value="756000" table:style-name="ce34">
            <text:p>756.000</text:p>
          </table:table-cell>
          <table:table-cell office:value-type="float" office:value="1480320" table:style-name="ce34">
            <text:p>1.480.320</text:p>
          </table:table-cell>
          <table:table-cell office:value-type="float" office:value="2168580" table:style-name="ce34">
            <text:p>2.168.580</text:p>
          </table:table-cell>
          <table:table-cell office:value-type="float" office:value="140400" table:style-name="ce34">
            <text:p>140.400</text:p>
          </table:table-cell>
          <table:table-cell office:value-type="float" office:value="1182300" table:style-name="ce34">
            <text:p>1.182.300</text:p>
          </table:table-cell>
          <table:table-cell office:value-type="float" office:value="253150" table:style-name="ce34">
            <text:p>253.150</text:p>
          </table:table-cell>
          <table:table-cell office:value-type="float" office:value="15297775" table:style-name="ce34">
            <text:p>15.297.775</text:p>
          </table:table-cell>
          <table:table-cell office:value-type="float" office:value="13771060" table:style-name="ce34">
            <text:p>13.771.060</text:p>
          </table:table-cell>
          <table:table-cell office:value-type="percentage" office:value="0.9002" table:style-name="ce35">
            <text:p>90,02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Murcia<text:s/></text:p>
          </table:table-cell>
          <table:table-cell office:value-type="float" office:value="1785635" table:style-name="ce34">
            <text:p>1.785.635</text:p>
          </table:table-cell>
          <table:table-cell office:value-type="float" office:value="208800" table:style-name="ce34">
            <text:p>208.800</text:p>
          </table:table-cell>
          <table:table-cell office:value-type="float" office:value="339840" table:style-name="ce34">
            <text:p>339.840</text:p>
          </table:table-cell>
          <table:table-cell office:value-type="float" office:value="625500" table:style-name="ce34">
            <text:p>625.500</text:p>
          </table:table-cell>
          <table:table-cell office:value-type="float" office:value="0" table:style-name="ce36">
            <text:p>0</text:p>
          </table:table-cell>
          <table:table-cell office:value-type="float" office:value="253010" table:style-name="ce34">
            <text:p>253.010</text:p>
          </table:table-cell>
          <table:table-cell office:value-type="float" office:value="68300" table:style-name="ce34">
            <text:p>68.300</text:p>
          </table:table-cell>
          <table:table-cell office:value-type="float" office:value="3281085" table:style-name="ce34">
            <text:p>3.281.085</text:p>
          </table:table-cell>
          <table:table-cell office:value-type="float" office:value="2949170" table:style-name="ce34">
            <text:p>2.949.170</text:p>
          </table:table-cell>
          <table:table-cell office:value-type="percentage" office:value="0.89880000000000004" table:style-name="ce35">
            <text:p>89,88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Navarra<text:s/></text:p>
          </table:table-cell>
          <table:table-cell office:value-type="float" office:value="895749" table:style-name="ce34">
            <text:p>895.749</text:p>
          </table:table-cell>
          <table:table-cell office:value-type="float" office:value="77800" table:style-name="ce34">
            <text:p>77.800</text:p>
          </table:table-cell>
          <table:table-cell office:value-type="float" office:value="161280" table:style-name="ce34">
            <text:p>161.280</text:p>
          </table:table-cell>
          <table:table-cell office:value-type="float" office:value="273760" table:style-name="ce34">
            <text:p>273.760</text:p>
          </table:table-cell>
          <table:table-cell office:value-type="float" office:value="15000" table:style-name="ce34">
            <text:p>15.000</text:p>
          </table:table-cell>
          <table:table-cell office:value-type="float" office:value="135150" table:style-name="ce34">
            <text:p>135.150</text:p>
          </table:table-cell>
          <table:table-cell office:value-type="float" office:value="23710" table:style-name="ce34">
            <text:p>23.710</text:p>
          </table:table-cell>
          <table:table-cell office:value-type="float" office:value="1582449" table:style-name="ce34">
            <text:p>1.582.449</text:p>
          </table:table-cell>
          <table:table-cell office:value-type="float" office:value="1407098" table:style-name="ce34">
            <text:p>1.407.098</text:p>
          </table:table-cell>
          <table:table-cell office:value-type="percentage" office:value="0.88919999999999999" table:style-name="ce35">
            <text:p>88,92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País Vasco</text:p>
          </table:table-cell>
          <table:table-cell office:value-type="float" office:value="2978868" table:style-name="ce34">
            <text:p>2.978.868</text:p>
          </table:table-cell>
          <table:table-cell office:value-type="float" office:value="181500" table:style-name="ce34">
            <text:p>181.500</text:p>
          </table:table-cell>
          <table:table-cell office:value-type="float" office:value="685440" table:style-name="ce34">
            <text:p>685.440</text:p>
          </table:table-cell>
          <table:table-cell office:value-type="float" office:value="817900" table:style-name="ce34">
            <text:p>817.900</text:p>
          </table:table-cell>
          <table:table-cell office:value-type="float" office:value="112800" table:style-name="ce34">
            <text:p>112.800</text:p>
          </table:table-cell>
          <table:table-cell office:value-type="float" office:value="444200" table:style-name="ce34">
            <text:p>444.200</text:p>
          </table:table-cell>
          <table:table-cell office:value-type="float" office:value="101305" table:style-name="ce34">
            <text:p>101.305</text:p>
          </table:table-cell>
          <table:table-cell office:value-type="float" office:value="5322013" table:style-name="ce34">
            <text:p>5.322.013</text:p>
          </table:table-cell>
          <table:table-cell office:value-type="float" office:value="4691124" table:style-name="ce34">
            <text:p>4.691.124</text:p>
          </table:table-cell>
          <table:table-cell office:value-type="percentage" office:value="0.88149999999999995" table:style-name="ce35">
            <text:p>88,15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euta</text:p>
          </table:table-cell>
          <table:table-cell office:value-type="float" office:value="116496" table:style-name="ce34">
            <text:p>116.496</text:p>
          </table:table-cell>
          <table:table-cell office:value-type="float" office:value="12000" table:style-name="ce34">
            <text:p>12.000</text:p>
          </table:table-cell>
          <table:table-cell office:value-type="float" office:value="17280" table:style-name="ce34">
            <text:p>17.280</text:p>
          </table:table-cell>
          <table:table-cell office:value-type="float" office:value="24620" table:style-name="ce34">
            <text:p>24.620</text:p>
          </table:table-cell>
          <table:table-cell office:value-type="float" office:value="1800" table:style-name="ce34">
            <text:p>1.800</text:p>
          </table:table-cell>
          <table:table-cell office:value-type="float" office:value="17540" table:style-name="ce34">
            <text:p>17.540</text:p>
          </table:table-cell>
          <table:table-cell office:value-type="float" office:value="3935" table:style-name="ce34">
            <text:p>3.935</text:p>
          </table:table-cell>
          <table:table-cell office:value-type="float" office:value="193671" table:style-name="ce34">
            <text:p>193.671</text:p>
          </table:table-cell>
          <table:table-cell office:value-type="float" office:value="162185" table:style-name="ce34">
            <text:p>162.185</text:p>
          </table:table-cell>
          <table:table-cell office:value-type="percentage" office:value="0.83740000000000003" table:style-name="ce35">
            <text:p>83,74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Melilla</text:p>
          </table:table-cell>
          <table:table-cell office:value-type="float" office:value="108450" table:style-name="ce34">
            <text:p>108.450</text:p>
          </table:table-cell>
          <table:table-cell office:value-type="float" office:value="12000" table:style-name="ce34">
            <text:p>12.000</text:p>
          </table:table-cell>
          <table:table-cell office:value-type="float" office:value="14400" table:style-name="ce34">
            <text:p>14.400</text:p>
          </table:table-cell>
          <table:table-cell office:value-type="float" office:value="21500" table:style-name="ce34">
            <text:p>21.500</text:p>
          </table:table-cell>
          <table:table-cell office:value-type="float" office:value="1800" table:style-name="ce34">
            <text:p>1.800</text:p>
          </table:table-cell>
          <table:table-cell office:value-type="float" office:value="12660" table:style-name="ce34">
            <text:p>12.660</text:p>
          </table:table-cell>
          <table:table-cell office:value-type="float" office:value="3830" table:style-name="ce34">
            <text:p>3.830</text:p>
          </table:table-cell>
          <table:table-cell office:value-type="float" office:value="174640" table:style-name="ce34">
            <text:p>174.640</text:p>
          </table:table-cell>
          <table:table-cell office:value-type="float" office:value="154261" table:style-name="ce34">
            <text:p>154.261</text:p>
          </table:table-cell>
          <table:table-cell office:value-type="percentage" office:value="0.88329999999999997" table:style-name="ce35">
            <text:p>88,33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Fuerzas Armadas</text:p>
          </table:table-cell>
          <table:table-cell office:value-type="float" office:value="58986" table:style-name="ce34">
            <text:p>58.986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58710" table:style-name="ce34">
            <text:p>58.710</text:p>
          </table:table-cell>
          <table:table-cell office:value-type="float" office:value="0" table:style-name="ce36">
            <text:p>0</text:p>
          </table:table-cell>
          <table:table-cell office:value-type="float" office:value="103800" table:style-name="ce34">
            <text:p>103.800</text:p>
          </table:table-cell>
          <table:table-cell office:value-type="float" office:value="2000" table:style-name="ce34">
            <text:p>2.000</text:p>
          </table:table-cell>
          <table:table-cell office:value-type="float" office:value="223496" table:style-name="ce34">
            <text:p>223.496</text:p>
          </table:table-cell>
          <table:table-cell office:value-type="float" office:value="208110" table:style-name="ce34">
            <text:p>208.110</text:p>
          </table:table-cell>
          <table:table-cell office:value-type="percentage" office:value="0.93120000000000003" table:style-name="ce35">
            <text:p>93,12%</text:p>
          </table:table-cell>
          <table:table-cell table:number-columns-repeated="16373"/>
        </table:table-row>
        <table:table-row table:style-name="ro7">
          <table:table-cell office:value-type="string" table:style-name="ce37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8400" table:style-name="ce39">
            <text:p>8.40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4705" table:style-name="ce39">
            <text:p>4.705</text:p>
          </table:table-cell>
          <table:table-cell office:value-type="float" office:value="13105" table:style-name="ce39">
            <text:p>13.105</text:p>
          </table:table-cell>
          <table:table-cell office:value-type="float" office:value="13477" table:style-name="ce39">
            <text:p>13.477</text:p>
          </table:table-cell>
          <table:table-cell office:value-type="percentage" office:value="1" table:style-name="ce40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1">
            <text:p>Totales</text:p>
          </table:table-cell>
          <table:table-cell office:value-type="float" office:value="63859155" table:style-name="ce42">
            <text:p>63.859.155</text:p>
          </table:table-cell>
          <table:table-cell office:value-type="float" office:value="4911760" table:style-name="ce42">
            <text:p>4.911.760</text:p>
          </table:table-cell>
          <table:table-cell office:value-type="float" office:value="11790720" table:style-name="ce42">
            <text:p>11.790.720</text:p>
          </table:table-cell>
          <table:table-cell office:value-type="float" office:value="17048120" table:style-name="ce43">
            <text:p>17.048.120</text:p>
          </table:table-cell>
          <table:table-cell office:value-type="float" office:value="601800" table:style-name="ce43">
            <text:p>601.800</text:p>
          </table:table-cell>
          <table:table-cell office:value-type="float" office:value="8962110" table:style-name="ce44">
            <text:p>8.962.110</text:p>
          </table:table-cell>
          <table:table-cell office:value-type="float" office:value="2023960" table:style-name="ce45">
            <text:p>2.023.960</text:p>
          </table:table-cell>
          <table:table-cell office:value-type="float" office:value="109197625" table:style-name="ce46">
            <text:p>109.197.625</text:p>
          </table:table-cell>
          <table:table-cell office:value-type="float" office:value="98948747" table:style-name="ce46">
            <text:p>98.948.747</text:p>
          </table:table-cell>
          <table:table-cell office:value-type="percentage" office:value="0.90610000000000002" table:style-name="ce47">
            <text:p>90,61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50"/>
          <table:table-cell office:value-type="string" table:style-name="ce51">
            <text:p>Nº Personas con al menos 1 dosis</text:p>
          </table:table-cell>
          <table:table-cell office:value-type="string" table:style-name="ce51">
            <text:p>Nº Personas con pauta completa</text:p>
          </table:table-cell>
          <table:table-cell office:value-type="string" table:style-name="ce51">
            <text:p>% Pautas incompletas</text:p>
          </table:table-cell>
          <table:table-cell office:value-type="string" table:style-name="ce51">
            <text:p>Nº Personas con 1ª dosis de recuerdo<text:span text:style-name="T3">(2)</text:span></text:p>
          </table:table-cell>
          <table:table-cell office:value-type="string" table:style-name="ce51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89902" table:style-name="ce52">
            <text:p>7.489.902</text:p>
          </table:table-cell>
          <table:table-cell office:value-type="float" office:value="7354203" table:style-name="ce52">
            <text:p>7.354.203</text:p>
          </table:table-cell>
          <table:table-cell office:value-type="percentage" office:value="1.8100000000000002E-2" table:style-name="ce32">
            <text:p>1,81%</text:p>
          </table:table-cell>
          <table:table-cell office:value-type="float" office:value="4251844" table:style-name="ce52">
            <text:p>4.251.844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Aragón</text:p>
          </table:table-cell>
          <table:table-cell office:value-type="float" office:value="1152523" table:style-name="ce54">
            <text:p>1.152.523</text:p>
          </table:table-cell>
          <table:table-cell office:value-type="float" office:value="1132562" table:style-name="ce54">
            <text:p>1.132.562</text:p>
          </table:table-cell>
          <table:table-cell office:value-type="percentage" office:value="1.7299999999999999E-2" table:style-name="ce35">
            <text:p>1,73%</text:p>
          </table:table-cell>
          <table:table-cell office:value-type="float" office:value="736888" table:style-name="ce54">
            <text:p>736.888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Asturias<text:s/></text:p>
          </table:table-cell>
          <table:table-cell office:value-type="float" office:value="929967" table:style-name="ce54">
            <text:p>929.967</text:p>
          </table:table-cell>
          <table:table-cell office:value-type="float" office:value="920842" table:style-name="ce54">
            <text:p>920.842</text:p>
          </table:table-cell>
          <table:table-cell office:value-type="percentage" office:value="9.7999999999999997E-3" table:style-name="ce35">
            <text:p>0,98%</text:p>
          </table:table-cell>
          <table:table-cell office:value-type="float" office:value="731800" table:style-name="ce54">
            <text:p>731.800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Baleares</text:p>
          </table:table-cell>
          <table:table-cell office:value-type="float" office:value="929549" table:style-name="ce54">
            <text:p>929.549</text:p>
          </table:table-cell>
          <table:table-cell office:value-type="float" office:value="914595" table:style-name="ce54">
            <text:p>914.595</text:p>
          </table:table-cell>
          <table:table-cell office:value-type="percentage" office:value="1.61E-2" table:style-name="ce35">
            <text:p>1,61%</text:p>
          </table:table-cell>
          <table:table-cell office:value-type="float" office:value="499143" table:style-name="ce54">
            <text:p>499.143</text:p>
          </table:table-cell>
          <table:table-cell office:value-type="date" office:date-value="2022-10-27T00:00:00" table:style-name="ce53">
            <text:p>27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anarias</text:p>
          </table:table-cell>
          <table:table-cell office:value-type="float" office:value="1825608" table:style-name="ce54">
            <text:p>1.825.608</text:p>
          </table:table-cell>
          <table:table-cell office:value-type="float" office:value="1770869" table:style-name="ce54">
            <text:p>1.770.869</text:p>
          </table:table-cell>
          <table:table-cell office:value-type="percentage" office:value="0.03" table:style-name="ce35">
            <text:p>3,00%</text:p>
          </table:table-cell>
          <table:table-cell office:value-type="float" office:value="1029518" table:style-name="ce54">
            <text:p>1.029.518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antabria</text:p>
          </table:table-cell>
          <table:table-cell office:value-type="float" office:value="520354" table:style-name="ce54">
            <text:p>520.354</text:p>
          </table:table-cell>
          <table:table-cell office:value-type="float" office:value="516797" table:style-name="ce54">
            <text:p>516.797</text:p>
          </table:table-cell>
          <table:table-cell office:value-type="percentage" office:value="6.7999999999999996E-3" table:style-name="ce35">
            <text:p>0,68%</text:p>
          </table:table-cell>
          <table:table-cell office:value-type="float" office:value="364699" table:style-name="ce54">
            <text:p>364.699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astilla y León</text:p>
          </table:table-cell>
          <table:table-cell office:value-type="float" office:value="2153247" table:style-name="ce54">
            <text:p>2.153.247</text:p>
          </table:table-cell>
          <table:table-cell office:value-type="float" office:value="2128367" table:style-name="ce54">
            <text:p>2.128.367</text:p>
          </table:table-cell>
          <table:table-cell office:value-type="percentage" office:value="1.1599999999999999E-2" table:style-name="ce35">
            <text:p>1,16%</text:p>
          </table:table-cell>
          <table:table-cell office:value-type="float" office:value="1549771" table:style-name="ce54">
            <text:p>1.549.771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7">
          <table:table-cell office:value-type="string" table:style-name="ce33">
            <text:p>Castilla - La Mancha</text:p>
          </table:table-cell>
          <table:table-cell office:value-type="float" office:value="1769822" table:style-name="ce54">
            <text:p>1.769.822</text:p>
          </table:table-cell>
          <table:table-cell office:value-type="float" office:value="1719479" table:style-name="ce54">
            <text:p>1.719.479</text:p>
          </table:table-cell>
          <table:table-cell office:value-type="percentage" office:value="2.8400000000000002E-2" table:style-name="ce35">
            <text:p>2,84%</text:p>
          </table:table-cell>
          <table:table-cell office:value-type="float" office:value="1116210" table:style-name="ce54">
            <text:p>1.116.210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ataluña</text:p>
          </table:table-cell>
          <table:table-cell office:value-type="float" office:value="6503881" table:style-name="ce54">
            <text:p>6.503.881</text:p>
          </table:table-cell>
          <table:table-cell office:value-type="float" office:value="6370401" table:style-name="ce54">
            <text:p>6.370.401</text:p>
          </table:table-cell>
          <table:table-cell office:value-type="percentage" office:value="2.0500000000000001E-2" table:style-name="ce35">
            <text:p>2,05%</text:p>
          </table:table-cell>
          <table:table-cell office:value-type="float" office:value="3936829" table:style-name="ce54">
            <text:p>3.936.829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. Valenciana</text:p>
          </table:table-cell>
          <table:table-cell office:value-type="float" office:value="4455466" table:style-name="ce54">
            <text:p>4.455.466</text:p>
          </table:table-cell>
          <table:table-cell office:value-type="float" office:value="4395634" table:style-name="ce54">
            <text:p>4.395.634</text:p>
          </table:table-cell>
          <table:table-cell office:value-type="percentage" office:value="1.34E-2" table:style-name="ce35">
            <text:p>1,34%</text:p>
          </table:table-cell>
          <table:table-cell office:value-type="float" office:value="3019035" table:style-name="ce54">
            <text:p>3.019.035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Extremadura</text:p>
          </table:table-cell>
          <table:table-cell office:value-type="float" office:value="971003" table:style-name="ce54">
            <text:p>971.003</text:p>
          </table:table-cell>
          <table:table-cell office:value-type="float" office:value="953769" table:style-name="ce54">
            <text:p>953.769</text:p>
          </table:table-cell>
          <table:table-cell office:value-type="percentage" office:value="1.77E-2" table:style-name="ce35">
            <text:p>1,77%</text:p>
          </table:table-cell>
          <table:table-cell office:value-type="float" office:value="661238" table:style-name="ce54">
            <text:p>661.238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Galicia</text:p>
          </table:table-cell>
          <table:table-cell office:value-type="float" office:value="2484019" table:style-name="ce54">
            <text:p>2.484.019</text:p>
          </table:table-cell>
          <table:table-cell office:value-type="float" office:value="2459626" table:style-name="ce54">
            <text:p>2.459.626</text:p>
          </table:table-cell>
          <table:table-cell office:value-type="percentage" office:value="9.7999999999999997E-3" table:style-name="ce35">
            <text:p>0,98%</text:p>
          </table:table-cell>
          <table:table-cell office:value-type="float" office:value="2006796" table:style-name="ce54">
            <text:p>2.006.796</text:p>
          </table:table-cell>
          <table:table-cell office:value-type="date" office:date-value="2022-10-25T00:00:00" table:style-name="ce53">
            <text:p>25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La Rioja</text:p>
          </table:table-cell>
          <table:table-cell office:value-type="float" office:value="284848" table:style-name="ce54">
            <text:p>284.848</text:p>
          </table:table-cell>
          <table:table-cell office:value-type="float" office:value="287120" table:style-name="ce54">
            <text:p>287.120</text:p>
          </table:table-cell>
          <table:table-cell office:value-type="percentage" office:value="0" table:style-name="ce35">
            <text:p>0,00%</text:p>
          </table:table-cell>
          <table:table-cell office:value-type="float" office:value="189008" table:style-name="ce54">
            <text:p>189.008</text:p>
          </table:table-cell>
          <table:table-cell office:value-type="date" office:date-value="2022-10-25T00:00:00" table:style-name="ce53">
            <text:p>25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Madrid</text:p>
          </table:table-cell>
          <table:table-cell office:value-type="float" office:value="5780815" table:style-name="ce54">
            <text:p>5.780.815</text:p>
          </table:table-cell>
          <table:table-cell office:value-type="float" office:value="5740134" table:style-name="ce54">
            <text:p>5.740.134</text:p>
          </table:table-cell>
          <table:table-cell office:value-type="percentage" office:value="7.0000000000000001E-3" table:style-name="ce35">
            <text:p>0,70%</text:p>
          </table:table-cell>
          <table:table-cell office:value-type="float" office:value="3538907" table:style-name="ce54">
            <text:p>3.538.907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Murcia<text:s/></text:p>
          </table:table-cell>
          <table:table-cell office:value-type="float" office:value="1302008" table:style-name="ce54">
            <text:p>1.302.008</text:p>
          </table:table-cell>
          <table:table-cell office:value-type="float" office:value="1283279" table:style-name="ce54">
            <text:p>1.283.279</text:p>
          </table:table-cell>
          <table:table-cell office:value-type="percentage" office:value="1.44E-2" table:style-name="ce35">
            <text:p>1,44%</text:p>
          </table:table-cell>
          <table:table-cell office:value-type="float" office:value="719764" table:style-name="ce54">
            <text:p>719.764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Navarra<text:s/></text:p>
          </table:table-cell>
          <table:table-cell office:value-type="float" office:value="569026" table:style-name="ce54">
            <text:p>569.026</text:p>
          </table:table-cell>
          <table:table-cell office:value-type="float" office:value="563956" table:style-name="ce54">
            <text:p>563.956</text:p>
          </table:table-cell>
          <table:table-cell office:value-type="percentage" office:value="8.8999999999999999E-3" table:style-name="ce35">
            <text:p>0,89%</text:p>
          </table:table-cell>
          <table:table-cell office:value-type="float" office:value="372483" table:style-name="ce54">
            <text:p>372.483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País Vasco</text:p>
          </table:table-cell>
          <table:table-cell office:value-type="float" office:value="1953762" table:style-name="ce54">
            <text:p>1.953.762</text:p>
          </table:table-cell>
          <table:table-cell office:value-type="float" office:value="1918357" table:style-name="ce54">
            <text:p>1.918.357</text:p>
          </table:table-cell>
          <table:table-cell office:value-type="percentage" office:value="1.8100000000000002E-2" table:style-name="ce35">
            <text:p>1,81%</text:p>
          </table:table-cell>
          <table:table-cell office:value-type="float" office:value="1240697" table:style-name="ce54">
            <text:p>1.240.697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euta</text:p>
          </table:table-cell>
          <table:table-cell office:value-type="float" office:value="68618" table:style-name="ce54">
            <text:p>68.618</text:p>
          </table:table-cell>
          <table:table-cell office:value-type="float" office:value="65789" table:style-name="ce54">
            <text:p>65.789</text:p>
          </table:table-cell>
          <table:table-cell office:value-type="percentage" office:value="4.1200000000000001E-2" table:style-name="ce35">
            <text:p>4,12%</text:p>
          </table:table-cell>
          <table:table-cell office:value-type="float" office:value="44042" table:style-name="ce54">
            <text:p>44.042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Melilla</text:p>
          </table:table-cell>
          <table:table-cell office:value-type="float" office:value="66602" table:style-name="ce54">
            <text:p>66.602</text:p>
          </table:table-cell>
          <table:table-cell office:value-type="float" office:value="63347" table:style-name="ce54">
            <text:p>63.347</text:p>
          </table:table-cell>
          <table:table-cell office:value-type="percentage" office:value="4.8899999999999999E-2" table:style-name="ce35">
            <text:p>4,89%</text:p>
          </table:table-cell>
          <table:table-cell office:value-type="float" office:value="37235" table:style-name="ce54">
            <text:p>37.235</text:p>
          </table:table-cell>
          <table:table-cell office:value-type="date" office:date-value="2022-10-26T00:00:00" table:style-name="ce53">
            <text:p>26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Fuerzas Armadas</text:p>
          </table:table-cell>
          <table:table-cell office:value-type="float" office:value="95161" table:style-name="ce54">
            <text:p>95.161</text:p>
          </table:table-cell>
          <table:table-cell office:value-type="float" office:value="94820" table:style-name="ce54">
            <text:p>94.820</text:p>
          </table:table-cell>
          <table:table-cell office:value-type="percentage" office:value="3.5999999999999999E-3" table:style-name="ce35">
            <text:p>0,36%</text:p>
          </table:table-cell>
          <table:table-cell office:value-type="float" office:value="51753" table:style-name="ce54">
            <text:p>51.753</text:p>
          </table:table-cell>
          <table:table-cell office:value-type="date" office:date-value="2022-10-21T00:00:00" table:style-name="ce53">
            <text:p>21/10/2022</text:p>
          </table:table-cell>
          <table:table-cell table:number-columns-repeated="16378"/>
        </table:table-row>
        <table:table-row table:style-name="ro7">
          <table:table-cell office:value-type="string" table:style-name="ce37">
            <text:p>Sanidad Exterior</text:p>
          </table:table-cell>
          <table:table-cell office:value-type="float" office:value="8125" table:style-name="ce55">
            <text:p>8.125</text:p>
          </table:table-cell>
          <table:table-cell office:value-type="float" office:value="8143" table:style-name="ce55">
            <text:p>8.143</text:p>
          </table:table-cell>
          <table:table-cell office:value-type="percentage" office:value="0" table:style-name="ce40">
            <text:p>0,00%</text:p>
          </table:table-cell>
          <table:table-cell office:value-type="float" office:value="4123" table:style-name="ce55">
            <text:p>4.123</text:p>
          </table:table-cell>
          <table:table-cell office:value-type="date" office:date-value="2022-09-21T00:00:00" table:style-name="ce53">
            <text:p>21/09/2022</text:p>
          </table:table-cell>
          <table:table-cell table:number-columns-repeated="16378"/>
        </table:table-row>
        <table:table-row table:style-name="ro5">
          <table:table-cell office:value-type="string" table:style-name="ce41">
            <text:p>Totales</text:p>
          </table:table-cell>
          <table:table-cell office:value-type="float" office:value="41314306" table:style-name="ce56">
            <text:p>41.314.306</text:p>
          </table:table-cell>
          <table:table-cell office:value-type="float" office:value="40662089" table:style-name="ce56">
            <text:p>40.662.089</text:p>
          </table:table-cell>
          <table:table-cell office:value-type="percentage" office:value="1.5800000000000002E-2" table:style-name="ce47">
            <text:p>1,58%</text:p>
          </table:table-cell>
          <table:table-cell office:value-type="float" office:value="26101783" table:style-name="ce56">
            <text:p>26.101.783</text:p>
          </table:table-cell>
          <table:table-cell table:style-name="ce57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0"/>
        <table:table-column table:style-name="co6" table:number-columns-repeated="5" table:default-cell-style-name="ce60"/>
        <table:table-column table:style-name="co4" table:number-columns-repeated="2" table:default-cell-style-name="ce60"/>
        <table:table-column table:style-name="co3" table:number-columns-repeated="7" table:default-cell-style-name="ce60"/>
        <table:table-column table:style-name="co4" table:number-columns-repeated="16369" table:default-cell-style-name="ce60"/>
        <table:table-row table:style-name="ro8">
          <table:table-cell table:style-name="ce58"/>
          <table:table-cell office:value-type="string" table:style-name="ce59">
            <text:p>Población a vacunar mayor de 12 años</text:p>
          </table:table-cell>
          <table:table-cell office:value-type="string" table:style-name="ce59">
            <text:p>Nº Personas con 1 dosis</text:p>
          </table:table-cell>
          <table:table-cell office:value-type="string" table:style-name="ce59">
            <text:p>% 1ª dosis</text:p>
          </table:table-cell>
          <table:table-cell office:value-type="string" table:style-name="ce59">
            <text:p>Nº Personas con pauta completa</text:p>
          </table:table-cell>
          <table:table-cell office:value-type="string" table:style-name="ce59">
            <text:p>% personas con pauta completa</text:p>
          </table:table-cell>
          <table:table-cell office:value-type="string" table:style-name="ce59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1">
            <text:p>Andalucía</text:p>
          </table:table-cell>
          <table:table-cell office:value-type="float" office:value="7508005" table:style-name="ce62">
            <text:p>7.508.005</text:p>
          </table:table-cell>
          <table:table-cell office:value-type="float" office:value="7047330" table:style-name="ce62">
            <text:p>7.047.330</text:p>
          </table:table-cell>
          <table:table-cell office:value-type="percentage" office:value="0.93864215593889455" table:style-name="ce63">
            <text:p>93,9%</text:p>
          </table:table-cell>
          <table:table-cell office:value-type="float" office:value="7037991" table:style-name="ce62">
            <text:p>7.037.991</text:p>
          </table:table-cell>
          <table:table-cell office:value-type="percentage" office:value="0.93739828356534127" table:style-name="ce63">
            <text:p>93,7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Aragón</text:p>
          </table:table-cell>
          <table:table-cell office:value-type="float" office:value="1189408" table:style-name="ce62">
            <text:p>1.189.408</text:p>
          </table:table-cell>
          <table:table-cell office:value-type="float" office:value="1098611" table:style-name="ce62">
            <text:p>1.098.611</text:p>
          </table:table-cell>
          <table:table-cell office:value-type="percentage" office:value="0.9236620234604106" table:style-name="ce63">
            <text:p>92,4%</text:p>
          </table:table-cell>
          <table:table-cell office:value-type="float" office:value="1092598" table:style-name="ce62">
            <text:p>1.092.598</text:p>
          </table:table-cell>
          <table:table-cell office:value-type="percentage" office:value="0.91860656730070755" table:style-name="ce66">
            <text:p>91,9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Asturias<text:s/></text:p>
          </table:table-cell>
          <table:table-cell office:value-type="float" office:value="930447" table:style-name="ce62">
            <text:p>930.447</text:p>
          </table:table-cell>
          <table:table-cell office:value-type="float" office:value="886199" table:style-name="ce62">
            <text:p>886.199</text:p>
          </table:table-cell>
          <table:table-cell office:value-type="percentage" office:value="0.95244436276327404" table:style-name="ce63">
            <text:p>95,2%</text:p>
          </table:table-cell>
          <table:table-cell office:value-type="float" office:value="887009" table:style-name="ce62">
            <text:p>887.009</text:p>
          </table:table-cell>
          <table:table-cell office:value-type="percentage" office:value="0.95331491207989283" table:style-name="ce66">
            <text:p>95,3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Baleares</text:p>
          </table:table-cell>
          <table:table-cell office:value-type="float" office:value="1083187" table:style-name="ce62">
            <text:p>1.083.187</text:p>
          </table:table-cell>
          <table:table-cell office:value-type="float" office:value="897885" table:style-name="ce62">
            <text:p>897.885</text:p>
          </table:table-cell>
          <table:table-cell office:value-type="percentage" office:value="0.82892889224113653" table:style-name="ce63">
            <text:p>82,9%</text:p>
          </table:table-cell>
          <table:table-cell office:value-type="float" office:value="892377" table:style-name="ce62">
            <text:p>892.377</text:p>
          </table:table-cell>
          <table:table-cell office:value-type="percentage" office:value="0.82384389768341015" table:style-name="ce66">
            <text:p>82,4%</text:p>
          </table:table-cell>
          <table:table-cell office:value-type="date" office:date-value="2022-10-27T00:00:00" table:style-name="ce64">
            <text:p>27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Canarias</text:p>
          </table:table-cell>
          <table:table-cell office:value-type="float" office:value="2033513" table:style-name="ce62">
            <text:p>2.033.513</text:p>
          </table:table-cell>
          <table:table-cell office:value-type="float" office:value="1749214" table:style-name="ce62">
            <text:p>1.749.214</text:p>
          </table:table-cell>
          <table:table-cell office:value-type="percentage" office:value="0.86019317309503307" table:style-name="ce63">
            <text:p>86,0%</text:p>
          </table:table-cell>
          <table:table-cell office:value-type="float" office:value="1716886" table:style-name="ce62">
            <text:p>1.716.886</text:p>
          </table:table-cell>
          <table:table-cell office:value-type="percentage" office:value="0.8442955614249823" table:style-name="ce66">
            <text:p>84,4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Cantabria</text:p>
          </table:table-cell>
          <table:table-cell office:value-type="float" office:value="527062" table:style-name="ce62">
            <text:p>527.062</text:p>
          </table:table-cell>
          <table:table-cell office:value-type="float" office:value="495184" table:style-name="ce62">
            <text:p>495.184</text:p>
          </table:table-cell>
          <table:table-cell office:value-type="percentage" office:value="0.93951755201475351" table:style-name="ce63">
            <text:p>94,0%</text:p>
          </table:table-cell>
          <table:table-cell office:value-type="float" office:value="496551" table:style-name="ce62">
            <text:p>496.551</text:p>
          </table:table-cell>
          <table:table-cell office:value-type="percentage" office:value="0.94211117477640205" table:style-name="ce66">
            <text:p>94,2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Castilla y Leon<text:s/></text:p>
          </table:table-cell>
          <table:table-cell office:value-type="float" office:value="2172149" table:style-name="ce62">
            <text:p>2.172.149</text:p>
          </table:table-cell>
          <table:table-cell office:value-type="float" office:value="2049703" table:style-name="ce62">
            <text:p>2.049.703</text:p>
          </table:table-cell>
          <table:table-cell office:value-type="percentage" office:value="0.94362909726726851" table:style-name="ce63">
            <text:p>94,4%</text:p>
          </table:table-cell>
          <table:table-cell office:value-type="float" office:value="2042101" table:style-name="ce62">
            <text:p>2.042.101</text:p>
          </table:table-cell>
          <table:table-cell office:value-type="percentage" office:value="0.9401293373520877" table:style-name="ce66">
            <text:p>94,0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Castilla - La Mancha</text:p>
          </table:table-cell>
          <table:table-cell office:value-type="float" office:value="1816082" table:style-name="ce62">
            <text:p>1.816.082</text:p>
          </table:table-cell>
          <table:table-cell office:value-type="float" office:value="1664998" table:style-name="ce62">
            <text:p>1.664.998</text:p>
          </table:table-cell>
          <table:table-cell office:value-type="percentage" office:value="0.91680772123725696" table:style-name="ce63">
            <text:p>91,7%</text:p>
          </table:table-cell>
          <table:table-cell office:value-type="float" office:value="1643003" table:style-name="ce62">
            <text:p>1.643.003</text:p>
          </table:table-cell>
          <table:table-cell office:value-type="percentage" office:value="0.90469648396933622" table:style-name="ce66">
            <text:p>90,5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Cataluña</text:p>
          </table:table-cell>
          <table:table-cell office:value-type="float" office:value="6782414" table:style-name="ce62">
            <text:p>6.782.414</text:p>
          </table:table-cell>
          <table:table-cell office:value-type="float" office:value="6260185" table:style-name="ce62">
            <text:p>6.260.185</text:p>
          </table:table-cell>
          <table:table-cell office:value-type="percentage" office:value="0.9230024884945095" table:style-name="ce63">
            <text:p>92,3%</text:p>
          </table:table-cell>
          <table:table-cell office:value-type="float" office:value="6193756" table:style-name="ce62">
            <text:p>6.193.756</text:p>
          </table:table-cell>
          <table:table-cell office:value-type="percentage" office:value="0.91320818811709226" table:style-name="ce66">
            <text:p>91,3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C. Valenciana</text:p>
          </table:table-cell>
          <table:table-cell office:value-type="float" office:value="4492026" table:style-name="ce62">
            <text:p>4.492.026</text:p>
          </table:table-cell>
          <table:table-cell office:value-type="float" office:value="4198617" table:style-name="ce62">
            <text:p>4.198.617</text:p>
          </table:table-cell>
          <table:table-cell office:value-type="percentage" office:value="0.93468225695933194" table:style-name="ce63">
            <text:p>93,5%</text:p>
          </table:table-cell>
          <table:table-cell office:value-type="float" office:value="4222685" table:style-name="ce62">
            <text:p>4.222.685</text:p>
          </table:table-cell>
          <table:table-cell office:value-type="percentage" office:value="0.94004019567117381" table:style-name="ce66">
            <text:p>94,0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Extremadura</text:p>
          </table:table-cell>
          <table:table-cell office:value-type="float" office:value="949890" table:style-name="ce62">
            <text:p>949.890</text:p>
          </table:table-cell>
          <table:table-cell office:value-type="float" office:value="910386" table:style-name="ce62">
            <text:p>910.386</text:p>
          </table:table-cell>
          <table:table-cell office:value-type="percentage" office:value="0.95841202665571801" table:style-name="ce63">
            <text:p>95,8%</text:p>
          </table:table-cell>
          <table:table-cell office:value-type="float" office:value="907927" table:style-name="ce62">
            <text:p>907.927</text:p>
          </table:table-cell>
          <table:table-cell office:value-type="percentage" office:value="0.95582330585646758" table:style-name="ce66">
            <text:p>95,6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Galicia</text:p>
          </table:table-cell>
          <table:table-cell office:value-type="float" office:value="2456127" table:style-name="ce62">
            <text:p>2.456.127</text:p>
          </table:table-cell>
          <table:table-cell office:value-type="float" office:value="2342869" table:style-name="ce62">
            <text:p>2.342.869</text:p>
          </table:table-cell>
          <table:table-cell office:value-type="percentage" office:value="0.95388756363168514" table:style-name="ce63">
            <text:p>95,4%</text:p>
          </table:table-cell>
          <table:table-cell office:value-type="float" office:value="2349478" table:style-name="ce62">
            <text:p>2.349.478</text:p>
          </table:table-cell>
          <table:table-cell office:value-type="percentage" office:value="0.95657838540108064" table:style-name="ce66">
            <text:p>95,7%</text:p>
          </table:table-cell>
          <table:table-cell office:value-type="date" office:date-value="2022-10-25T00:00:00" table:style-name="ce64">
            <text:p>25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La Rioja</text:p>
          </table:table-cell>
          <table:table-cell office:value-type="float" office:value="281479" table:style-name="ce62">
            <text:p>281.479</text:p>
          </table:table-cell>
          <table:table-cell office:value-type="float" office:value="269477" table:style-name="ce62">
            <text:p>269.477</text:p>
          </table:table-cell>
          <table:table-cell office:value-type="percentage" office:value="0.95736093989249638" table:style-name="ce63">
            <text:p>95,7%</text:p>
          </table:table-cell>
          <table:table-cell office:value-type="float" office:value="274278" table:style-name="ce62">
            <text:p>274.278</text:p>
          </table:table-cell>
          <table:table-cell office:value-type="percentage" office:value="0.97441727446807758" table:style-name="ce66">
            <text:p>97,4%</text:p>
          </table:table-cell>
          <table:table-cell office:value-type="date" office:date-value="2022-10-25T00:00:00" table:style-name="ce64">
            <text:p>25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Madrid</text:p>
          </table:table-cell>
          <table:table-cell office:value-type="float" office:value="5970908" table:style-name="ce62">
            <text:p>5.970.908</text:p>
          </table:table-cell>
          <table:table-cell office:value-type="float" office:value="5525124" table:style-name="ce62">
            <text:p>5.525.124</text:p>
          </table:table-cell>
          <table:table-cell office:value-type="percentage" office:value="0.92534066845444607" table:style-name="ce63">
            <text:p>92,5%</text:p>
          </table:table-cell>
          <table:table-cell office:value-type="float" office:value="5536858" table:style-name="ce62">
            <text:p>5.536.858</text:p>
          </table:table-cell>
          <table:table-cell office:value-type="percentage" office:value="0.92730586369778267" table:style-name="ce66">
            <text:p>92,7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Murcia<text:s/></text:p>
          </table:table-cell>
          <table:table-cell office:value-type="float" office:value="1317614" table:style-name="ce62">
            <text:p>1.317.614</text:p>
          </table:table-cell>
          <table:table-cell office:value-type="float" office:value="1233042" table:style-name="ce62">
            <text:p>1.233.042</text:p>
          </table:table-cell>
          <table:table-cell office:value-type="percentage" office:value="0.93581428248333731" table:style-name="ce63">
            <text:p>93,6%</text:p>
          </table:table-cell>
          <table:table-cell office:value-type="float" office:value="1238591" table:style-name="ce62">
            <text:p>1.238.591</text:p>
          </table:table-cell>
          <table:table-cell office:value-type="percentage" office:value="0.94002568278721987" table:style-name="ce66">
            <text:p>94,0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/>
        </table:table-row>
        <table:table-row table:style-name="ro2">
          <table:table-cell office:value-type="string" table:style-name="ce65">
            <text:p>Navarra</text:p>
          </table:table-cell>
          <table:table-cell office:value-type="float" office:value="580174" table:style-name="ce62">
            <text:p>580.174</text:p>
          </table:table-cell>
          <table:table-cell office:value-type="float" office:value="540349" table:style-name="ce62">
            <text:p>540.349</text:p>
          </table:table-cell>
          <table:table-cell office:value-type="percentage" office:value="0.9313567998565947" table:style-name="ce63">
            <text:p>93,1%</text:p>
          </table:table-cell>
          <table:table-cell office:value-type="float" office:value="541512" table:style-name="ce62">
            <text:p>541.512</text:p>
          </table:table-cell>
          <table:table-cell office:value-type="percentage" office:value="0.93336137089907512" table:style-name="ce66">
            <text:p>93,3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 table:style-name="ce60"/>
        </table:table-row>
        <table:table-row table:style-name="ro2">
          <table:table-cell office:value-type="string" table:style-name="ce65">
            <text:p>País Vasco</text:p>
          </table:table-cell>
          <table:table-cell office:value-type="float" office:value="1955253" table:style-name="ce62">
            <text:p>1.955.253</text:p>
          </table:table-cell>
          <table:table-cell office:value-type="float" office:value="1869369" table:style-name="ce62">
            <text:p>1.869.369</text:p>
          </table:table-cell>
          <table:table-cell office:value-type="percentage" office:value="0.95607524959685519" table:style-name="ce63">
            <text:p>95,6%</text:p>
          </table:table-cell>
          <table:table-cell office:value-type="float" office:value="1858374" table:style-name="ce62">
            <text:p>1.858.374</text:p>
          </table:table-cell>
          <table:table-cell office:value-type="percentage" office:value="0.95045193639902359" table:style-name="ce66">
            <text:p>95,0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 table:style-name="ce60"/>
        </table:table-row>
        <table:table-row table:style-name="ro2">
          <table:table-cell office:value-type="string" table:style-name="ce65">
            <text:p>Ceuta</text:p>
          </table:table-cell>
          <table:table-cell office:value-type="float" office:value="71029" table:style-name="ce62">
            <text:p>71.029</text:p>
          </table:table-cell>
          <table:table-cell office:value-type="float" office:value="65600" table:style-name="ce62">
            <text:p>65.600</text:p>
          </table:table-cell>
          <table:table-cell office:value-type="percentage" office:value="0.92356643061284827" table:style-name="ce63">
            <text:p>92,4%</text:p>
          </table:table-cell>
          <table:table-cell office:value-type="float" office:value="63882" table:style-name="ce62">
            <text:p>63.882</text:p>
          </table:table-cell>
          <table:table-cell office:value-type="percentage" office:value="0.89937912683551791" table:style-name="ce66">
            <text:p>89,9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 table:style-name="ce60"/>
        </table:table-row>
        <table:table-row table:style-name="ro2">
          <table:table-cell office:value-type="string" table:style-name="ce65">
            <text:p>Melilla</text:p>
          </table:table-cell>
          <table:table-cell office:value-type="float" office:value="68266" table:style-name="ce62">
            <text:p>68.266</text:p>
          </table:table-cell>
          <table:table-cell office:value-type="float" office:value="63114" table:style-name="ce62">
            <text:p>63.114</text:p>
          </table:table-cell>
          <table:table-cell office:value-type="percentage" office:value="0.92453051299329092" table:style-name="ce63">
            <text:p>92,5%</text:p>
          </table:table-cell>
          <table:table-cell office:value-type="float" office:value="61500" table:style-name="ce62">
            <text:p>61.500</text:p>
          </table:table-cell>
          <table:table-cell office:value-type="percentage" office:value="0.90088770398148421" table:style-name="ce66">
            <text:p>90,1%</text:p>
          </table:table-cell>
          <table:table-cell office:value-type="date" office:date-value="2022-10-26T00:00:00" table:style-name="ce64">
            <text:p>26/10/2022</text:p>
          </table:table-cell>
          <table:table-cell table:number-columns-repeated="16377" table:style-name="ce60"/>
        </table:table-row>
        <table:table-row table:style-name="ro2">
          <table:table-cell office:value-type="string" table:style-name="ce65">
            <text:p>FF.AA.</text:p>
          </table:table-cell>
          <table:table-cell office:value-type="string" table:style-name="ce62">
            <text:p>-</text:p>
          </table:table-cell>
          <table:table-cell office:value-type="float" office:value="95161" table:style-name="ce62">
            <text:p>95.161</text:p>
          </table:table-cell>
          <table:table-cell office:value-type="string" table:style-name="ce63">
            <text:p>-</text:p>
          </table:table-cell>
          <table:table-cell office:value-type="float" office:value="94820" table:style-name="ce62">
            <text:p>94.820</text:p>
          </table:table-cell>
          <table:table-cell office:value-type="string" table:style-name="ce66">
            <text:p>-</text:p>
          </table:table-cell>
          <table:table-cell office:value-type="date" office:date-value="2022-10-21T00:00:00" table:style-name="ce64">
            <text:p>21/10/2022</text:p>
          </table:table-cell>
          <table:table-cell table:number-columns-repeated="16377" table:style-name="ce60"/>
        </table:table-row>
        <table:table-row table:style-name="ro2">
          <table:table-cell office:value-type="string" table:style-name="ce65">
            <text:p>Sanidad Exterior</text:p>
          </table:table-cell>
          <table:table-cell office:value-type="string" table:style-name="ce62">
            <text:p>-</text:p>
          </table:table-cell>
          <table:table-cell office:value-type="float" office:value="8125" table:style-name="ce62">
            <text:p>8.125</text:p>
          </table:table-cell>
          <table:table-cell office:value-type="string" table:style-name="ce63">
            <text:p>-</text:p>
          </table:table-cell>
          <table:table-cell office:value-type="float" office:value="8143" table:style-name="ce62">
            <text:p>8.143</text:p>
          </table:table-cell>
          <table:table-cell office:value-type="string" table:style-name="ce66">
            <text:p>-</text:p>
          </table:table-cell>
          <table:table-cell office:value-type="date" office:date-value="2022-09-21T00:00:00" table:style-name="ce64">
            <text:p>21/09/2022</text:p>
          </table:table-cell>
          <table:table-cell table:number-columns-repeated="16377" table:style-name="ce60"/>
        </table:table-row>
        <table:table-row table:style-name="ro2">
          <table:table-cell office:value-type="string" table:style-name="ce67">
            <text:p>Totales</text:p>
          </table:table-cell>
          <table:table-cell office:value-type="float" office:value="42185033" table:style-name="ce68">
            <text:p>42.185.033</text:p>
          </table:table-cell>
          <table:table-cell office:value-type="float" office:value="39270542" table:style-name="ce68">
            <text:p>39.270.542</text:p>
          </table:table-cell>
          <table:table-cell office:value-type="percentage" office:value="0.93091172881149575" table:style-name="ce69">
            <text:p>93,1%</text:p>
          </table:table-cell>
          <table:table-cell office:value-type="float" office:value="39160320" table:style-name="ce68">
            <text:p>39.160.320</text:p>
          </table:table-cell>
          <table:table-cell office:value-type="percentage" office:value="0.92829890639175272" table:style-name="ce69">
            <text:p>92,8%</text:p>
          </table:table-cell>
          <table:table-cell table:style-name="ce70"/>
          <table:table-cell table:number-columns-repeated="16377" table:style-name="ce6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0"/>
        <table:table-column table:style-name="co8" table:default-cell-style-name="ce60"/>
        <table:table-column table:style-name="co8" table:default-cell-style-name="ce90"/>
        <table:table-column table:style-name="co8" table:default-cell-style-name="ce60"/>
        <table:table-column table:style-name="co8" table:default-cell-style-name="ce90"/>
        <table:table-column table:style-name="co8" table:default-cell-style-name="ce60"/>
        <table:table-column table:style-name="co8" table:default-cell-style-name="ce90"/>
        <table:table-column table:style-name="co8" table:default-cell-style-name="ce60"/>
        <table:table-column table:style-name="co8" table:default-cell-style-name="ce90"/>
        <table:table-column table:style-name="co8" table:default-cell-style-name="ce60"/>
        <table:table-column table:style-name="co8" table:default-cell-style-name="ce90"/>
        <table:table-column table:style-name="co8" table:default-cell-style-name="ce86"/>
        <table:table-column table:style-name="co4" table:default-cell-style-name="ce90"/>
        <table:table-column table:style-name="co4" table:default-cell-style-name="ce60"/>
        <table:table-column table:style-name="co4" table:default-cell-style-name="ce90"/>
        <table:table-column table:style-name="co4" table:number-columns-repeated="2" table:default-cell-style-name="ce60"/>
        <table:table-column table:style-name="co4" table:default-cell-style-name="ce90"/>
        <table:table-column table:style-name="co4" table:number-columns-repeated="2" table:default-cell-style-name="ce60"/>
        <table:table-column table:style-name="co3" table:number-columns-repeated="20" table:default-cell-style-name="ce60"/>
        <table:table-column table:style-name="co4" table:number-columns-repeated="16344" table:default-cell-style-name="ce60"/>
        <table:table-row table:style-name="ro10">
          <table:table-cell table:style-name="ce71"/>
          <table:table-cell office:value-type="string" table:style-name="ce72">
            <text:p>Personas con al menos 1 dosis ≥80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con al menos 1 dosis 70-7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con al menos 1 dosis 60-6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con al menos 1 dosis 50-5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con al menos 1 dosis 40-4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con al menos 1 dosis 30-3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con al menos 1 dosis 20-2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con al menos 1 dosis 12-19 años</text:p>
          </table:table-cell>
          <table:table-cell office:value-type="string" table:style-name="ce73">
            <text:p>%</text:p>
          </table:table-cell>
          <table:table-cell office:value-type="string" table:style-name="ce74">
            <text:p>Total Personas con al menos 1 dosis</text:p>
          </table:table-cell>
          <table:table-cell office:value-type="string" table:style-name="ce74">
            <text:p>Total Población INE Población a Vacunar (1)</text:p>
          </table:table-cell>
          <table:table-cell office:value-type="string" table:style-name="ce75">
            <text:p>% Con al menos 1 dosis sobre Población a Vacunar INE</text:p>
          </table:table-cell>
          <table:table-cell office:value-type="string" table:style-name="ce75">
            <text:p>% Con al menos 1 dosis sobre Total Población INE</text:p>
          </table:table-cell>
          <table:table-cell table:number-columns-repeated="16363" table:style-name="ce76"/>
        </table:table-row>
        <table:table-row table:style-name="ro5">
          <table:table-cell office:value-type="string" table:style-name="ce77">
            <text:p>Andalucía</text:p>
          </table:table-cell>
          <table:table-cell office:value-type="float" office:value="435667" table:style-name="ce78">
            <text:p>435.667</text:p>
          </table:table-cell>
          <table:table-cell office:value-type="percentage" office:value="1" table:style-name="ce79">
            <text:p>100,0%</text:p>
          </table:table-cell>
          <table:table-cell office:value-type="float" office:value="656764" table:style-name="ce78">
            <text:p>656.764</text:p>
          </table:table-cell>
          <table:table-cell office:value-type="percentage" office:value="1" table:style-name="ce79">
            <text:p>100,0%</text:p>
          </table:table-cell>
          <table:table-cell office:value-type="float" office:value="937947" table:style-name="ce78">
            <text:p>937.947</text:p>
          </table:table-cell>
          <table:table-cell office:value-type="percentage" office:value="0.97883386956562579" table:style-name="ce79">
            <text:p>97,9%</text:p>
          </table:table-cell>
          <table:table-cell office:value-type="float" office:value="1230228" table:style-name="ce78">
            <text:p>1.230.228</text:p>
          </table:table-cell>
          <table:table-cell office:value-type="percentage" office:value="0.95544936241399636" table:style-name="ce79">
            <text:p>95,5%</text:p>
          </table:table-cell>
          <table:table-cell office:value-type="float" office:value="1278420" table:style-name="ce78">
            <text:p>1.278.420</text:p>
          </table:table-cell>
          <table:table-cell office:value-type="percentage" office:value="0.92348967302735752" table:style-name="ce79">
            <text:p>92,3%</text:p>
          </table:table-cell>
          <table:table-cell office:value-type="float" office:value="969998" table:style-name="ce78">
            <text:p>969.998</text:p>
          </table:table-cell>
          <table:table-cell office:value-type="percentage" office:value="0.88039732322356778" table:style-name="ce79">
            <text:p>88,0%</text:p>
          </table:table-cell>
          <table:table-cell office:value-type="float" office:value="814222" table:style-name="ce78">
            <text:p>814.222</text:p>
          </table:table-cell>
          <table:table-cell office:value-type="percentage" office:value="0.87918307936837015" table:style-name="ce79">
            <text:p>87,9%</text:p>
          </table:table-cell>
          <table:table-cell office:value-type="float" office:value="724084" table:style-name="ce78">
            <text:p>724.084</text:p>
          </table:table-cell>
          <table:table-cell office:value-type="percentage" office:value="0.93690592951247731" table:style-name="ce79">
            <text:p>93,7%</text:p>
          </table:table-cell>
          <table:table-cell office:value-type="float" office:value="7047330" table:style-name="ce78">
            <text:p>7.047.330</text:p>
          </table:table-cell>
          <table:table-cell office:value-type="float" office:value="7508005" table:style-name="ce78">
            <text:p>7.508.005</text:p>
          </table:table-cell>
          <table:table-cell office:value-type="percentage" office:value="0.93864215593889455" table:style-name="ce79">
            <text:p>93,9%</text:p>
          </table:table-cell>
          <table:table-cell office:value-type="percentage" office:value="0.82888145527219548" table:style-name="ce7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101767" table:style-name="ce81">
            <text:p>101.767</text:p>
          </table:table-cell>
          <table:table-cell office:value-type="percentage" office:value="1" table:style-name="ce82">
            <text:p>100,0%</text:p>
          </table:table-cell>
          <table:table-cell office:value-type="float" office:value="119924" table:style-name="ce81">
            <text:p>119.924</text:p>
          </table:table-cell>
          <table:table-cell office:value-type="percentage" office:value="1" table:style-name="ce82">
            <text:p>100,0%</text:p>
          </table:table-cell>
          <table:table-cell office:value-type="float" office:value="156141" table:style-name="ce81">
            <text:p>156.141</text:p>
          </table:table-cell>
          <table:table-cell office:value-type="percentage" office:value="0.9679561093546587" table:style-name="ce82">
            <text:p>96,8%</text:p>
          </table:table-cell>
          <table:table-cell office:value-type="float" office:value="188713" table:style-name="ce81">
            <text:p>188.713</text:p>
          </table:table-cell>
          <table:table-cell office:value-type="percentage" office:value="0.93901079763148732" table:style-name="ce82">
            <text:p>93,9%</text:p>
          </table:table-cell>
          <table:table-cell office:value-type="float" office:value="192634" table:style-name="ce81">
            <text:p>192.634</text:p>
          </table:table-cell>
          <table:table-cell office:value-type="percentage" office:value="0.90168837794951251" table:style-name="ce82">
            <text:p>90,2%</text:p>
          </table:table-cell>
          <table:table-cell office:value-type="float" office:value="132375" table:style-name="ce81">
            <text:p>132.375</text:p>
          </table:table-cell>
          <table:table-cell office:value-type="percentage" office:value="0.83634491211665551" table:style-name="ce82">
            <text:p>83,6%</text:p>
          </table:table-cell>
          <table:table-cell office:value-type="float" office:value="111186" table:style-name="ce81">
            <text:p>111.186</text:p>
          </table:table-cell>
          <table:table-cell office:value-type="percentage" office:value="0.85005886940167286" table:style-name="ce82">
            <text:p>85,0%</text:p>
          </table:table-cell>
          <table:table-cell office:value-type="float" office:value="95871" table:style-name="ce81">
            <text:p>95.871</text:p>
          </table:table-cell>
          <table:table-cell office:value-type="percentage" office:value="0.89568093276156846" table:style-name="ce82">
            <text:p>89,6%</text:p>
          </table:table-cell>
          <table:table-cell office:value-type="float" office:value="1098611" table:style-name="ce81">
            <text:p>1.098.611</text:p>
          </table:table-cell>
          <table:table-cell office:value-type="float" office:value="1189408" table:style-name="ce81">
            <text:p>1.189.408</text:p>
          </table:table-cell>
          <table:table-cell office:value-type="percentage" office:value="0.9236620234604106" table:style-name="ce82">
            <text:p>92,4%</text:p>
          </table:table-cell>
          <table:table-cell office:value-type="percentage" office:value="0.82532023471734228" table:style-name="ce82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89320" table:style-name="ce81">
            <text:p>89.320</text:p>
          </table:table-cell>
          <table:table-cell office:value-type="percentage" office:value="1" table:style-name="ce82">
            <text:p>100,0%</text:p>
          </table:table-cell>
          <table:table-cell office:value-type="float" office:value="114863" table:style-name="ce81">
            <text:p>114.863</text:p>
          </table:table-cell>
          <table:table-cell office:value-type="percentage" office:value="1" table:style-name="ce82">
            <text:p>100,0%</text:p>
          </table:table-cell>
          <table:table-cell office:value-type="float" office:value="149268" table:style-name="ce81">
            <text:p>149.268</text:p>
          </table:table-cell>
          <table:table-cell office:value-type="percentage" office:value="0.98209092703467338" table:style-name="ce82">
            <text:p>98,2%</text:p>
          </table:table-cell>
          <table:table-cell office:value-type="float" office:value="154553" table:style-name="ce81">
            <text:p>154.553</text:p>
          </table:table-cell>
          <table:table-cell office:value-type="percentage" office:value="0.9535423209096574" table:style-name="ce82">
            <text:p>95,4%</text:p>
          </table:table-cell>
          <table:table-cell office:value-type="float" office:value="152703" table:style-name="ce81">
            <text:p>152.703</text:p>
          </table:table-cell>
          <table:table-cell office:value-type="percentage" office:value="0.92034112825458048" table:style-name="ce82">
            <text:p>92,0%</text:p>
          </table:table-cell>
          <table:table-cell office:value-type="float" office:value="93266" table:style-name="ce81">
            <text:p>93.266</text:p>
          </table:table-cell>
          <table:table-cell office:value-type="percentage" office:value="0.85887412400659358" table:style-name="ce82">
            <text:p>85,9%</text:p>
          </table:table-cell>
          <table:table-cell office:value-type="float" office:value="69042" table:style-name="ce81">
            <text:p>69.042</text:p>
          </table:table-cell>
          <table:table-cell office:value-type="percentage" office:value="0.87128038161580978" table:style-name="ce82">
            <text:p>87,1%</text:p>
          </table:table-cell>
          <table:table-cell office:value-type="float" office:value="63184" table:style-name="ce81">
            <text:p>63.184</text:p>
          </table:table-cell>
          <table:table-cell office:value-type="percentage" office:value="0.96824813044011282" table:style-name="ce82">
            <text:p>96,8%</text:p>
          </table:table-cell>
          <table:table-cell office:value-type="float" office:value="886199" table:style-name="ce81">
            <text:p>886.199</text:p>
          </table:table-cell>
          <table:table-cell office:value-type="float" office:value="930447" table:style-name="ce81">
            <text:p>930.447</text:p>
          </table:table-cell>
          <table:table-cell office:value-type="percentage" office:value="0.95244436276327404" table:style-name="ce82">
            <text:p>95,2%</text:p>
          </table:table-cell>
          <table:table-cell office:value-type="percentage" office:value="0.87492212868339969" table:style-name="ce82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51877" table:style-name="ce81">
            <text:p>51.877</text:p>
          </table:table-cell>
          <table:table-cell office:value-type="percentage" office:value="0.96725896369772346" table:style-name="ce82">
            <text:p>96,7%</text:p>
          </table:table-cell>
          <table:table-cell office:value-type="float" office:value="79974" table:style-name="ce81">
            <text:p>79.974</text:p>
          </table:table-cell>
          <table:table-cell office:value-type="percentage" office:value="0.9167755691588142" table:style-name="ce82">
            <text:p>91,7%</text:p>
          </table:table-cell>
          <table:table-cell office:value-type="float" office:value="112263" table:style-name="ce81">
            <text:p>112.263</text:p>
          </table:table-cell>
          <table:table-cell office:value-type="percentage" office:value="0.88123366276012027" table:style-name="ce82">
            <text:p>88,1%</text:p>
          </table:table-cell>
          <table:table-cell office:value-type="float" office:value="153826" table:style-name="ce81">
            <text:p>153.826</text:p>
          </table:table-cell>
          <table:table-cell office:value-type="percentage" office:value="0.8665862947022106" table:style-name="ce82">
            <text:p>86,7%</text:p>
          </table:table-cell>
          <table:table-cell office:value-type="float" office:value="174101" table:style-name="ce81">
            <text:p>174.101</text:p>
          </table:table-cell>
          <table:table-cell office:value-type="percentage" office:value="0.803705054403272" table:style-name="ce82">
            <text:p>80,4%</text:p>
          </table:table-cell>
          <table:table-cell office:value-type="float" office:value="135753" table:style-name="ce81">
            <text:p>135.753</text:p>
          </table:table-cell>
          <table:table-cell office:value-type="percentage" office:value="0.7375996348758741" table:style-name="ce82">
            <text:p>73,8%</text:p>
          </table:table-cell>
          <table:table-cell office:value-type="float" office:value="105172" table:style-name="ce81">
            <text:p>105.172</text:p>
          </table:table-cell>
          <table:table-cell office:value-type="percentage" office:value="0.76648714043130028" table:style-name="ce82">
            <text:p>76,6%</text:p>
          </table:table-cell>
          <table:table-cell office:value-type="float" office:value="84919" table:style-name="ce81">
            <text:p>84.919</text:p>
          </table:table-cell>
          <table:table-cell office:value-type="percentage" office:value="0.85314860954830418" table:style-name="ce82">
            <text:p>85,3%</text:p>
          </table:table-cell>
          <table:table-cell office:value-type="float" office:value="897885" table:style-name="ce81">
            <text:p>897.885</text:p>
          </table:table-cell>
          <table:table-cell office:value-type="float" office:value="1083187" table:style-name="ce81">
            <text:p>1.083.187</text:p>
          </table:table-cell>
          <table:table-cell office:value-type="percentage" office:value="0.82892889224113653" table:style-name="ce82">
            <text:p>82,9%</text:p>
          </table:table-cell>
          <table:table-cell office:value-type="percentage" office:value="0.73610706892664635" table:style-name="ce82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94933" table:style-name="ce81">
            <text:p>94.933</text:p>
          </table:table-cell>
          <table:table-cell office:value-type="percentage" office:value="0.94590582092823983" table:style-name="ce82">
            <text:p>94,6%</text:p>
          </table:table-cell>
          <table:table-cell office:value-type="float" office:value="156325" table:style-name="ce81">
            <text:p>156.325</text:p>
          </table:table-cell>
          <table:table-cell office:value-type="percentage" office:value="0.93358455860396783" table:style-name="ce82">
            <text:p>93,4%</text:p>
          </table:table-cell>
          <table:table-cell office:value-type="float" office:value="229680" table:style-name="ce81">
            <text:p>229.680</text:p>
          </table:table-cell>
          <table:table-cell office:value-type="percentage" office:value="0.91304088569100195" table:style-name="ce82">
            <text:p>91,3%</text:p>
          </table:table-cell>
          <table:table-cell office:value-type="float" office:value="326317" table:style-name="ce81">
            <text:p>326.317</text:p>
          </table:table-cell>
          <table:table-cell office:value-type="percentage" office:value="0.88613620749116762" table:style-name="ce82">
            <text:p>88,6%</text:p>
          </table:table-cell>
          <table:table-cell office:value-type="float" office:value="325577" table:style-name="ce81">
            <text:p>325.577</text:p>
          </table:table-cell>
          <table:table-cell office:value-type="percentage" office:value="0.82611740526001953" table:style-name="ce82">
            <text:p>82,6%</text:p>
          </table:table-cell>
          <table:table-cell office:value-type="float" office:value="240342" table:style-name="ce81">
            <text:p>240.342</text:p>
          </table:table-cell>
          <table:table-cell office:value-type="percentage" office:value="0.76820451189342265" table:style-name="ce82">
            <text:p>76,8%</text:p>
          </table:table-cell>
          <table:table-cell office:value-type="float" office:value="202592" table:style-name="ce81">
            <text:p>202.592</text:p>
          </table:table-cell>
          <table:table-cell office:value-type="percentage" office:value="0.79550478853108519" table:style-name="ce82">
            <text:p>79,6%</text:p>
          </table:table-cell>
          <table:table-cell office:value-type="float" office:value="173448" table:style-name="ce81">
            <text:p>173.448</text:p>
          </table:table-cell>
          <table:table-cell office:value-type="percentage" office:value="0.94129650232002826" table:style-name="ce82">
            <text:p>94,1%</text:p>
          </table:table-cell>
          <table:table-cell office:value-type="float" office:value="1749214" table:style-name="ce81">
            <text:p>1.749.214</text:p>
          </table:table-cell>
          <table:table-cell office:value-type="float" office:value="2033513" table:style-name="ce81">
            <text:p>2.033.513</text:p>
          </table:table-cell>
          <table:table-cell office:value-type="percentage" office:value="0.86019317309503307" table:style-name="ce82">
            <text:p>86,0%</text:p>
          </table:table-cell>
          <table:table-cell office:value-type="percentage" office:value="0.77937897021389979" table:style-name="ce82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42609" table:style-name="ce81">
            <text:p>42.609</text:p>
          </table:table-cell>
          <table:table-cell office:value-type="percentage" office:value="1" table:style-name="ce82">
            <text:p>100,0%</text:p>
          </table:table-cell>
          <table:table-cell office:value-type="float" office:value="56239" table:style-name="ce81">
            <text:p>56.239</text:p>
          </table:table-cell>
          <table:table-cell office:value-type="percentage" office:value="1" table:style-name="ce82">
            <text:p>100,0%</text:p>
          </table:table-cell>
          <table:table-cell office:value-type="float" office:value="77325" table:style-name="ce81">
            <text:p>77.325</text:p>
          </table:table-cell>
          <table:table-cell office:value-type="percentage" office:value="0.97562360422423255" table:style-name="ce82">
            <text:p>97,6%</text:p>
          </table:table-cell>
          <table:table-cell office:value-type="float" office:value="85272" table:style-name="ce81">
            <text:p>85.272</text:p>
          </table:table-cell>
          <table:table-cell office:value-type="percentage" office:value="0.93736396614268436" table:style-name="ce82">
            <text:p>93,7%</text:p>
          </table:table-cell>
          <table:table-cell office:value-type="float" office:value="89600" table:style-name="ce81">
            <text:p>89.600</text:p>
          </table:table-cell>
          <table:table-cell office:value-type="percentage" office:value="0.92005010987205549" table:style-name="ce82">
            <text:p>92,0%</text:p>
          </table:table-cell>
          <table:table-cell office:value-type="float" office:value="57056" table:style-name="ce81">
            <text:p>57.056</text:p>
          </table:table-cell>
          <table:table-cell office:value-type="percentage" office:value="0.84957860567616661" table:style-name="ce82">
            <text:p>85,0%</text:p>
          </table:table-cell>
          <table:table-cell office:value-type="float" office:value="43659" table:style-name="ce81">
            <text:p>43.659</text:p>
          </table:table-cell>
          <table:table-cell office:value-type="percentage" office:value="0.85819589959310438" table:style-name="ce82">
            <text:p>85,8%</text:p>
          </table:table-cell>
          <table:table-cell office:value-type="float" office:value="43424" table:style-name="ce81">
            <text:p>43.424</text:p>
          </table:table-cell>
          <table:table-cell office:value-type="percentage" office:value="0.95894706622794423" table:style-name="ce82">
            <text:p>95,9%</text:p>
          </table:table-cell>
          <table:table-cell office:value-type="float" office:value="495184" table:style-name="ce81">
            <text:p>495.184</text:p>
          </table:table-cell>
          <table:table-cell office:value-type="float" office:value="527062" table:style-name="ce81">
            <text:p>527.062</text:p>
          </table:table-cell>
          <table:table-cell office:value-type="percentage" office:value="0.93951755201475351" table:style-name="ce82">
            <text:p>94,0%</text:p>
          </table:table-cell>
          <table:table-cell office:value-type="percentage" office:value="0.8484190146576317" table:style-name="ce82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stilla y Leon</text:p>
          </table:table-cell>
          <table:table-cell office:value-type="float" office:value="230117" table:style-name="ce81">
            <text:p>230.117</text:p>
          </table:table-cell>
          <table:table-cell office:value-type="percentage" office:value="1" table:style-name="ce82">
            <text:p>100,0%</text:p>
          </table:table-cell>
          <table:table-cell office:value-type="float" office:value="252399" table:style-name="ce81">
            <text:p>252.399</text:p>
          </table:table-cell>
          <table:table-cell office:value-type="percentage" office:value="1" table:style-name="ce82">
            <text:p>100,0%</text:p>
          </table:table-cell>
          <table:table-cell office:value-type="float" office:value="324762" table:style-name="ce81">
            <text:p>324.762</text:p>
          </table:table-cell>
          <table:table-cell office:value-type="percentage" office:value="0.99241847801175276" table:style-name="ce82">
            <text:p>99,2%</text:p>
          </table:table-cell>
          <table:table-cell office:value-type="float" office:value="358081" table:style-name="ce81">
            <text:p>358.081</text:p>
          </table:table-cell>
          <table:table-cell office:value-type="percentage" office:value="0.93934465363598918" table:style-name="ce82">
            <text:p>93,9%</text:p>
          </table:table-cell>
          <table:table-cell office:value-type="float" office:value="326534" table:style-name="ce81">
            <text:p>326.534</text:p>
          </table:table-cell>
          <table:table-cell office:value-type="percentage" office:value="0.90653022470724764" table:style-name="ce82">
            <text:p>90,7%</text:p>
          </table:table-cell>
          <table:table-cell office:value-type="float" office:value="219413" table:style-name="ce81">
            <text:p>219.413</text:p>
          </table:table-cell>
          <table:table-cell office:value-type="percentage" office:value="0.84747510641091994" table:style-name="ce82">
            <text:p>84,7%</text:p>
          </table:table-cell>
          <table:table-cell office:value-type="float" office:value="181662" table:style-name="ce81">
            <text:p>181.662</text:p>
          </table:table-cell>
          <table:table-cell office:value-type="percentage" office:value="0.857790432479141" table:style-name="ce82">
            <text:p>85,8%</text:p>
          </table:table-cell>
          <table:table-cell office:value-type="float" office:value="156735" table:style-name="ce81">
            <text:p>156.735</text:p>
          </table:table-cell>
          <table:table-cell office:value-type="percentage" office:value="0.93184817893197303" table:style-name="ce82">
            <text:p>93,2%</text:p>
          </table:table-cell>
          <table:table-cell office:value-type="float" office:value="2049703" table:style-name="ce81">
            <text:p>2.049.703</text:p>
          </table:table-cell>
          <table:table-cell office:value-type="float" office:value="2172149" table:style-name="ce81">
            <text:p>2.172.149</text:p>
          </table:table-cell>
          <table:table-cell office:value-type="percentage" office:value="0.94362909726726851" table:style-name="ce82">
            <text:p>94,4%</text:p>
          </table:table-cell>
          <table:table-cell office:value-type="percentage" office:value="0.85882046333583195" table:style-name="ce82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39254" table:style-name="ce81">
            <text:p>139.254</text:p>
          </table:table-cell>
          <table:table-cell office:value-type="percentage" office:value="1" table:style-name="ce82">
            <text:p>100,0%</text:p>
          </table:table-cell>
          <table:table-cell office:value-type="float" office:value="159818" table:style-name="ce81">
            <text:p>159.818</text:p>
          </table:table-cell>
          <table:table-cell office:value-type="percentage" office:value="1" table:style-name="ce82">
            <text:p>100,0%</text:p>
          </table:table-cell>
          <table:table-cell office:value-type="float" office:value="225951" table:style-name="ce81">
            <text:p>225.951</text:p>
          </table:table-cell>
          <table:table-cell office:value-type="percentage" office:value="0.99089146946866169" table:style-name="ce82">
            <text:p>99,1%</text:p>
          </table:table-cell>
          <table:table-cell office:value-type="float" office:value="290813" table:style-name="ce81">
            <text:p>290.813</text:p>
          </table:table-cell>
          <table:table-cell office:value-type="percentage" office:value="0.9338678963542888" table:style-name="ce82">
            <text:p>93,4%</text:p>
          </table:table-cell>
          <table:table-cell office:value-type="float" office:value="292940" table:style-name="ce81">
            <text:p>292.940</text:p>
          </table:table-cell>
          <table:table-cell office:value-type="percentage" office:value="0.88586885850714137" table:style-name="ce82">
            <text:p>88,6%</text:p>
          </table:table-cell>
          <table:table-cell office:value-type="float" office:value="213303" table:style-name="ce81">
            <text:p>213.303</text:p>
          </table:table-cell>
          <table:table-cell office:value-type="percentage" office:value="0.82755450027351984" table:style-name="ce82">
            <text:p>82,8%</text:p>
          </table:table-cell>
          <table:table-cell office:value-type="float" office:value="181876" table:style-name="ce81">
            <text:p>181.876</text:p>
          </table:table-cell>
          <table:table-cell office:value-type="percentage" office:value="0.83051435668882878" table:style-name="ce82">
            <text:p>83,1%</text:p>
          </table:table-cell>
          <table:table-cell office:value-type="float" office:value="161043" table:style-name="ce81">
            <text:p>161.043</text:p>
          </table:table-cell>
          <table:table-cell office:value-type="percentage" office:value="0.90567215548657043" table:style-name="ce82">
            <text:p>90,6%</text:p>
          </table:table-cell>
          <table:table-cell office:value-type="float" office:value="1664998" table:style-name="ce81">
            <text:p>1.664.998</text:p>
          </table:table-cell>
          <table:table-cell office:value-type="float" office:value="1816082" table:style-name="ce81">
            <text:p>1.816.082</text:p>
          </table:table-cell>
          <table:table-cell office:value-type="percentage" office:value="0.91680772123725696" table:style-name="ce82">
            <text:p>91,7%</text:p>
          </table:table-cell>
          <table:table-cell office:value-type="percentage" office:value="0.81272697807733463" table:style-name="ce82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461425" table:style-name="ce81">
            <text:p>461.425</text:p>
          </table:table-cell>
          <table:table-cell office:value-type="percentage" office:value="1" table:style-name="ce82">
            <text:p>100,0%</text:p>
          </table:table-cell>
          <table:table-cell office:value-type="float" office:value="622416" table:style-name="ce81">
            <text:p>622.416</text:p>
          </table:table-cell>
          <table:table-cell office:value-type="percentage" office:value="0.97904790667824382" table:style-name="ce82">
            <text:p>97,9%</text:p>
          </table:table-cell>
          <table:table-cell office:value-type="float" office:value="810622" table:style-name="ce81">
            <text:p>810.622</text:p>
          </table:table-cell>
          <table:table-cell office:value-type="percentage" office:value="0.95089409302696593" table:style-name="ce82">
            <text:p>95,1%</text:p>
          </table:table-cell>
          <table:table-cell office:value-type="float" office:value="1045899" table:style-name="ce81">
            <text:p>1.045.899</text:p>
          </table:table-cell>
          <table:table-cell office:value-type="percentage" office:value="0.9530691151183569" table:style-name="ce82">
            <text:p>95,3%</text:p>
          </table:table-cell>
          <table:table-cell office:value-type="float" office:value="1168416" table:style-name="ce81">
            <text:p>1.168.416</text:p>
          </table:table-cell>
          <table:table-cell office:value-type="percentage" office:value="0.91602392730864812" table:style-name="ce82">
            <text:p>91,6%</text:p>
          </table:table-cell>
          <table:table-cell office:value-type="float" office:value="836282" table:style-name="ce81">
            <text:p>836.282</text:p>
          </table:table-cell>
          <table:table-cell office:value-type="percentage" office:value="0.86515391650148765" table:style-name="ce82">
            <text:p>86,5%</text:p>
          </table:table-cell>
          <table:table-cell office:value-type="float" office:value="703330" table:style-name="ce81">
            <text:p>703.330</text:p>
          </table:table-cell>
          <table:table-cell office:value-type="percentage" office:value="0.84835757596957473" table:style-name="ce82">
            <text:p>84,8%</text:p>
          </table:table-cell>
          <table:table-cell office:value-type="float" office:value="611795" table:style-name="ce81">
            <text:p>611.795</text:p>
          </table:table-cell>
          <table:table-cell office:value-type="percentage" office:value="0.91127303709021801" table:style-name="ce82">
            <text:p>91,1%</text:p>
          </table:table-cell>
          <table:table-cell office:value-type="float" office:value="6260185" table:style-name="ce81">
            <text:p>6.260.185</text:p>
          </table:table-cell>
          <table:table-cell office:value-type="float" office:value="6782414" table:style-name="ce81">
            <text:p>6.782.414</text:p>
          </table:table-cell>
          <table:table-cell office:value-type="percentage" office:value="0.9230024884945095" table:style-name="ce82">
            <text:p>92,3%</text:p>
          </table:table-cell>
          <table:table-cell office:value-type="percentage" office:value="0.81605768966295333" table:style-name="ce82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299235" table:style-name="ce81">
            <text:p>299.235</text:p>
          </table:table-cell>
          <table:table-cell office:value-type="percentage" office:value="1" table:style-name="ce82">
            <text:p>100,0%</text:p>
          </table:table-cell>
          <table:table-cell office:value-type="float" office:value="438001" table:style-name="ce81">
            <text:p>438.001</text:p>
          </table:table-cell>
          <table:table-cell office:value-type="percentage" office:value="0.99596385432583856" table:style-name="ce82">
            <text:p>99,6%</text:p>
          </table:table-cell>
          <table:table-cell office:value-type="float" office:value="577051" table:style-name="ce81">
            <text:p>577.051</text:p>
          </table:table-cell>
          <table:table-cell office:value-type="percentage" office:value="0.96635797300465553" table:style-name="ce82">
            <text:p>96,6%</text:p>
          </table:table-cell>
          <table:table-cell office:value-type="float" office:value="724390" table:style-name="ce81">
            <text:p>724.390</text:p>
          </table:table-cell>
          <table:table-cell office:value-type="percentage" office:value="0.95027390934755007" table:style-name="ce82">
            <text:p>95,0%</text:p>
          </table:table-cell>
          <table:table-cell office:value-type="float" office:value="768755" table:style-name="ce81">
            <text:p>768.755</text:p>
          </table:table-cell>
          <table:table-cell office:value-type="percentage" office:value="0.91439748882806826" table:style-name="ce82">
            <text:p>91,4%</text:p>
          </table:table-cell>
          <table:table-cell office:value-type="float" office:value="532092" table:style-name="ce81">
            <text:p>532.092</text:p>
          </table:table-cell>
          <table:table-cell office:value-type="percentage" office:value="0.86671086344985759" table:style-name="ce82">
            <text:p>86,7%</text:p>
          </table:table-cell>
          <table:table-cell office:value-type="float" office:value="450318" table:style-name="ce81">
            <text:p>450.318</text:p>
          </table:table-cell>
          <table:table-cell office:value-type="percentage" office:value="0.87820146536576615" table:style-name="ce82">
            <text:p>87,8%</text:p>
          </table:table-cell>
          <table:table-cell office:value-type="float" office:value="408775" table:style-name="ce81">
            <text:p>408.775</text:p>
          </table:table-cell>
          <table:table-cell office:value-type="percentage" office:value="0.94455702695895505" table:style-name="ce82">
            <text:p>94,5%</text:p>
          </table:table-cell>
          <table:table-cell office:value-type="float" office:value="4198617" table:style-name="ce81">
            <text:p>4.198.617</text:p>
          </table:table-cell>
          <table:table-cell office:value-type="float" office:value="4492026" table:style-name="ce81">
            <text:p>4.492.026</text:p>
          </table:table-cell>
          <table:table-cell office:value-type="percentage" office:value="0.93468225695933194" table:style-name="ce82">
            <text:p>93,5%</text:p>
          </table:table-cell>
          <table:table-cell office:value-type="percentage" office:value="0.83189608969208717" table:style-name="ce82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78457" table:style-name="ce81">
            <text:p>78.457</text:p>
          </table:table-cell>
          <table:table-cell office:value-type="percentage" office:value="1" table:style-name="ce82">
            <text:p>100,0%</text:p>
          </table:table-cell>
          <table:table-cell office:value-type="float" office:value="96183" table:style-name="ce81">
            <text:p>96.183</text:p>
          </table:table-cell>
          <table:table-cell office:value-type="percentage" office:value="1" table:style-name="ce82">
            <text:p>100,0%</text:p>
          </table:table-cell>
          <table:table-cell office:value-type="float" office:value="133516" table:style-name="ce81">
            <text:p>133.516</text:p>
          </table:table-cell>
          <table:table-cell office:value-type="percentage" office:value="1" table:style-name="ce82">
            <text:p>100,0%</text:p>
          </table:table-cell>
          <table:table-cell office:value-type="float" office:value="162413" table:style-name="ce81">
            <text:p>162.413</text:p>
          </table:table-cell>
          <table:table-cell office:value-type="percentage" office:value="0.96701458146028951" table:style-name="ce82">
            <text:p>96,7%</text:p>
          </table:table-cell>
          <table:table-cell office:value-type="float" office:value="147466" table:style-name="ce81">
            <text:p>147.466</text:p>
          </table:table-cell>
          <table:table-cell office:value-type="percentage" office:value="0.93607810278285597" table:style-name="ce82">
            <text:p>93,6%</text:p>
          </table:table-cell>
          <table:table-cell office:value-type="float" office:value="115001" table:style-name="ce81">
            <text:p>115.001</text:p>
          </table:table-cell>
          <table:table-cell office:value-type="percentage" office:value="0.88569954252090999" table:style-name="ce82">
            <text:p>88,6%</text:p>
          </table:table-cell>
          <table:table-cell office:value-type="float" office:value="95838" table:style-name="ce81">
            <text:p>95.838</text:p>
          </table:table-cell>
          <table:table-cell office:value-type="percentage" office:value="0.85184790144525624" table:style-name="ce82">
            <text:p>85,2%</text:p>
          </table:table-cell>
          <table:table-cell office:value-type="float" office:value="81512" table:style-name="ce81">
            <text:p>81.512</text:p>
          </table:table-cell>
          <table:table-cell office:value-type="percentage" office:value="0.95103198030545222" table:style-name="ce82">
            <text:p>95,1%</text:p>
          </table:table-cell>
          <table:table-cell office:value-type="float" office:value="910386" table:style-name="ce81">
            <text:p>910.386</text:p>
          </table:table-cell>
          <table:table-cell office:value-type="float" office:value="949890" table:style-name="ce81">
            <text:p>949.890</text:p>
          </table:table-cell>
          <table:table-cell office:value-type="percentage" office:value="0.95841202665571801" table:style-name="ce82">
            <text:p>95,8%</text:p>
          </table:table-cell>
          <table:table-cell office:value-type="percentage" office:value="0.86047907417681868" table:style-name="ce82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243163" table:style-name="ce81">
            <text:p>243.163</text:p>
          </table:table-cell>
          <table:table-cell office:value-type="percentage" office:value="1" table:style-name="ce82">
            <text:p>100,0%</text:p>
          </table:table-cell>
          <table:table-cell office:value-type="float" office:value="292446" table:style-name="ce81">
            <text:p>292.446</text:p>
          </table:table-cell>
          <table:table-cell office:value-type="percentage" office:value="1" table:style-name="ce82">
            <text:p>100,0%</text:p>
          </table:table-cell>
          <table:table-cell office:value-type="float" office:value="348386" table:style-name="ce81">
            <text:p>348.386</text:p>
          </table:table-cell>
          <table:table-cell office:value-type="percentage" office:value="0.98534927000899408" table:style-name="ce82">
            <text:p>98,5%</text:p>
          </table:table-cell>
          <table:table-cell office:value-type="float" office:value="394046" table:style-name="ce81">
            <text:p>394.046</text:p>
          </table:table-cell>
          <table:table-cell office:value-type="percentage" office:value="0.96296676441837736" table:style-name="ce82">
            <text:p>96,3%</text:p>
          </table:table-cell>
          <table:table-cell office:value-type="float" office:value="412862" table:style-name="ce81">
            <text:p>412.862</text:p>
          </table:table-cell>
          <table:table-cell office:value-type="percentage" office:value="0.93231143739118461" table:style-name="ce82">
            <text:p>93,2%</text:p>
          </table:table-cell>
          <table:table-cell office:value-type="float" office:value="269372" table:style-name="ce81">
            <text:p>269.372</text:p>
          </table:table-cell>
          <table:table-cell office:value-type="percentage" office:value="0.87288964931723467" table:style-name="ce82">
            <text:p>87,3%</text:p>
          </table:table-cell>
          <table:table-cell office:value-type="float" office:value="205199" table:style-name="ce81">
            <text:p>205.199</text:p>
          </table:table-cell>
          <table:table-cell office:value-type="percentage" office:value="0.89076757451315758" table:style-name="ce82">
            <text:p>89,1%</text:p>
          </table:table-cell>
          <table:table-cell office:value-type="float" office:value="177395" table:style-name="ce81">
            <text:p>177.395</text:p>
          </table:table-cell>
          <table:table-cell office:value-type="percentage" office:value="0.96755279692817875" table:style-name="ce82">
            <text:p>96,8%</text:p>
          </table:table-cell>
          <table:table-cell office:value-type="float" office:value="2342869" table:style-name="ce81">
            <text:p>2.342.869</text:p>
          </table:table-cell>
          <table:table-cell office:value-type="float" office:value="2456127" table:style-name="ce81">
            <text:p>2.456.127</text:p>
          </table:table-cell>
          <table:table-cell office:value-type="percentage" office:value="0.95388756363168514" table:style-name="ce82">
            <text:p>95,4%</text:p>
          </table:table-cell>
          <table:table-cell office:value-type="percentage" office:value="0.86873441715525668" table:style-name="ce82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3494" table:style-name="ce81">
            <text:p>23.494</text:p>
          </table:table-cell>
          <table:table-cell office:value-type="percentage" office:value="1" table:style-name="ce82">
            <text:p>100,0%</text:p>
          </table:table-cell>
          <table:table-cell office:value-type="float" office:value="28791" table:style-name="ce81">
            <text:p>28.791</text:p>
          </table:table-cell>
          <table:table-cell office:value-type="percentage" office:value="1" table:style-name="ce82">
            <text:p>100,0%</text:p>
          </table:table-cell>
          <table:table-cell office:value-type="float" office:value="38546" table:style-name="ce81">
            <text:p>38.546</text:p>
          </table:table-cell>
          <table:table-cell office:value-type="percentage" office:value="0.99823898068058214" table:style-name="ce82">
            <text:p>99,8%</text:p>
          </table:table-cell>
          <table:table-cell office:value-type="float" office:value="45985" table:style-name="ce81">
            <text:p>45.985</text:p>
          </table:table-cell>
          <table:table-cell office:value-type="percentage" office:value="0.96810526315789469" table:style-name="ce82">
            <text:p>96,8%</text:p>
          </table:table-cell>
          <table:table-cell office:value-type="float" office:value="48558" table:style-name="ce81">
            <text:p>48.558</text:p>
          </table:table-cell>
          <table:table-cell office:value-type="percentage" office:value="0.93879050344134252" table:style-name="ce82">
            <text:p>93,9%</text:p>
          </table:table-cell>
          <table:table-cell office:value-type="float" office:value="32627" table:style-name="ce81">
            <text:p>32.627</text:p>
          </table:table-cell>
          <table:table-cell office:value-type="percentage" office:value="0.88095366670266773" table:style-name="ce82">
            <text:p>88,1%</text:p>
          </table:table-cell>
          <table:table-cell office:value-type="float" office:value="25905" table:style-name="ce81">
            <text:p>25.905</text:p>
          </table:table-cell>
          <table:table-cell office:value-type="percentage" office:value="0.85874825963004708" table:style-name="ce82">
            <text:p>85,9%</text:p>
          </table:table-cell>
          <table:table-cell office:value-type="float" office:value="25571" table:style-name="ce81">
            <text:p>25.571</text:p>
          </table:table-cell>
          <table:table-cell office:value-type="percentage" office:value="0.98406773138349046" table:style-name="ce82">
            <text:p>98,4%</text:p>
          </table:table-cell>
          <table:table-cell office:value-type="float" office:value="269477" table:style-name="ce81">
            <text:p>269.477</text:p>
          </table:table-cell>
          <table:table-cell office:value-type="float" office:value="281479" table:style-name="ce81">
            <text:p>281.479</text:p>
          </table:table-cell>
          <table:table-cell office:value-type="percentage" office:value="0.95736093989249638" table:style-name="ce82">
            <text:p>95,7%</text:p>
          </table:table-cell>
          <table:table-cell office:value-type="percentage" office:value="0.85230061737766305" table:style-name="ce82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375290" table:style-name="ce81">
            <text:p>375.290</text:p>
          </table:table-cell>
          <table:table-cell office:value-type="percentage" office:value="1" table:style-name="ce82">
            <text:p>100,0%</text:p>
          </table:table-cell>
          <table:table-cell office:value-type="float" office:value="513045" table:style-name="ce81">
            <text:p>513.045</text:p>
          </table:table-cell>
          <table:table-cell office:value-type="percentage" office:value="0.97342756854188406" table:style-name="ce82">
            <text:p>97,3%</text:p>
          </table:table-cell>
          <table:table-cell office:value-type="float" office:value="694854" table:style-name="ce81">
            <text:p>694.854</text:p>
          </table:table-cell>
          <table:table-cell office:value-type="percentage" office:value="0.96446149532658387" table:style-name="ce82">
            <text:p>96,4%</text:p>
          </table:table-cell>
          <table:table-cell office:value-type="float" office:value="951649" table:style-name="ce81">
            <text:p>951.649</text:p>
          </table:table-cell>
          <table:table-cell office:value-type="percentage" office:value="0.96149567723051776" table:style-name="ce82">
            <text:p>96,1%</text:p>
          </table:table-cell>
          <table:table-cell office:value-type="float" office:value="1055405" table:style-name="ce81">
            <text:p>1.055.405</text:p>
          </table:table-cell>
          <table:table-cell office:value-type="percentage" office:value="0.91295404196939012" table:style-name="ce82">
            <text:p>91,3%</text:p>
          </table:table-cell>
          <table:table-cell office:value-type="float" office:value="784017" table:style-name="ce81">
            <text:p>784.017</text:p>
          </table:table-cell>
          <table:table-cell office:value-type="percentage" office:value="0.8703138390220726" table:style-name="ce82">
            <text:p>87,0%</text:p>
          </table:table-cell>
          <table:table-cell office:value-type="float" office:value="641526" table:style-name="ce81">
            <text:p>641.526</text:p>
          </table:table-cell>
          <table:table-cell office:value-type="percentage" office:value="0.87216354408971708" table:style-name="ce82">
            <text:p>87,2%</text:p>
          </table:table-cell>
          <table:table-cell office:value-type="float" office:value="509338" table:style-name="ce81">
            <text:p>509.338</text:p>
          </table:table-cell>
          <table:table-cell office:value-type="percentage" office:value="0.89241686231909456" table:style-name="ce82">
            <text:p>89,2%</text:p>
          </table:table-cell>
          <table:table-cell office:value-type="float" office:value="5525124" table:style-name="ce81">
            <text:p>5.525.124</text:p>
          </table:table-cell>
          <table:table-cell office:value-type="float" office:value="5970908" table:style-name="ce81">
            <text:p>5.970.908</text:p>
          </table:table-cell>
          <table:table-cell office:value-type="percentage" office:value="0.92534066845444607" table:style-name="ce82">
            <text:p>92,5%</text:p>
          </table:table-cell>
          <table:table-cell office:value-type="percentage" office:value="0.81783076774601127" table:style-name="ce82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Murcia</text:p>
          </table:table-cell>
          <table:table-cell office:value-type="float" office:value="72914" table:style-name="ce81">
            <text:p>72.914</text:p>
          </table:table-cell>
          <table:table-cell office:value-type="percentage" office:value="1" table:style-name="ce82">
            <text:p>100,0%</text:p>
          </table:table-cell>
          <table:table-cell office:value-type="float" office:value="103961" table:style-name="ce81">
            <text:p>103.961</text:p>
          </table:table-cell>
          <table:table-cell office:value-type="percentage" office:value="1" table:style-name="ce82">
            <text:p>100,0%</text:p>
          </table:table-cell>
          <table:table-cell office:value-type="float" office:value="149954" table:style-name="ce81">
            <text:p>149.954</text:p>
          </table:table-cell>
          <table:table-cell office:value-type="percentage" office:value="0.97663816179391827" table:style-name="ce82">
            <text:p>97,7%</text:p>
          </table:table-cell>
          <table:table-cell office:value-type="float" office:value="210161" table:style-name="ce81">
            <text:p>210.161</text:p>
          </table:table-cell>
          <table:table-cell office:value-type="percentage" office:value="0.96358601211354267" table:style-name="ce82">
            <text:p>96,4%</text:p>
          </table:table-cell>
          <table:table-cell office:value-type="float" office:value="237200" table:style-name="ce81">
            <text:p>237.200</text:p>
          </table:table-cell>
          <table:table-cell office:value-type="percentage" office:value="0.93952500911006542" table:style-name="ce82">
            <text:p>94,0%</text:p>
          </table:table-cell>
          <table:table-cell office:value-type="float" office:value="175335" table:style-name="ce81">
            <text:p>175.335</text:p>
          </table:table-cell>
          <table:table-cell office:value-type="percentage" office:value="0.88075288586153888" table:style-name="ce82">
            <text:p>88,1%</text:p>
          </table:table-cell>
          <table:table-cell office:value-type="float" office:value="150743" table:style-name="ce81">
            <text:p>150.743</text:p>
          </table:table-cell>
          <table:table-cell office:value-type="percentage" office:value="0.86664290354664564" table:style-name="ce82">
            <text:p>86,7%</text:p>
          </table:table-cell>
          <table:table-cell office:value-type="float" office:value="132774" table:style-name="ce81">
            <text:p>132.774</text:p>
          </table:table-cell>
          <table:table-cell office:value-type="percentage" office:value="0.91811417823753938" table:style-name="ce82">
            <text:p>91,8%</text:p>
          </table:table-cell>
          <table:table-cell office:value-type="float" office:value="1233042" table:style-name="ce81">
            <text:p>1.233.042</text:p>
          </table:table-cell>
          <table:table-cell office:value-type="float" office:value="1317614" table:style-name="ce81">
            <text:p>1.317.614</text:p>
          </table:table-cell>
          <table:table-cell office:value-type="percentage" office:value="0.93581428248333731" table:style-name="ce82">
            <text:p>93,6%</text:p>
          </table:table-cell>
          <table:table-cell office:value-type="percentage" office:value="0.81492403554084525" table:style-name="ce82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2595" table:style-name="ce81">
            <text:p>42.595</text:p>
          </table:table-cell>
          <table:table-cell office:value-type="percentage" office:value="1" table:style-name="ce82">
            <text:p>100,0%</text:p>
          </table:table-cell>
          <table:table-cell office:value-type="float" office:value="56017" table:style-name="ce81">
            <text:p>56.017</text:p>
          </table:table-cell>
          <table:table-cell office:value-type="percentage" office:value="0.98900070621468927" table:style-name="ce82">
            <text:p>98,9%</text:p>
          </table:table-cell>
          <table:table-cell office:value-type="float" office:value="72669" table:style-name="ce81">
            <text:p>72.669</text:p>
          </table:table-cell>
          <table:table-cell office:value-type="percentage" office:value="0.96034095414298926" table:style-name="ce82">
            <text:p>96,0%</text:p>
          </table:table-cell>
          <table:table-cell office:value-type="float" office:value="92599" table:style-name="ce81">
            <text:p>92.599</text:p>
          </table:table-cell>
          <table:table-cell office:value-type="percentage" office:value="0.94780855288746957" table:style-name="ce82">
            <text:p>94,8%</text:p>
          </table:table-cell>
          <table:table-cell office:value-type="float" office:value="96702" table:style-name="ce81">
            <text:p>96.702</text:p>
          </table:table-cell>
          <table:table-cell office:value-type="percentage" office:value="0.91467324990777787" table:style-name="ce82">
            <text:p>91,5%</text:p>
          </table:table-cell>
          <table:table-cell office:value-type="float" office:value="66179" table:style-name="ce81">
            <text:p>66.179</text:p>
          </table:table-cell>
          <table:table-cell office:value-type="percentage" office:value="0.86250309530946578" table:style-name="ce82">
            <text:p>86,3%</text:p>
          </table:table-cell>
          <table:table-cell office:value-type="float" office:value="60178" table:style-name="ce81">
            <text:p>60.178</text:p>
          </table:table-cell>
          <table:table-cell office:value-type="percentage" office:value="0.87465480654632133" table:style-name="ce82">
            <text:p>87,5%</text:p>
          </table:table-cell>
          <table:table-cell office:value-type="float" office:value="53410" table:style-name="ce81">
            <text:p>53.410</text:p>
          </table:table-cell>
          <table:table-cell office:value-type="percentage" office:value="0.9285304497487874" table:style-name="ce82">
            <text:p>92,9%</text:p>
          </table:table-cell>
          <table:table-cell office:value-type="float" office:value="540349" table:style-name="ce81">
            <text:p>540.349</text:p>
          </table:table-cell>
          <table:table-cell office:value-type="float" office:value="580174" table:style-name="ce81">
            <text:p>580.174</text:p>
          </table:table-cell>
          <table:table-cell office:value-type="percentage" office:value="0.9313567998565947" table:style-name="ce82">
            <text:p>93,1%</text:p>
          </table:table-cell>
          <table:table-cell office:value-type="percentage" office:value="0.82163113126355192" table:style-name="ce82">
            <text:p>82,2%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65356" table:style-name="ce81">
            <text:p>165.356</text:p>
          </table:table-cell>
          <table:table-cell office:value-type="percentage" office:value="1" table:style-name="ce82">
            <text:p>100,0%</text:p>
          </table:table-cell>
          <table:table-cell office:value-type="float" office:value="215119" table:style-name="ce81">
            <text:p>215.119</text:p>
          </table:table-cell>
          <table:table-cell office:value-type="percentage" office:value="0.99423661758316928" table:style-name="ce82">
            <text:p>99,4%</text:p>
          </table:table-cell>
          <table:table-cell office:value-type="float" office:value="281582" table:style-name="ce81">
            <text:p>281.582</text:p>
          </table:table-cell>
          <table:table-cell office:value-type="percentage" office:value="0.99091718485517111" table:style-name="ce82">
            <text:p>99,1%</text:p>
          </table:table-cell>
          <table:table-cell office:value-type="float" office:value="328363" table:style-name="ce81">
            <text:p>328.363</text:p>
          </table:table-cell>
          <table:table-cell office:value-type="percentage" office:value="0.97302254738981886" table:style-name="ce82">
            <text:p>97,3%</text:p>
          </table:table-cell>
          <table:table-cell office:value-type="float" office:value="327604" table:style-name="ce81">
            <text:p>327.604</text:p>
          </table:table-cell>
          <table:table-cell office:value-type="percentage" office:value="0.94121770708835162" table:style-name="ce82">
            <text:p>94,1%</text:p>
          </table:table-cell>
          <table:table-cell office:value-type="float" office:value="213258" table:style-name="ce81">
            <text:p>213.258</text:p>
          </table:table-cell>
          <table:table-cell office:value-type="percentage" office:value="0.89741830959244218" table:style-name="ce82">
            <text:p>89,7%</text:p>
          </table:table-cell>
          <table:table-cell office:value-type="float" office:value="176840" table:style-name="ce81">
            <text:p>176.840</text:p>
          </table:table-cell>
          <table:table-cell office:value-type="percentage" office:value="0.88768416032929243" table:style-name="ce82">
            <text:p>88,8%</text:p>
          </table:table-cell>
          <table:table-cell office:value-type="float" office:value="161247" table:style-name="ce81">
            <text:p>161.247</text:p>
          </table:table-cell>
          <table:table-cell office:value-type="percentage" office:value="0.93305056794181129" table:style-name="ce82">
            <text:p>93,3%</text:p>
          </table:table-cell>
          <table:table-cell office:value-type="float" office:value="1869369" table:style-name="ce81">
            <text:p>1.869.369</text:p>
          </table:table-cell>
          <table:table-cell office:value-type="float" office:value="1955253" table:style-name="ce81">
            <text:p>1.955.253</text:p>
          </table:table-cell>
          <table:table-cell office:value-type="percentage" office:value="0.95607524959685519" table:style-name="ce82">
            <text:p>95,6%</text:p>
          </table:table-cell>
          <table:table-cell office:value-type="percentage" office:value="0.85519106934052125" table:style-name="ce82">
            <text:p>85,5%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2412" table:style-name="ce81">
            <text:p>2.412</text:p>
          </table:table-cell>
          <table:table-cell office:value-type="percentage" office:value="0.85019386676066266" table:style-name="ce82">
            <text:p>85,0%</text:p>
          </table:table-cell>
          <table:table-cell office:value-type="float" office:value="3938" table:style-name="ce81">
            <text:p>3.938</text:p>
          </table:table-cell>
          <table:table-cell office:value-type="percentage" office:value="0.89418710263396917" table:style-name="ce82">
            <text:p>89,4%</text:p>
          </table:table-cell>
          <table:table-cell office:value-type="float" office:value="7730" table:style-name="ce81">
            <text:p>7.730</text:p>
          </table:table-cell>
          <table:table-cell office:value-type="percentage" office:value="0.92808260295353584" table:style-name="ce82">
            <text:p>92,8%</text:p>
          </table:table-cell>
          <table:table-cell office:value-type="float" office:value="10710" table:style-name="ce81">
            <text:p>10.710</text:p>
          </table:table-cell>
          <table:table-cell office:value-type="percentage" office:value="0.92671108419139914" table:style-name="ce82">
            <text:p>92,7%</text:p>
          </table:table-cell>
          <table:table-cell office:value-type="float" office:value="11356" table:style-name="ce81">
            <text:p>11.356</text:p>
          </table:table-cell>
          <table:table-cell office:value-type="percentage" office:value="0.91899328315934292" table:style-name="ce82">
            <text:p>91,9%</text:p>
          </table:table-cell>
          <table:table-cell office:value-type="float" office:value="9672" table:style-name="ce81">
            <text:p>9.672</text:p>
          </table:table-cell>
          <table:table-cell office:value-type="percentage" office:value="0.84849548205982983" table:style-name="ce82">
            <text:p>84,8%</text:p>
          </table:table-cell>
          <table:table-cell office:value-type="float" office:value="9941" table:style-name="ce81">
            <text:p>9.941</text:p>
          </table:table-cell>
          <table:table-cell office:value-type="percentage" office:value="0.91495628163828813" table:style-name="ce82">
            <text:p>91,5%</text:p>
          </table:table-cell>
          <table:table-cell office:value-type="float" office:value="9841" table:style-name="ce81">
            <text:p>9.841</text:p>
          </table:table-cell>
          <table:table-cell office:value-type="percentage" office:value="1.0603383256114642" table:style-name="ce82">
            <text:p>106,0%</text:p>
          </table:table-cell>
          <table:table-cell office:value-type="float" office:value="65600" table:style-name="ce81">
            <text:p>65.600</text:p>
          </table:table-cell>
          <table:table-cell office:value-type="float" office:value="71029" table:style-name="ce81">
            <text:p>71.029</text:p>
          </table:table-cell>
          <table:table-cell office:value-type="percentage" office:value="0.92356643061284827" table:style-name="ce82">
            <text:p>92,4%</text:p>
          </table:table-cell>
          <table:table-cell office:value-type="percentage" office:value="0.78546882670594009" table:style-name="ce82">
            <text:p>78,5%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2102" table:style-name="ce81">
            <text:p>2.102</text:p>
          </table:table-cell>
          <table:table-cell office:value-type="percentage" office:value="0.83711668657905214" table:style-name="ce82">
            <text:p>83,7%</text:p>
          </table:table-cell>
          <table:table-cell office:value-type="float" office:value="3432" table:style-name="ce81">
            <text:p>3.432</text:p>
          </table:table-cell>
          <table:table-cell office:value-type="percentage" office:value="0.9024454378122535" table:style-name="ce82">
            <text:p>90,2%</text:p>
          </table:table-cell>
          <table:table-cell office:value-type="float" office:value="7519" table:style-name="ce81">
            <text:p>7.519</text:p>
          </table:table-cell>
          <table:table-cell office:value-type="percentage" office:value="0.93928794503435353" table:style-name="ce82">
            <text:p>93,9%</text:p>
          </table:table-cell>
          <table:table-cell office:value-type="float" office:value="10179" table:style-name="ce81">
            <text:p>10.179</text:p>
          </table:table-cell>
          <table:table-cell office:value-type="percentage" office:value="0.94241273956115179" table:style-name="ce82">
            <text:p>94,2%</text:p>
          </table:table-cell>
          <table:table-cell office:value-type="float" office:value="10723" table:style-name="ce81">
            <text:p>10.723</text:p>
          </table:table-cell>
          <table:table-cell office:value-type="percentage" office:value="0.9816900119014923" table:style-name="ce82">
            <text:p>98,2%</text:p>
          </table:table-cell>
          <table:table-cell office:value-type="float" office:value="9430" table:style-name="ce81">
            <text:p>9.430</text:p>
          </table:table-cell>
          <table:table-cell office:value-type="percentage" office:value="0.86102994886778672" table:style-name="ce82">
            <text:p>86,1%</text:p>
          </table:table-cell>
          <table:table-cell office:value-type="float" office:value="10455" table:style-name="ce81">
            <text:p>10.455</text:p>
          </table:table-cell>
          <table:table-cell office:value-type="percentage" office:value="0.89427764947395427" table:style-name="ce82">
            <text:p>89,4%</text:p>
          </table:table-cell>
          <table:table-cell office:value-type="float" office:value="9274" table:style-name="ce81">
            <text:p>9.274</text:p>
          </table:table-cell>
          <table:table-cell office:value-type="percentage" office:value="0.96805845511482258" table:style-name="ce82">
            <text:p>96,8%</text:p>
          </table:table-cell>
          <table:table-cell office:value-type="float" office:value="63114" table:style-name="ce81">
            <text:p>63.114</text:p>
          </table:table-cell>
          <table:table-cell office:value-type="float" office:value="68266" table:style-name="ce81">
            <text:p>68.266</text:p>
          </table:table-cell>
          <table:table-cell office:value-type="percentage" office:value="0.92453051299329092" table:style-name="ce82">
            <text:p>92,5%</text:p>
          </table:table-cell>
          <table:table-cell office:value-type="percentage" office:value="0.75116041036871295" table:style-name="ce82">
            <text:p>75,1%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80">
            <text:p>Fuerzas Armadas</text:p>
          </table:table-cell>
          <table:table-cell office:value-type="float" office:value="30" table:style-name="ce81">
            <text:p>30</text:p>
          </table:table-cell>
          <table:table-cell office:value-type="string" table:style-name="ce82">
            <text:p>-</text:p>
          </table:table-cell>
          <table:table-cell office:value-type="float" office:value="20" table:style-name="ce81">
            <text:p>20</text:p>
          </table:table-cell>
          <table:table-cell office:value-type="string" table:style-name="ce82">
            <text:p>-</text:p>
          </table:table-cell>
          <table:table-cell office:value-type="float" office:value="3697" table:style-name="ce81">
            <text:p>3.697</text:p>
          </table:table-cell>
          <table:table-cell office:value-type="string" table:style-name="ce82">
            <text:p>-</text:p>
          </table:table-cell>
          <table:table-cell office:value-type="float" office:value="9665" table:style-name="ce81">
            <text:p>9.665</text:p>
          </table:table-cell>
          <table:table-cell office:value-type="string" table:style-name="ce82">
            <text:p>-</text:p>
          </table:table-cell>
          <table:table-cell office:value-type="float" office:value="22697" table:style-name="ce81">
            <text:p>22.697</text:p>
          </table:table-cell>
          <table:table-cell office:value-type="string" table:style-name="ce82">
            <text:p>-</text:p>
          </table:table-cell>
          <table:table-cell office:value-type="float" office:value="32682" table:style-name="ce81">
            <text:p>32.682</text:p>
          </table:table-cell>
          <table:table-cell office:value-type="string" table:style-name="ce82">
            <text:p>-</text:p>
          </table:table-cell>
          <table:table-cell office:value-type="float" office:value="25134" table:style-name="ce81">
            <text:p>25.134</text:p>
          </table:table-cell>
          <table:table-cell office:value-type="string" table:style-name="ce82">
            <text:p>-</text:p>
          </table:table-cell>
          <table:table-cell office:value-type="float" office:value="1236" table:style-name="ce81">
            <text:p>1.236</text:p>
          </table:table-cell>
          <table:table-cell office:value-type="string" table:style-name="ce82">
            <text:p>-</text:p>
          </table:table-cell>
          <table:table-cell office:value-type="float" office:value="95161" table:style-name="ce81">
            <text:p>95.161</text:p>
          </table:table-cell>
          <table:table-cell office:value-type="string" table:style-name="ce81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float" office:value="33" table:style-name="ce84">
            <text:p>33</text:p>
          </table:table-cell>
          <table:table-cell office:value-type="string" table:style-name="ce85">
            <text:p>-</text:p>
          </table:table-cell>
          <table:table-cell office:value-type="float" office:value="52" table:style-name="ce84">
            <text:p>52</text:p>
          </table:table-cell>
          <table:table-cell office:value-type="string" table:style-name="ce85">
            <text:p>-</text:p>
          </table:table-cell>
          <table:table-cell office:value-type="float" office:value="319" table:style-name="ce84">
            <text:p>319</text:p>
          </table:table-cell>
          <table:table-cell office:value-type="string" table:style-name="ce85">
            <text:p>-</text:p>
          </table:table-cell>
          <table:table-cell office:value-type="float" office:value="924" table:style-name="ce84">
            <text:p>924</text:p>
          </table:table-cell>
          <table:table-cell office:value-type="string" table:style-name="ce85">
            <text:p>-</text:p>
          </table:table-cell>
          <table:table-cell office:value-type="float" office:value="1969" table:style-name="ce84">
            <text:p>1.969</text:p>
          </table:table-cell>
          <table:table-cell office:value-type="string" table:style-name="ce85">
            <text:p>-</text:p>
          </table:table-cell>
          <table:table-cell office:value-type="float" office:value="2429" table:style-name="ce84">
            <text:p>2.429</text:p>
          </table:table-cell>
          <table:table-cell office:value-type="string" table:style-name="ce85">
            <text:p>-</text:p>
          </table:table-cell>
          <table:table-cell office:value-type="float" office:value="2128" table:style-name="ce84">
            <text:p>2.128</text:p>
          </table:table-cell>
          <table:table-cell office:value-type="string" table:style-name="ce85">
            <text:p>-</text:p>
          </table:table-cell>
          <table:table-cell office:value-type="float" office:value="271" table:style-name="ce84">
            <text:p>271</text:p>
          </table:table-cell>
          <table:table-cell office:value-type="string" table:style-name="ce85">
            <text:p>-</text:p>
          </table:table-cell>
          <table:table-cell office:value-type="float" office:value="8125" table:style-name="ce84">
            <text:p>8.125</text:p>
          </table:table-cell>
          <table:table-cell office:value-type="string" table:style-name="ce84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table:number-columns-repeated="24" table:style-name="ce60"/>
          <table:table-cell table:number-columns-repeated="16339" table:style-name="ce86"/>
        </table:table-row>
        <table:table-row table:style-name="ro5">
          <table:table-cell office:value-type="string" table:style-name="ce87">
            <text:p>Total España</text:p>
          </table:table-cell>
          <table:table-cell office:value-type="float" office:value="2952050" table:style-name="ce88">
            <text:p>2.952.050</text:p>
          </table:table-cell>
          <table:table-cell office:value-type="percentage" office:value="1" table:style-name="ce89">
            <text:p>100,0%</text:p>
          </table:table-cell>
          <table:table-cell office:value-type="float" office:value="3969727" table:style-name="ce88">
            <text:p>3.969.727</text:p>
          </table:table-cell>
          <table:table-cell office:value-type="percentage" office:value="0.99321912446091642" table:style-name="ce89">
            <text:p>99,3%</text:p>
          </table:table-cell>
          <table:table-cell office:value-type="float" office:value="5339782" table:style-name="ce88">
            <text:p>5.339.782</text:p>
          </table:table-cell>
          <table:table-cell office:value-type="percentage" office:value="0.9695191787437859" table:style-name="ce89">
            <text:p>97,0%</text:p>
          </table:table-cell>
          <table:table-cell office:value-type="float" office:value="6774786" table:style-name="ce88">
            <text:p>6.774.786</text:p>
          </table:table-cell>
          <table:table-cell office:value-type="percentage" office:value="0.95021848001196119" table:style-name="ce89">
            <text:p>95,0%</text:p>
          </table:table-cell>
          <table:table-cell office:value-type="float" office:value="7142222" table:style-name="ce88">
            <text:p>7.142.222</text:p>
          </table:table-cell>
          <table:table-cell office:value-type="percentage" office:value="0.91370057957161033" table:style-name="ce89">
            <text:p>91,4%</text:p>
          </table:table-cell>
          <table:table-cell office:value-type="float" office:value="5139882" table:style-name="ce88">
            <text:p>5.139.882</text:p>
          </table:table-cell>
          <table:table-cell office:value-type="percentage" office:value="0.8650058397649284" table:style-name="ce89">
            <text:p>86,5%</text:p>
          </table:table-cell>
          <table:table-cell office:value-type="float" office:value="4266946" table:style-name="ce88">
            <text:p>4.266.946</text:p>
          </table:table-cell>
          <table:table-cell office:value-type="percentage" office:value="0.86645446690648287" table:style-name="ce89">
            <text:p>86,6%</text:p>
          </table:table-cell>
          <table:table-cell office:value-type="float" office:value="3685147" table:style-name="ce88">
            <text:p>3.685.147</text:p>
          </table:table-cell>
          <table:table-cell office:value-type="percentage" office:value="0.9249955195355779" table:style-name="ce89">
            <text:p>92,5%</text:p>
          </table:table-cell>
          <table:table-cell office:value-type="float" office:value="39270542" table:style-name="ce88">
            <text:p>39.270.542</text:p>
          </table:table-cell>
          <table:table-cell office:value-type="float" office:value="42185033" table:style-name="ce88">
            <text:p>42.185.033</text:p>
          </table:table-cell>
          <table:table-cell office:value-type="percentage" office:value="0.93091172881149575" table:style-name="ce89">
            <text:p>93,1%</text:p>
          </table:table-cell>
          <table:table-cell office:value-type="percentage" office:value="0.82851522268639577" table:style-name="ce89">
            <text:p>82,9%</text:p>
          </table:table-cell>
          <table:table-cell table:number-columns-repeated="16363" table:style-name="ce60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0"/>
          <table:table-cell table:style-name="ce90"/>
          <table:table-cell table:style-name="ce60"/>
          <table:table-cell table:style-name="ce90"/>
          <table:table-cell table:style-name="ce86"/>
          <table:table-cell table:style-name="ce90"/>
          <table:table-cell table:style-name="ce60"/>
          <table:table-cell table:style-name="ce90"/>
          <table:table-cell table:number-columns-repeated="2" table:style-name="ce60"/>
          <table:table-cell table:style-name="ce90"/>
          <table:table-cell table:number-columns-repeated="16366" table:style-name="ce6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0"/>
        <table:table-column table:style-name="co8" table:default-cell-style-name="ce60"/>
        <table:table-column table:style-name="co8" table:default-cell-style-name="ce90"/>
        <table:table-column table:style-name="co8" table:default-cell-style-name="ce60"/>
        <table:table-column table:style-name="co8" table:default-cell-style-name="ce90"/>
        <table:table-column table:style-name="co8" table:default-cell-style-name="ce60"/>
        <table:table-column table:style-name="co8" table:default-cell-style-name="ce90"/>
        <table:table-column table:style-name="co8" table:default-cell-style-name="ce60"/>
        <table:table-column table:style-name="co8" table:default-cell-style-name="ce90"/>
        <table:table-column table:style-name="co8" table:default-cell-style-name="ce60"/>
        <table:table-column table:style-name="co8" table:default-cell-style-name="ce90"/>
        <table:table-column table:style-name="co8" table:default-cell-style-name="ce86"/>
        <table:table-column table:style-name="co4" table:default-cell-style-name="ce90"/>
        <table:table-column table:style-name="co4" table:default-cell-style-name="ce60"/>
        <table:table-column table:style-name="co4" table:default-cell-style-name="ce90"/>
        <table:table-column table:style-name="co4" table:number-columns-repeated="2" table:default-cell-style-name="ce60"/>
        <table:table-column table:style-name="co4" table:default-cell-style-name="ce90"/>
        <table:table-column table:style-name="co4" table:number-columns-repeated="3" table:default-cell-style-name="ce60"/>
        <table:table-column table:style-name="co3" table:number-columns-repeated="20" table:default-cell-style-name="ce60"/>
        <table:table-column table:style-name="co4" table:number-columns-repeated="16343" table:default-cell-style-name="ce60"/>
        <table:table-row table:style-name="ro10">
          <table:table-cell table:style-name="ce71"/>
          <table:table-cell office:value-type="string" table:style-name="ce72">
            <text:p>Personas pauta completa ≥80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pauta completa 70-7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pauta completa 60-6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pauta completa 50-5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pauta completa 40-4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pauta completa 30-3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pauta completa 20-29 años</text:p>
          </table:table-cell>
          <table:table-cell office:value-type="string" table:style-name="ce73">
            <text:p>%</text:p>
          </table:table-cell>
          <table:table-cell office:value-type="string" table:style-name="ce72">
            <text:p>Personas pauta completa 12-19 años</text:p>
          </table:table-cell>
          <table:table-cell office:value-type="string" table:style-name="ce73">
            <text:p>%</text:p>
          </table:table-cell>
          <table:table-cell office:value-type="string" table:style-name="ce74">
            <text:p>Total Personas pauta completa</text:p>
          </table:table-cell>
          <table:table-cell office:value-type="string" table:style-name="ce74">
            <text:p>Total Población INE Población a Vacunar (1)</text:p>
          </table:table-cell>
          <table:table-cell office:value-type="string" table:style-name="ce75">
            <text:p>% pauta completa sobre Población a Vacunar INE</text:p>
          </table:table-cell>
          <table:table-cell office:value-type="string" table:style-name="ce75">
            <text:p>% pauta completa sobre Total Población INE</text:p>
          </table:table-cell>
          <table:table-cell table:number-columns-repeated="16363" table:style-name="ce76"/>
        </table:table-row>
        <table:table-row table:style-name="ro5">
          <table:table-cell office:value-type="string" table:style-name="ce77">
            <text:p>Andalucía</text:p>
          </table:table-cell>
          <table:table-cell office:value-type="float" office:value="430908" table:style-name="ce91">
            <text:p>430.908</text:p>
          </table:table-cell>
          <table:table-cell office:value-type="percentage" office:value="1" table:style-name="ce92">
            <text:p>100,0%</text:p>
          </table:table-cell>
          <table:table-cell office:value-type="float" office:value="653181" table:style-name="ce91">
            <text:p>653.181</text:p>
          </table:table-cell>
          <table:table-cell office:value-type="percentage" office:value="0.99825468461295108" table:style-name="ce92">
            <text:p>99,8%</text:p>
          </table:table-cell>
          <table:table-cell office:value-type="float" office:value="935023" table:style-name="ce91">
            <text:p>935.023</text:p>
          </table:table-cell>
          <table:table-cell office:value-type="percentage" office:value="0.97578240691943152" table:style-name="ce92">
            <text:p>97,6%</text:p>
          </table:table-cell>
          <table:table-cell office:value-type="float" office:value="1225553" table:style-name="ce91">
            <text:p>1.225.553</text:p>
          </table:table-cell>
          <table:table-cell office:value-type="percentage" office:value="0.95181855107716662" table:style-name="ce92">
            <text:p>95,2%</text:p>
          </table:table-cell>
          <table:table-cell office:value-type="float" office:value="1272993" table:style-name="ce91">
            <text:p>1.272.993</text:p>
          </table:table-cell>
          <table:table-cell office:value-type="percentage" office:value="0.91956938199974569" table:style-name="ce92">
            <text:p>92,0%</text:p>
          </table:table-cell>
          <table:table-cell office:value-type="float" office:value="957931" table:style-name="ce91">
            <text:p>957.931</text:p>
          </table:table-cell>
          <table:table-cell office:value-type="percentage" office:value="0.86944497641528695" table:style-name="ce92">
            <text:p>86,9%</text:p>
          </table:table-cell>
          <table:table-cell office:value-type="float" office:value="799494" table:style-name="ce91">
            <text:p>799.494</text:p>
          </table:table-cell>
          <table:table-cell office:value-type="percentage" office:value="0.86328003524411734" table:style-name="ce92">
            <text:p>86,3%</text:p>
          </table:table-cell>
          <table:table-cell office:value-type="float" office:value="762908" table:style-name="ce91">
            <text:p>762.908</text:p>
          </table:table-cell>
          <table:table-cell office:value-type="percentage" office:value="0.98714103456574787" table:style-name="ce92">
            <text:p>98,7%</text:p>
          </table:table-cell>
          <table:table-cell office:value-type="float" office:value="7037991" table:style-name="ce91">
            <text:p>7.037.991</text:p>
          </table:table-cell>
          <table:table-cell office:value-type="float" office:value="7508005" table:style-name="ce91">
            <text:p>7.508.005</text:p>
          </table:table-cell>
          <table:table-cell office:value-type="percentage" office:value="0.93739828356534127" table:style-name="ce92">
            <text:p>93,7%</text:p>
          </table:table-cell>
          <table:table-cell office:value-type="percentage" office:value="0.82778303588346425" table:style-name="ce92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100541" table:style-name="ce93">
            <text:p>100.541</text:p>
          </table:table-cell>
          <table:table-cell office:value-type="percentage" office:value="1" table:style-name="ce94">
            <text:p>100,0%</text:p>
          </table:table-cell>
          <table:table-cell office:value-type="float" office:value="119284" table:style-name="ce93">
            <text:p>119.284</text:p>
          </table:table-cell>
          <table:table-cell office:value-type="percentage" office:value="0.99714942528735628" table:style-name="ce94">
            <text:p>99,7%</text:p>
          </table:table-cell>
          <table:table-cell office:value-type="float" office:value="155587" table:style-name="ce93">
            <text:p>155.587</text:p>
          </table:table-cell>
          <table:table-cell office:value-type="percentage" office:value="0.96452172834914141" table:style-name="ce94">
            <text:p>96,5%</text:p>
          </table:table-cell>
          <table:table-cell office:value-type="float" office:value="188548" table:style-name="ce93">
            <text:p>188.548</text:p>
          </table:table-cell>
          <table:table-cell office:value-type="percentage" office:value="0.93818977956908989" table:style-name="ce94">
            <text:p>93,8%</text:p>
          </table:table-cell>
          <table:table-cell office:value-type="float" office:value="191294" table:style-name="ce93">
            <text:p>191.294</text:p>
          </table:table-cell>
          <table:table-cell office:value-type="percentage" office:value="0.89541605620749209" table:style-name="ce94">
            <text:p>89,5%</text:p>
          </table:table-cell>
          <table:table-cell office:value-type="float" office:value="130294" table:style-name="ce93">
            <text:p>130.294</text:p>
          </table:table-cell>
          <table:table-cell office:value-type="percentage" office:value="0.82319715942834759" table:style-name="ce94">
            <text:p>82,3%</text:p>
          </table:table-cell>
          <table:table-cell office:value-type="float" office:value="108668" table:style-name="ce93">
            <text:p>108.668</text:p>
          </table:table-cell>
          <table:table-cell office:value-type="percentage" office:value="0.83080781051698038" table:style-name="ce94">
            <text:p>83,1%</text:p>
          </table:table-cell>
          <table:table-cell office:value-type="float" office:value="98382" table:style-name="ce93">
            <text:p>98.382</text:p>
          </table:table-cell>
          <table:table-cell office:value-type="percentage" office:value="0.91914011042910393" table:style-name="ce94">
            <text:p>91,9%</text:p>
          </table:table-cell>
          <table:table-cell office:value-type="float" office:value="1092598" table:style-name="ce93">
            <text:p>1.092.598</text:p>
          </table:table-cell>
          <table:table-cell office:value-type="float" office:value="1189408" table:style-name="ce93">
            <text:p>1.189.408</text:p>
          </table:table-cell>
          <table:table-cell office:value-type="percentage" office:value="0.91860656730070755" table:style-name="ce94">
            <text:p>91,9%</text:p>
          </table:table-cell>
          <table:table-cell office:value-type="percentage" office:value="0.82080303020058853" table:style-name="ce94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88640" table:style-name="ce93">
            <text:p>88.640</text:p>
          </table:table-cell>
          <table:table-cell office:value-type="percentage" office:value="1" table:style-name="ce94">
            <text:p>100,0%</text:p>
          </table:table-cell>
          <table:table-cell office:value-type="float" office:value="114699" table:style-name="ce93">
            <text:p>114.699</text:p>
          </table:table-cell>
          <table:table-cell office:value-type="percentage" office:value="1" table:style-name="ce94">
            <text:p>100,0%</text:p>
          </table:table-cell>
          <table:table-cell office:value-type="float" office:value="149560" table:style-name="ce93">
            <text:p>149.560</text:p>
          </table:table-cell>
          <table:table-cell office:value-type="percentage" office:value="0.9840121060596092" table:style-name="ce94">
            <text:p>98,4%</text:p>
          </table:table-cell>
          <table:table-cell office:value-type="float" office:value="155014" table:style-name="ce93">
            <text:p>155.014</text:p>
          </table:table-cell>
          <table:table-cell office:value-type="percentage" office:value="0.95638654269726009" table:style-name="ce94">
            <text:p>95,6%</text:p>
          </table:table-cell>
          <table:table-cell office:value-type="float" office:value="152427" table:style-name="ce93">
            <text:p>152.427</text:p>
          </table:table-cell>
          <table:table-cell office:value-type="percentage" office:value="0.9186776759884282" table:style-name="ce94">
            <text:p>91,9%</text:p>
          </table:table-cell>
          <table:table-cell office:value-type="float" office:value="91975" table:style-name="ce93">
            <text:p>91.975</text:p>
          </table:table-cell>
          <table:table-cell office:value-type="percentage" office:value="0.84698547761785048" table:style-name="ce94">
            <text:p>84,7%</text:p>
          </table:table-cell>
          <table:table-cell office:value-type="float" office:value="67478" table:style-name="ce93">
            <text:p>67.478</text:p>
          </table:table-cell>
          <table:table-cell office:value-type="percentage" office:value="0.85154337346356734" table:style-name="ce94">
            <text:p>85,2%</text:p>
          </table:table-cell>
          <table:table-cell office:value-type="float" office:value="67216" table:style-name="ce93">
            <text:p>67.216</text:p>
          </table:table-cell>
          <table:table-cell office:value-type="percentage" office:value="1.0300355522863798" table:style-name="ce94">
            <text:p>103,0%</text:p>
          </table:table-cell>
          <table:table-cell office:value-type="float" office:value="887009" table:style-name="ce93">
            <text:p>887.009</text:p>
          </table:table-cell>
          <table:table-cell office:value-type="float" office:value="930447" table:style-name="ce93">
            <text:p>930.447</text:p>
          </table:table-cell>
          <table:table-cell office:value-type="percentage" office:value="0.95331491207989283" table:style-name="ce94">
            <text:p>95,3%</text:p>
          </table:table-cell>
          <table:table-cell office:value-type="percentage" office:value="0.87572182144341582" table:style-name="ce94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51439" table:style-name="ce93">
            <text:p>51.439</text:p>
          </table:table-cell>
          <table:table-cell office:value-type="percentage" office:value="0.95909234985922842" table:style-name="ce94">
            <text:p>95,9%</text:p>
          </table:table-cell>
          <table:table-cell office:value-type="float" office:value="79883" table:style-name="ce93">
            <text:p>79.883</text:p>
          </table:table-cell>
          <table:table-cell office:value-type="percentage" office:value="0.9157323979182429" table:style-name="ce94">
            <text:p>91,6%</text:p>
          </table:table-cell>
          <table:table-cell office:value-type="float" office:value="112201" table:style-name="ce93">
            <text:p>112.201</text:p>
          </table:table-cell>
          <table:table-cell office:value-type="percentage" office:value="0.88074697981835737" table:style-name="ce94">
            <text:p>88,1%</text:p>
          </table:table-cell>
          <table:table-cell office:value-type="float" office:value="153191" table:style-name="ce93">
            <text:p>153.191</text:p>
          </table:table-cell>
          <table:table-cell office:value-type="percentage" office:value="0.86300899114406115" table:style-name="ce94">
            <text:p>86,3%</text:p>
          </table:table-cell>
          <table:table-cell office:value-type="float" office:value="172978" table:style-name="ce93">
            <text:p>172.978</text:p>
          </table:table-cell>
          <table:table-cell office:value-type="percentage" office:value="0.79852093268027868" table:style-name="ce94">
            <text:p>79,9%</text:p>
          </table:table-cell>
          <table:table-cell office:value-type="float" office:value="133728" table:style-name="ce93">
            <text:p>133.728</text:p>
          </table:table-cell>
          <table:table-cell office:value-type="percentage" office:value="0.72659701054621917" table:style-name="ce94">
            <text:p>72,7%</text:p>
          </table:table-cell>
          <table:table-cell office:value-type="float" office:value="103034" table:style-name="ce93">
            <text:p>103.034</text:p>
          </table:table-cell>
          <table:table-cell office:value-type="percentage" office:value="0.75090552644428732" table:style-name="ce94">
            <text:p>75,1%</text:p>
          </table:table-cell>
          <table:table-cell office:value-type="float" office:value="85923" table:style-name="ce93">
            <text:p>85.923</text:p>
          </table:table-cell>
          <table:table-cell office:value-type="percentage" office:value="0.86323541231313294" table:style-name="ce94">
            <text:p>86,3%</text:p>
          </table:table-cell>
          <table:table-cell office:value-type="float" office:value="892377" table:style-name="ce93">
            <text:p>892.377</text:p>
          </table:table-cell>
          <table:table-cell office:value-type="float" office:value="1083187" table:style-name="ce93">
            <text:p>1.083.187</text:p>
          </table:table-cell>
          <table:table-cell office:value-type="percentage" office:value="0.82384389768341015" table:style-name="ce94">
            <text:p>82,4%</text:p>
          </table:table-cell>
          <table:table-cell office:value-type="percentage" office:value="0.7315914820356213" table:style-name="ce94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93106" table:style-name="ce93">
            <text:p>93.106</text:p>
          </table:table-cell>
          <table:table-cell office:value-type="percentage" office:value="0.92770171977441662" table:style-name="ce94">
            <text:p>92,8%</text:p>
          </table:table-cell>
          <table:table-cell office:value-type="float" office:value="152346" table:style-name="ce93">
            <text:p>152.346</text:p>
          </table:table-cell>
          <table:table-cell office:value-type="percentage" office:value="0.90982167385306312" table:style-name="ce94">
            <text:p>91,0%</text:p>
          </table:table-cell>
          <table:table-cell office:value-type="float" office:value="225885" table:style-name="ce93">
            <text:p>225.885</text:p>
          </table:table-cell>
          <table:table-cell office:value-type="percentage" office:value="0.8979547216314524" table:style-name="ce94">
            <text:p>89,8%</text:p>
          </table:table-cell>
          <table:table-cell office:value-type="float" office:value="324981" table:style-name="ce93">
            <text:p>324.981</text:p>
          </table:table-cell>
          <table:table-cell office:value-type="percentage" office:value="0.88250820780617356" table:style-name="ce94">
            <text:p>88,3%</text:p>
          </table:table-cell>
          <table:table-cell office:value-type="float" office:value="322715" table:style-name="ce93">
            <text:p>322.715</text:p>
          </table:table-cell>
          <table:table-cell office:value-type="percentage" office:value="0.81885538118014234" table:style-name="ce94">
            <text:p>81,9%</text:p>
          </table:table-cell>
          <table:table-cell office:value-type="float" office:value="234316" table:style-name="ce93">
            <text:p>234.316</text:p>
          </table:table-cell>
          <table:table-cell office:value-type="percentage" office:value="0.74894362370629863" table:style-name="ce94">
            <text:p>74,9%</text:p>
          </table:table-cell>
          <table:table-cell office:value-type="float" office:value="192490" table:style-name="ce93">
            <text:p>192.490</text:p>
          </table:table-cell>
          <table:table-cell office:value-type="percentage" office:value="0.75583792422380247" table:style-name="ce94">
            <text:p>75,6%</text:p>
          </table:table-cell>
          <table:table-cell office:value-type="float" office:value="171047" table:style-name="ce93">
            <text:p>171.047</text:p>
          </table:table-cell>
          <table:table-cell office:value-type="percentage" office:value="0.92826635552058179" table:style-name="ce94">
            <text:p>92,8%</text:p>
          </table:table-cell>
          <table:table-cell office:value-type="float" office:value="1716886" table:style-name="ce93">
            <text:p>1.716.886</text:p>
          </table:table-cell>
          <table:table-cell office:value-type="float" office:value="2033513" table:style-name="ce93">
            <text:p>2.033.513</text:p>
          </table:table-cell>
          <table:table-cell office:value-type="percentage" office:value="0.8442955614249823" table:style-name="ce94">
            <text:p>84,4%</text:p>
          </table:table-cell>
          <table:table-cell office:value-type="percentage" office:value="0.76497492168177339" table:style-name="ce94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42302" table:style-name="ce93">
            <text:p>42.302</text:p>
          </table:table-cell>
          <table:table-cell office:value-type="percentage" office:value="1" table:style-name="ce94">
            <text:p>100,0%</text:p>
          </table:table-cell>
          <table:table-cell office:value-type="float" office:value="56120" table:style-name="ce93">
            <text:p>56.120</text:p>
          </table:table-cell>
          <table:table-cell office:value-type="percentage" office:value="1" table:style-name="ce94">
            <text:p>100,0%</text:p>
          </table:table-cell>
          <table:table-cell office:value-type="float" office:value="77190" table:style-name="ce93">
            <text:p>77.190</text:p>
          </table:table-cell>
          <table:table-cell office:value-type="percentage" office:value="0.97392028464362768" table:style-name="ce94">
            <text:p>97,4%</text:p>
          </table:table-cell>
          <table:table-cell office:value-type="float" office:value="85148" table:style-name="ce93">
            <text:p>85.148</text:p>
          </table:table-cell>
          <table:table-cell office:value-type="percentage" office:value="0.93600087941079479" table:style-name="ce94">
            <text:p>93,6%</text:p>
          </table:table-cell>
          <table:table-cell office:value-type="float" office:value="89348" table:style-name="ce93">
            <text:p>89.348</text:p>
          </table:table-cell>
          <table:table-cell office:value-type="percentage" office:value="0.9174624689380404" table:style-name="ce94">
            <text:p>91,7%</text:p>
          </table:table-cell>
          <table:table-cell office:value-type="float" office:value="56816" table:style-name="ce93">
            <text:p>56.816</text:p>
          </table:table-cell>
          <table:table-cell office:value-type="percentage" office:value="0.84600494356591915" table:style-name="ce94">
            <text:p>84,6%</text:p>
          </table:table-cell>
          <table:table-cell office:value-type="float" office:value="43408" table:style-name="ce93">
            <text:p>43.408</text:p>
          </table:table-cell>
          <table:table-cell office:value-type="percentage" office:value="0.85326204469954592" table:style-name="ce94">
            <text:p>85,3%</text:p>
          </table:table-cell>
          <table:table-cell office:value-type="float" office:value="46219" table:style-name="ce93">
            <text:p>46.219</text:p>
          </table:table-cell>
          <table:table-cell office:value-type="percentage" office:value="1.0206700086125036" table:style-name="ce94">
            <text:p>102,1%</text:p>
          </table:table-cell>
          <table:table-cell office:value-type="float" office:value="496551" table:style-name="ce93">
            <text:p>496.551</text:p>
          </table:table-cell>
          <table:table-cell office:value-type="float" office:value="527062" table:style-name="ce93">
            <text:p>527.062</text:p>
          </table:table-cell>
          <table:table-cell office:value-type="percentage" office:value="0.94211117477640205" table:style-name="ce94">
            <text:p>94,2%</text:p>
          </table:table-cell>
          <table:table-cell office:value-type="percentage" office:value="0.85076115170777256" table:style-name="ce94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stilla y Leon</text:p>
          </table:table-cell>
          <table:table-cell office:value-type="float" office:value="228284" table:style-name="ce93">
            <text:p>228.284</text:p>
          </table:table-cell>
          <table:table-cell office:value-type="percentage" office:value="1" table:style-name="ce94">
            <text:p>100,0%</text:p>
          </table:table-cell>
          <table:table-cell office:value-type="float" office:value="250773" table:style-name="ce93">
            <text:p>250.773</text:p>
          </table:table-cell>
          <table:table-cell office:value-type="percentage" office:value="1" table:style-name="ce94">
            <text:p>100,0%</text:p>
          </table:table-cell>
          <table:table-cell office:value-type="float" office:value="323992" table:style-name="ce93">
            <text:p>323.992</text:p>
          </table:table-cell>
          <table:table-cell office:value-type="percentage" office:value="0.99006548650391302" table:style-name="ce94">
            <text:p>99,0%</text:p>
          </table:table-cell>
          <table:table-cell office:value-type="float" office:value="355562" table:style-name="ce93">
            <text:p>355.562</text:p>
          </table:table-cell>
          <table:table-cell office:value-type="percentage" office:value="0.93273662589224116" table:style-name="ce94">
            <text:p>93,3%</text:p>
          </table:table-cell>
          <table:table-cell office:value-type="float" office:value="324115" table:style-name="ce93">
            <text:p>324.115</text:p>
          </table:table-cell>
          <table:table-cell office:value-type="percentage" office:value="0.89981454850333975" table:style-name="ce94">
            <text:p>90,0%</text:p>
          </table:table-cell>
          <table:table-cell office:value-type="float" office:value="216502" table:style-name="ce93">
            <text:p>216.502</text:p>
          </table:table-cell>
          <table:table-cell office:value-type="percentage" office:value="0.83623146982255836" table:style-name="ce94">
            <text:p>83,6%</text:p>
          </table:table-cell>
          <table:table-cell office:value-type="float" office:value="178716" table:style-name="ce93">
            <text:p>178.716</text:p>
          </table:table-cell>
          <table:table-cell office:value-type="percentage" office:value="0.84387970478659358" table:style-name="ce94">
            <text:p>84,4%</text:p>
          </table:table-cell>
          <table:table-cell office:value-type="float" office:value="164157" table:style-name="ce93">
            <text:p>164.157</text:p>
          </table:table-cell>
          <table:table-cell office:value-type="percentage" office:value="0.97597474405165341" table:style-name="ce94">
            <text:p>97,6%</text:p>
          </table:table-cell>
          <table:table-cell office:value-type="float" office:value="2042101" table:style-name="ce93">
            <text:p>2.042.101</text:p>
          </table:table-cell>
          <table:table-cell office:value-type="float" office:value="2172149" table:style-name="ce93">
            <text:p>2.172.149</text:p>
          </table:table-cell>
          <table:table-cell office:value-type="percentage" office:value="0.9401293373520877" table:style-name="ce94">
            <text:p>94,0%</text:p>
          </table:table-cell>
          <table:table-cell office:value-type="percentage" office:value="0.85563524422736648" table:style-name="ce94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37188" table:style-name="ce93">
            <text:p>137.188</text:p>
          </table:table-cell>
          <table:table-cell office:value-type="percentage" office:value="1" table:style-name="ce94">
            <text:p>100,0%</text:p>
          </table:table-cell>
          <table:table-cell office:value-type="float" office:value="158419" table:style-name="ce93">
            <text:p>158.419</text:p>
          </table:table-cell>
          <table:table-cell office:value-type="percentage" office:value="1" table:style-name="ce94">
            <text:p>100,0%</text:p>
          </table:table-cell>
          <table:table-cell office:value-type="float" office:value="223295" table:style-name="ce93">
            <text:p>223.295</text:p>
          </table:table-cell>
          <table:table-cell office:value-type="percentage" office:value="0.97924377708000776" table:style-name="ce94">
            <text:p>97,9%</text:p>
          </table:table-cell>
          <table:table-cell office:value-type="float" office:value="286855" table:style-name="ce93">
            <text:p>286.855</text:p>
          </table:table-cell>
          <table:table-cell office:value-type="percentage" office:value="0.92115784166701453" table:style-name="ce94">
            <text:p>92,1%</text:p>
          </table:table-cell>
          <table:table-cell office:value-type="float" office:value="287351" table:style-name="ce93">
            <text:p>287.351</text:p>
          </table:table-cell>
          <table:table-cell office:value-type="percentage" office:value="0.86896737339006469" table:style-name="ce94">
            <text:p>86,9%</text:p>
          </table:table-cell>
          <table:table-cell office:value-type="float" office:value="207111" table:style-name="ce93">
            <text:p>207.111</text:p>
          </table:table-cell>
          <table:table-cell office:value-type="percentage" office:value="0.80353131510643994" table:style-name="ce94">
            <text:p>80,4%</text:p>
          </table:table-cell>
          <table:table-cell office:value-type="float" office:value="174887" table:style-name="ce93">
            <text:p>174.887</text:p>
          </table:table-cell>
          <table:table-cell office:value-type="percentage" office:value="0.79859994885657926" table:style-name="ce94">
            <text:p>79,9%</text:p>
          </table:table-cell>
          <table:table-cell office:value-type="float" office:value="167897" table:style-name="ce93">
            <text:p>167.897</text:p>
          </table:table-cell>
          <table:table-cell office:value-type="percentage" office:value="0.94421761821208439" table:style-name="ce94">
            <text:p>94,4%</text:p>
          </table:table-cell>
          <table:table-cell office:value-type="float" office:value="1643003" table:style-name="ce93">
            <text:p>1.643.003</text:p>
          </table:table-cell>
          <table:table-cell office:value-type="float" office:value="1816082" table:style-name="ce93">
            <text:p>1.816.082</text:p>
          </table:table-cell>
          <table:table-cell office:value-type="percentage" office:value="0.90469648396933622" table:style-name="ce94">
            <text:p>90,5%</text:p>
          </table:table-cell>
          <table:table-cell office:value-type="percentage" office:value="0.80199067095695908" table:style-name="ce94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455827" table:style-name="ce93">
            <text:p>455.827</text:p>
          </table:table-cell>
          <table:table-cell office:value-type="percentage" office:value="1" table:style-name="ce94">
            <text:p>100,0%</text:p>
          </table:table-cell>
          <table:table-cell office:value-type="float" office:value="618686" table:style-name="ce93">
            <text:p>618.686</text:p>
          </table:table-cell>
          <table:table-cell office:value-type="percentage" office:value="0.97318069135616037" table:style-name="ce94">
            <text:p>97,3%</text:p>
          </table:table-cell>
          <table:table-cell office:value-type="float" office:value="802582" table:style-name="ce93">
            <text:p>802.582</text:p>
          </table:table-cell>
          <table:table-cell office:value-type="percentage" office:value="0.94146283097395378" table:style-name="ce94">
            <text:p>94,1%</text:p>
          </table:table-cell>
          <table:table-cell office:value-type="float" office:value="1040364" table:style-name="ce93">
            <text:p>1.040.364</text:p>
          </table:table-cell>
          <table:table-cell office:value-type="percentage" office:value="0.94802537996593772" table:style-name="ce94">
            <text:p>94,8%</text:p>
          </table:table-cell>
          <table:table-cell office:value-type="float" office:value="1156939" table:style-name="ce93">
            <text:p>1.156.939</text:p>
          </table:table-cell>
          <table:table-cell office:value-type="percentage" office:value="0.90702609895494424" table:style-name="ce94">
            <text:p>90,7%</text:p>
          </table:table-cell>
          <table:table-cell office:value-type="float" office:value="820481" table:style-name="ce93">
            <text:p>820.481</text:p>
          </table:table-cell>
          <table:table-cell office:value-type="percentage" office:value="0.84880740057188497" table:style-name="ce94">
            <text:p>84,9%</text:p>
          </table:table-cell>
          <table:table-cell office:value-type="float" office:value="685629" table:style-name="ce93">
            <text:p>685.629</text:p>
          </table:table-cell>
          <table:table-cell office:value-type="percentage" office:value="0.82700660636464185" table:style-name="ce94">
            <text:p>82,7%</text:p>
          </table:table-cell>
          <table:table-cell office:value-type="float" office:value="613248" table:style-name="ce93">
            <text:p>613.248</text:p>
          </table:table-cell>
          <table:table-cell office:value-type="percentage" office:value="0.91343729100352566" table:style-name="ce94">
            <text:p>91,3%</text:p>
          </table:table-cell>
          <table:table-cell office:value-type="float" office:value="6193756" table:style-name="ce93">
            <text:p>6.193.756</text:p>
          </table:table-cell>
          <table:table-cell office:value-type="float" office:value="6782414" table:style-name="ce93">
            <text:p>6.782.414</text:p>
          </table:table-cell>
          <table:table-cell office:value-type="percentage" office:value="0.91320818811709226" table:style-name="ce94">
            <text:p>91,3%</text:p>
          </table:table-cell>
          <table:table-cell office:value-type="percentage" office:value="0.80739821773574671" table:style-name="ce94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295559" table:style-name="ce93">
            <text:p>295.559</text:p>
          </table:table-cell>
          <table:table-cell office:value-type="percentage" office:value="1" table:style-name="ce94">
            <text:p>100,0%</text:p>
          </table:table-cell>
          <table:table-cell office:value-type="float" office:value="435722" table:style-name="ce93">
            <text:p>435.722</text:p>
          </table:table-cell>
          <table:table-cell office:value-type="percentage" office:value="0.99078167066870404" table:style-name="ce94">
            <text:p>99,1%</text:p>
          </table:table-cell>
          <table:table-cell office:value-type="float" office:value="579727" table:style-name="ce93">
            <text:p>579.727</text:p>
          </table:table-cell>
          <table:table-cell office:value-type="percentage" office:value="0.97083933415949364" table:style-name="ce94">
            <text:p>97,1%</text:p>
          </table:table-cell>
          <table:table-cell office:value-type="float" office:value="733727" table:style-name="ce93">
            <text:p>733.727</text:p>
          </table:table-cell>
          <table:table-cell office:value-type="percentage" office:value="0.96252243223104939" table:style-name="ce94">
            <text:p>96,3%</text:p>
          </table:table-cell>
          <table:table-cell office:value-type="float" office:value="769977" table:style-name="ce93">
            <text:p>769.977</text:p>
          </table:table-cell>
          <table:table-cell office:value-type="percentage" office:value="0.9158509996752795" table:style-name="ce94">
            <text:p>91,6%</text:p>
          </table:table-cell>
          <table:table-cell office:value-type="float" office:value="530583" table:style-name="ce93">
            <text:p>530.583</text:p>
          </table:table-cell>
          <table:table-cell office:value-type="percentage" office:value="0.86425289247313575" table:style-name="ce94">
            <text:p>86,4%</text:p>
          </table:table-cell>
          <table:table-cell office:value-type="float" office:value="447297" table:style-name="ce93">
            <text:p>447.297</text:p>
          </table:table-cell>
          <table:table-cell office:value-type="percentage" office:value="0.8723099695186759" table:style-name="ce94">
            <text:p>87,2%</text:p>
          </table:table-cell>
          <table:table-cell office:value-type="float" office:value="430093" table:style-name="ce93">
            <text:p>430.093</text:p>
          </table:table-cell>
          <table:table-cell office:value-type="percentage" office:value="0.99381656264658513" table:style-name="ce94">
            <text:p>99,4%</text:p>
          </table:table-cell>
          <table:table-cell office:value-type="float" office:value="4222685" table:style-name="ce93">
            <text:p>4.222.685</text:p>
          </table:table-cell>
          <table:table-cell office:value-type="float" office:value="4492026" table:style-name="ce93">
            <text:p>4.492.026</text:p>
          </table:table-cell>
          <table:table-cell office:value-type="percentage" office:value="0.94004019567117381" table:style-name="ce94">
            <text:p>94,0%</text:p>
          </table:table-cell>
          <table:table-cell office:value-type="percentage" office:value="0.83666482070201476" table:style-name="ce94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77693" table:style-name="ce93">
            <text:p>77.693</text:p>
          </table:table-cell>
          <table:table-cell office:value-type="percentage" office:value="1" table:style-name="ce94">
            <text:p>100,0%</text:p>
          </table:table-cell>
          <table:table-cell office:value-type="float" office:value="95779" table:style-name="ce93">
            <text:p>95.779</text:p>
          </table:table-cell>
          <table:table-cell office:value-type="percentage" office:value="1" table:style-name="ce94">
            <text:p>100,0%</text:p>
          </table:table-cell>
          <table:table-cell office:value-type="float" office:value="132900" table:style-name="ce93">
            <text:p>132.900</text:p>
          </table:table-cell>
          <table:table-cell office:value-type="percentage" office:value="1.0169491525423728" table:style-name="ce94">
            <text:p>101,7%</text:p>
          </table:table-cell>
          <table:table-cell office:value-type="float" office:value="161617" table:style-name="ce93">
            <text:p>161.617</text:p>
          </table:table-cell>
          <table:table-cell office:value-type="percentage" office:value="0.96227516031270655" table:style-name="ce94">
            <text:p>96,2%</text:p>
          </table:table-cell>
          <table:table-cell office:value-type="float" office:value="146267" table:style-name="ce93">
            <text:p>146.267</text:p>
          </table:table-cell>
          <table:table-cell office:value-type="percentage" office:value="0.92846714401787533" table:style-name="ce94">
            <text:p>92,8%</text:p>
          </table:table-cell>
          <table:table-cell office:value-type="float" office:value="113404" table:style-name="ce93">
            <text:p>113.404</text:p>
          </table:table-cell>
          <table:table-cell office:value-type="percentage" office:value="0.87339997843532913" table:style-name="ce94">
            <text:p>87,3%</text:p>
          </table:table-cell>
          <table:table-cell office:value-type="float" office:value="93647" table:style-name="ce93">
            <text:p>93.647</text:p>
          </table:table-cell>
          <table:table-cell office:value-type="percentage" office:value="0.83237338453060283" table:style-name="ce94">
            <text:p>83,2%</text:p>
          </table:table-cell>
          <table:table-cell office:value-type="float" office:value="86620" table:style-name="ce93">
            <text:p>86.620</text:p>
          </table:table-cell>
          <table:table-cell office:value-type="percentage" office:value="1.0106289887876418" table:style-name="ce94">
            <text:p>101,1%</text:p>
          </table:table-cell>
          <table:table-cell office:value-type="float" office:value="907927" table:style-name="ce93">
            <text:p>907.927</text:p>
          </table:table-cell>
          <table:table-cell office:value-type="float" office:value="949890" table:style-name="ce93">
            <text:p>949.890</text:p>
          </table:table-cell>
          <table:table-cell office:value-type="percentage" office:value="0.95582330585646758" table:style-name="ce94">
            <text:p>95,6%</text:p>
          </table:table-cell>
          <table:table-cell office:value-type="percentage" office:value="0.85815487538267998" table:style-name="ce94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241817" table:style-name="ce93">
            <text:p>241.817</text:p>
          </table:table-cell>
          <table:table-cell office:value-type="percentage" office:value="1" table:style-name="ce94">
            <text:p>100,0%</text:p>
          </table:table-cell>
          <table:table-cell office:value-type="float" office:value="291586" table:style-name="ce93">
            <text:p>291.586</text:p>
          </table:table-cell>
          <table:table-cell office:value-type="percentage" office:value="0.99861981102027819" table:style-name="ce94">
            <text:p>99,9%</text:p>
          </table:table-cell>
          <table:table-cell office:value-type="float" office:value="348221" table:style-name="ce93">
            <text:p>348.221</text:p>
          </table:table-cell>
          <table:table-cell office:value-type="percentage" office:value="0.98488259617723428" table:style-name="ce94">
            <text:p>98,5%</text:p>
          </table:table-cell>
          <table:table-cell office:value-type="float" office:value="393070" table:style-name="ce93">
            <text:p>393.070</text:p>
          </table:table-cell>
          <table:table-cell office:value-type="percentage" office:value="0.96058162267839686" table:style-name="ce94">
            <text:p>96,1%</text:p>
          </table:table-cell>
          <table:table-cell office:value-type="float" office:value="411476" table:style-name="ce93">
            <text:p>411.476</text:p>
          </table:table-cell>
          <table:table-cell office:value-type="percentage" office:value="0.92918161761551088" table:style-name="ce94">
            <text:p>92,9%</text:p>
          </table:table-cell>
          <table:table-cell office:value-type="float" office:value="267519" table:style-name="ce93">
            <text:p>267.519</text:p>
          </table:table-cell>
          <table:table-cell office:value-type="percentage" office:value="0.86688507378531288" table:style-name="ce94">
            <text:p>86,7%</text:p>
          </table:table-cell>
          <table:table-cell office:value-type="float" office:value="202657" table:style-name="ce93">
            <text:p>202.657</text:p>
          </table:table-cell>
          <table:table-cell office:value-type="percentage" office:value="0.87973276842534798" table:style-name="ce94">
            <text:p>88,0%</text:p>
          </table:table-cell>
          <table:table-cell office:value-type="float" office:value="193132" table:style-name="ce93">
            <text:p>193.132</text:p>
          </table:table-cell>
          <table:table-cell office:value-type="percentage" office:value="1.053385984815429" table:style-name="ce94">
            <text:p>105,3%</text:p>
          </table:table-cell>
          <table:table-cell office:value-type="float" office:value="2349478" table:style-name="ce93">
            <text:p>2.349.478</text:p>
          </table:table-cell>
          <table:table-cell office:value-type="float" office:value="2456127" table:style-name="ce93">
            <text:p>2.456.127</text:p>
          </table:table-cell>
          <table:table-cell office:value-type="percentage" office:value="0.95657838540108064" table:style-name="ce94">
            <text:p>95,7%</text:p>
          </table:table-cell>
          <table:table-cell office:value-type="percentage" office:value="0.87118503038330275" table:style-name="ce94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5124" table:style-name="ce93">
            <text:p>25.124</text:p>
          </table:table-cell>
          <table:table-cell office:value-type="percentage" office:value="1" table:style-name="ce94">
            <text:p>100,0%</text:p>
          </table:table-cell>
          <table:table-cell office:value-type="float" office:value="30716" table:style-name="ce93">
            <text:p>30.716</text:p>
          </table:table-cell>
          <table:table-cell office:value-type="percentage" office:value="1" table:style-name="ce94">
            <text:p>100,0%</text:p>
          </table:table-cell>
          <table:table-cell office:value-type="float" office:value="39714" table:style-name="ce93">
            <text:p>39.714</text:p>
          </table:table-cell>
          <table:table-cell office:value-type="percentage" office:value="1.0284870772258767" table:style-name="ce94">
            <text:p>102,8%</text:p>
          </table:table-cell>
          <table:table-cell office:value-type="float" office:value="46320" table:style-name="ce93">
            <text:p>46.320</text:p>
          </table:table-cell>
          <table:table-cell office:value-type="percentage" office:value="0.97515789473684211" table:style-name="ce94">
            <text:p>97,5%</text:p>
          </table:table-cell>
          <table:table-cell office:value-type="float" office:value="48662" table:style-name="ce93">
            <text:p>48.662</text:p>
          </table:table-cell>
          <table:table-cell office:value-type="percentage" office:value="0.94080117546980124" table:style-name="ce94">
            <text:p>94,1%</text:p>
          </table:table-cell>
          <table:table-cell office:value-type="float" office:value="32468" table:style-name="ce93">
            <text:p>32.468</text:p>
          </table:table-cell>
          <table:table-cell office:value-type="percentage" office:value="0.8766605464953019" table:style-name="ce94">
            <text:p>87,7%</text:p>
          </table:table-cell>
          <table:table-cell office:value-type="float" office:value="25546" table:style-name="ce93">
            <text:p>25.546</text:p>
          </table:table-cell>
          <table:table-cell office:value-type="percentage" office:value="0.84684744414241198" table:style-name="ce94">
            <text:p>84,7%</text:p>
          </table:table-cell>
          <table:table-cell office:value-type="float" office:value="25728" table:style-name="ce93">
            <text:p>25.728</text:p>
          </table:table-cell>
          <table:table-cell office:value-type="percentage" office:value="0.99010967866076582" table:style-name="ce94">
            <text:p>99,0%</text:p>
          </table:table-cell>
          <table:table-cell office:value-type="float" office:value="274278" table:style-name="ce93">
            <text:p>274.278</text:p>
          </table:table-cell>
          <table:table-cell office:value-type="float" office:value="281479" table:style-name="ce93">
            <text:p>281.479</text:p>
          </table:table-cell>
          <table:table-cell office:value-type="percentage" office:value="0.97441727446807758" table:style-name="ce94">
            <text:p>97,4%</text:p>
          </table:table-cell>
          <table:table-cell office:value-type="percentage" office:value="0.86748519811750413" table:style-name="ce94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372223" table:style-name="ce93">
            <text:p>372.223</text:p>
          </table:table-cell>
          <table:table-cell office:value-type="percentage" office:value="1" table:style-name="ce94">
            <text:p>100,0%</text:p>
          </table:table-cell>
          <table:table-cell office:value-type="float" office:value="511307" table:style-name="ce93">
            <text:p>511.307</text:p>
          </table:table-cell>
          <table:table-cell office:value-type="percentage" office:value="0.9701299686936723" table:style-name="ce94">
            <text:p>97,0%</text:p>
          </table:table-cell>
          <table:table-cell office:value-type="float" office:value="691505" table:style-name="ce93">
            <text:p>691.505</text:p>
          </table:table-cell>
          <table:table-cell office:value-type="percentage" office:value="0.95981306335692018" table:style-name="ce94">
            <text:p>96,0%</text:p>
          </table:table-cell>
          <table:table-cell office:value-type="float" office:value="962396" table:style-name="ce93">
            <text:p>962.396</text:p>
          </table:table-cell>
          <table:table-cell office:value-type="percentage" office:value="0.97235387604457246" table:style-name="ce94">
            <text:p>97,2%</text:p>
          </table:table-cell>
          <table:table-cell office:value-type="float" office:value="1053756" table:style-name="ce93">
            <text:p>1.053.756</text:p>
          </table:table-cell>
          <table:table-cell office:value-type="percentage" office:value="0.91152761210103861" table:style-name="ce94">
            <text:p>91,2%</text:p>
          </table:table-cell>
          <table:table-cell office:value-type="float" office:value="774757" table:style-name="ce93">
            <text:p>774.757</text:p>
          </table:table-cell>
          <table:table-cell office:value-type="percentage" office:value="0.86003458978469083" table:style-name="ce94">
            <text:p>86,0%</text:p>
          </table:table-cell>
          <table:table-cell office:value-type="float" office:value="630865" table:style-name="ce93">
            <text:p>630.865</text:p>
          </table:table-cell>
          <table:table-cell office:value-type="percentage" office:value="0.85766976590529354" table:style-name="ce94">
            <text:p>85,8%</text:p>
          </table:table-cell>
          <table:table-cell office:value-type="float" office:value="540049" table:style-name="ce93">
            <text:p>540.049</text:p>
          </table:table-cell>
          <table:table-cell office:value-type="percentage" office:value="0.9462259522724884" table:style-name="ce94">
            <text:p>94,6%</text:p>
          </table:table-cell>
          <table:table-cell office:value-type="float" office:value="5536858" table:style-name="ce93">
            <text:p>5.536.858</text:p>
          </table:table-cell>
          <table:table-cell office:value-type="float" office:value="5970908" table:style-name="ce93">
            <text:p>5.970.908</text:p>
          </table:table-cell>
          <table:table-cell office:value-type="percentage" office:value="0.92730586369778267" table:style-name="ce94">
            <text:p>92,7%</text:p>
          </table:table-cell>
          <table:table-cell office:value-type="percentage" office:value="0.81956763848931624" table:style-name="ce94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Murcia</text:p>
          </table:table-cell>
          <table:table-cell office:value-type="float" office:value="75969" table:style-name="ce93">
            <text:p>75.969</text:p>
          </table:table-cell>
          <table:table-cell office:value-type="percentage" office:value="1" table:style-name="ce94">
            <text:p>100,0%</text:p>
          </table:table-cell>
          <table:table-cell office:value-type="float" office:value="108336" table:style-name="ce93">
            <text:p>108.336</text:p>
          </table:table-cell>
          <table:table-cell office:value-type="percentage" office:value="1" table:style-name="ce94">
            <text:p>100,0%</text:p>
          </table:table-cell>
          <table:table-cell office:value-type="float" office:value="154032" table:style-name="ce93">
            <text:p>154.032</text:p>
          </table:table-cell>
          <table:table-cell office:value-type="percentage" office:value="1.0031978429214348" table:style-name="ce94">
            <text:p>100,3%</text:p>
          </table:table-cell>
          <table:table-cell office:value-type="float" office:value="212056" table:style-name="ce93">
            <text:p>212.056</text:p>
          </table:table-cell>
          <table:table-cell office:value-type="percentage" office:value="0.97227456752085029" table:style-name="ce94">
            <text:p>97,2%</text:p>
          </table:table-cell>
          <table:table-cell office:value-type="float" office:value="236080" table:style-name="ce93">
            <text:p>236.080</text:p>
          </table:table-cell>
          <table:table-cell office:value-type="percentage" office:value="0.93508880333349176" table:style-name="ce94">
            <text:p>93,5%</text:p>
          </table:table-cell>
          <table:table-cell office:value-type="float" office:value="172144" table:style-name="ce93">
            <text:p>172.144</text:p>
          </table:table-cell>
          <table:table-cell office:value-type="percentage" office:value="0.86472367059485422" table:style-name="ce94">
            <text:p>86,5%</text:p>
          </table:table-cell>
          <table:table-cell office:value-type="float" office:value="145855" table:style-name="ce93">
            <text:p>145.855</text:p>
          </table:table-cell>
          <table:table-cell office:value-type="percentage" office:value="0.83854109774116214" table:style-name="ce94">
            <text:p>83,9%</text:p>
          </table:table-cell>
          <table:table-cell office:value-type="float" office:value="134119" table:style-name="ce93">
            <text:p>134.119</text:p>
          </table:table-cell>
          <table:table-cell office:value-type="percentage" office:value="0.9274146705758699" table:style-name="ce94">
            <text:p>92,7%</text:p>
          </table:table-cell>
          <table:table-cell office:value-type="float" office:value="1238591" table:style-name="ce93">
            <text:p>1.238.591</text:p>
          </table:table-cell>
          <table:table-cell office:value-type="float" office:value="1317614" table:style-name="ce93">
            <text:p>1.317.614</text:p>
          </table:table-cell>
          <table:table-cell office:value-type="percentage" office:value="0.94002568278721987" table:style-name="ce94">
            <text:p>94,0%</text:p>
          </table:table-cell>
          <table:table-cell office:value-type="percentage" office:value="0.81859139924233815" table:style-name="ce94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2321" table:style-name="ce93">
            <text:p>42.321</text:p>
          </table:table-cell>
          <table:table-cell office:value-type="percentage" office:value="1" table:style-name="ce94">
            <text:p>100,0%</text:p>
          </table:table-cell>
          <table:table-cell office:value-type="float" office:value="55908" table:style-name="ce93">
            <text:p>55.908</text:p>
          </table:table-cell>
          <table:table-cell office:value-type="percentage" office:value="0.9870762711864407" table:style-name="ce94">
            <text:p>98,7%</text:p>
          </table:table-cell>
          <table:table-cell office:value-type="float" office:value="72566" table:style-name="ce93">
            <text:p>72.566</text:p>
          </table:table-cell>
          <table:table-cell office:value-type="percentage" office:value="0.9589797806264041" table:style-name="ce94">
            <text:p>95,9%</text:p>
          </table:table-cell>
          <table:table-cell office:value-type="float" office:value="92746" table:style-name="ce93">
            <text:p>92.746</text:p>
          </table:table-cell>
          <table:table-cell office:value-type="percentage" office:value="0.94931318962517142" table:style-name="ce94">
            <text:p>94,9%</text:p>
          </table:table-cell>
          <table:table-cell office:value-type="float" office:value="96553" table:style-name="ce93">
            <text:p>96.553</text:p>
          </table:table-cell>
          <table:table-cell office:value-type="percentage" office:value="0.91326390662391344" table:style-name="ce94">
            <text:p>91,3%</text:p>
          </table:table-cell>
          <table:table-cell office:value-type="float" office:value="65780" table:style-name="ce93">
            <text:p>65.780</text:p>
          </table:table-cell>
          <table:table-cell office:value-type="percentage" office:value="0.85730297540695177" table:style-name="ce94">
            <text:p>85,7%</text:p>
          </table:table-cell>
          <table:table-cell office:value-type="float" office:value="59461" table:style-name="ce93">
            <text:p>59.461</text:p>
          </table:table-cell>
          <table:table-cell office:value-type="percentage" office:value="0.86423359786052734" table:style-name="ce94">
            <text:p>86,4%</text:p>
          </table:table-cell>
          <table:table-cell office:value-type="float" office:value="56177" table:style-name="ce93">
            <text:p>56.177</text:p>
          </table:table-cell>
          <table:table-cell office:value-type="percentage" office:value="0.97663462039950621" table:style-name="ce94">
            <text:p>97,7%</text:p>
          </table:table-cell>
          <table:table-cell office:value-type="float" office:value="541512" table:style-name="ce93">
            <text:p>541.512</text:p>
          </table:table-cell>
          <table:table-cell office:value-type="float" office:value="580174" table:style-name="ce93">
            <text:p>580.174</text:p>
          </table:table-cell>
          <table:table-cell office:value-type="percentage" office:value="0.93336137089907512" table:style-name="ce94">
            <text:p>93,3%</text:p>
          </table:table-cell>
          <table:table-cell office:value-type="percentage" office:value="0.82339953835907631" table:style-name="ce94">
            <text:p>82,3%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63442" table:style-name="ce93">
            <text:p>163.442</text:p>
          </table:table-cell>
          <table:table-cell office:value-type="percentage" office:value="1.0245477226282862" table:style-name="ce94">
            <text:p>102,5%</text:p>
          </table:table-cell>
          <table:table-cell office:value-type="float" office:value="214330" table:style-name="ce93">
            <text:p>214.330</text:p>
          </table:table-cell>
          <table:table-cell office:value-type="percentage" office:value="0.99059001876450092" table:style-name="ce94">
            <text:p>99,1%</text:p>
          </table:table-cell>
          <table:table-cell office:value-type="float" office:value="278148" table:style-name="ce93">
            <text:p>278.148</text:p>
          </table:table-cell>
          <table:table-cell office:value-type="percentage" office:value="0.97883257144666969" table:style-name="ce94">
            <text:p>97,9%</text:p>
          </table:table-cell>
          <table:table-cell office:value-type="float" office:value="326908" table:style-name="ce93">
            <text:p>326.908</text:p>
          </table:table-cell>
          <table:table-cell office:value-type="percentage" office:value="0.96871101470662313" table:style-name="ce94">
            <text:p>96,9%</text:p>
          </table:table-cell>
          <table:table-cell office:value-type="float" office:value="325072" table:style-name="ce93">
            <text:p>325.072</text:p>
          </table:table-cell>
          <table:table-cell office:value-type="percentage" office:value="0.93394318286292177" table:style-name="ce94">
            <text:p>93,4%</text:p>
          </table:table-cell>
          <table:table-cell office:value-type="float" office:value="209835" table:style-name="ce93">
            <text:p>209.835</text:p>
          </table:table-cell>
          <table:table-cell office:value-type="percentage" office:value="0.88301386580259644" table:style-name="ce94">
            <text:p>88,3%</text:p>
          </table:table-cell>
          <table:table-cell office:value-type="float" office:value="173636" table:style-name="ce93">
            <text:p>173.636</text:p>
          </table:table-cell>
          <table:table-cell office:value-type="percentage" office:value="0.87160103405868028" table:style-name="ce94">
            <text:p>87,2%</text:p>
          </table:table-cell>
          <table:table-cell office:value-type="float" office:value="167003" table:style-name="ce93">
            <text:p>167.003</text:p>
          </table:table-cell>
          <table:table-cell office:value-type="percentage" office:value="0.96635747640567771" table:style-name="ce94">
            <text:p>96,6%</text:p>
          </table:table-cell>
          <table:table-cell office:value-type="float" office:value="1858374" table:style-name="ce93">
            <text:p>1.858.374</text:p>
          </table:table-cell>
          <table:table-cell office:value-type="float" office:value="1955253" table:style-name="ce93">
            <text:p>1.955.253</text:p>
          </table:table-cell>
          <table:table-cell office:value-type="percentage" office:value="0.95045193639902359" table:style-name="ce94">
            <text:p>95,0%</text:p>
          </table:table-cell>
          <table:table-cell office:value-type="percentage" office:value="0.85016112297498336" table:style-name="ce94">
            <text:p>85,0%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2397" table:style-name="ce93">
            <text:p>2.397</text:p>
          </table:table-cell>
          <table:table-cell office:value-type="percentage" office:value="0.84490659146986258" table:style-name="ce94">
            <text:p>84,5%</text:p>
          </table:table-cell>
          <table:table-cell office:value-type="float" office:value="3908" table:style-name="ce93">
            <text:p>3.908</text:p>
          </table:table-cell>
          <table:table-cell office:value-type="percentage" office:value="0.88737511353315168" table:style-name="ce94">
            <text:p>88,7%</text:p>
          </table:table-cell>
          <table:table-cell office:value-type="float" office:value="7658" table:style-name="ce93">
            <text:p>7.658</text:p>
          </table:table-cell>
          <table:table-cell office:value-type="percentage" office:value="0.91943810781606439" table:style-name="ce94">
            <text:p>91,9%</text:p>
          </table:table-cell>
          <table:table-cell office:value-type="float" office:value="10625" table:style-name="ce93">
            <text:p>10.625</text:p>
          </table:table-cell>
          <table:table-cell office:value-type="percentage" office:value="0.9193562343168642" table:style-name="ce94">
            <text:p>91,9%</text:p>
          </table:table-cell>
          <table:table-cell office:value-type="float" office:value="11218" table:style-name="ce93">
            <text:p>11.218</text:p>
          </table:table-cell>
          <table:table-cell office:value-type="percentage" office:value="0.90782552399449701" table:style-name="ce94">
            <text:p>90,8%</text:p>
          </table:table-cell>
          <table:table-cell office:value-type="float" office:value="9405" table:style-name="ce93">
            <text:p>9.405</text:p>
          </table:table-cell>
          <table:table-cell office:value-type="percentage" office:value="0.82507237476971662" table:style-name="ce94">
            <text:p>82,5%</text:p>
          </table:table-cell>
          <table:table-cell office:value-type="float" office:value="9265" table:style-name="ce93">
            <text:p>9.265</text:p>
          </table:table-cell>
          <table:table-cell office:value-type="percentage" office:value="0.85273815002300968" table:style-name="ce94">
            <text:p>85,3%</text:p>
          </table:table-cell>
          <table:table-cell office:value-type="float" office:value="9406" table:style-name="ce93">
            <text:p>9.406</text:p>
          </table:table-cell>
          <table:table-cell office:value-type="percentage" office:value="1.0134683762525589" table:style-name="ce94">
            <text:p>101,3%</text:p>
          </table:table-cell>
          <table:table-cell office:value-type="float" office:value="63882" table:style-name="ce93">
            <text:p>63.882</text:p>
          </table:table-cell>
          <table:table-cell office:value-type="float" office:value="71029" table:style-name="ce93">
            <text:p>71.029</text:p>
          </table:table-cell>
          <table:table-cell office:value-type="percentage" office:value="0.89937912683551791" table:style-name="ce94">
            <text:p>89,9%</text:p>
          </table:table-cell>
          <table:table-cell office:value-type="percentage" office:value="0.76489816444556202" table:style-name="ce94">
            <text:p>76,5%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2057" table:style-name="ce93">
            <text:p>2.057</text:p>
          </table:table-cell>
          <table:table-cell office:value-type="percentage" office:value="0.81919553962564717" table:style-name="ce94">
            <text:p>81,9%</text:p>
          </table:table-cell>
          <table:table-cell office:value-type="float" office:value="3372" table:style-name="ce93">
            <text:p>3.372</text:p>
          </table:table-cell>
          <table:table-cell office:value-type="percentage" office:value="0.88666841966868259" table:style-name="ce94">
            <text:p>88,7%</text:p>
          </table:table-cell>
          <table:table-cell office:value-type="float" office:value="7414" table:style-name="ce93">
            <text:p>7.414</text:p>
          </table:table-cell>
          <table:table-cell office:value-type="percentage" office:value="0.92617114303560277" table:style-name="ce94">
            <text:p>92,6%</text:p>
          </table:table-cell>
          <table:table-cell office:value-type="float" office:value="10073" table:style-name="ce93">
            <text:p>10.073</text:p>
          </table:table-cell>
          <table:table-cell office:value-type="percentage" office:value="0.93259883344134797" table:style-name="ce94">
            <text:p>93,3%</text:p>
          </table:table-cell>
          <table:table-cell office:value-type="float" office:value="10596" table:style-name="ce93">
            <text:p>10.596</text:p>
          </table:table-cell>
          <table:table-cell office:value-type="percentage" office:value="0.97006316945893989" table:style-name="ce94">
            <text:p>97,0%</text:p>
          </table:table-cell>
          <table:table-cell office:value-type="float" office:value="9176" table:style-name="ce93">
            <text:p>9.176</text:p>
          </table:table-cell>
          <table:table-cell office:value-type="percentage" office:value="0.83783783783783783" table:style-name="ce94">
            <text:p>83,8%</text:p>
          </table:table-cell>
          <table:table-cell office:value-type="float" office:value="9768" table:style-name="ce93">
            <text:p>9.768</text:p>
          </table:table-cell>
          <table:table-cell office:value-type="percentage" office:value="0.83551449833205027" table:style-name="ce94">
            <text:p>83,6%</text:p>
          </table:table-cell>
          <table:table-cell office:value-type="float" office:value="9044" table:style-name="ce93">
            <text:p>9.044</text:p>
          </table:table-cell>
          <table:table-cell office:value-type="percentage" office:value="0.94405010438413361" table:style-name="ce94">
            <text:p>94,4%</text:p>
          </table:table-cell>
          <table:table-cell office:value-type="float" office:value="61500" table:style-name="ce93">
            <text:p>61.500</text:p>
          </table:table-cell>
          <table:table-cell office:value-type="float" office:value="68266" table:style-name="ce93">
            <text:p>68.266</text:p>
          </table:table-cell>
          <table:table-cell office:value-type="percentage" office:value="0.90088770398148421" table:style-name="ce94">
            <text:p>90,1%</text:p>
          </table:table-cell>
          <table:table-cell office:value-type="percentage" office:value="0.73195115564971081" table:style-name="ce94">
            <text:p>73,2%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80">
            <text:p>Fuerzas Armadas</text:p>
          </table:table-cell>
          <table:table-cell office:value-type="float" office:value="23" table:style-name="ce93">
            <text:p>23</text:p>
          </table:table-cell>
          <table:table-cell office:value-type="string" table:style-name="ce94">
            <text:p>-</text:p>
          </table:table-cell>
          <table:table-cell office:value-type="float" office:value="19" table:style-name="ce93">
            <text:p>19</text:p>
          </table:table-cell>
          <table:table-cell office:value-type="string" table:style-name="ce94">
            <text:p>-</text:p>
          </table:table-cell>
          <table:table-cell office:value-type="float" office:value="3703" table:style-name="ce93">
            <text:p>3.703</text:p>
          </table:table-cell>
          <table:table-cell office:value-type="string" table:style-name="ce94">
            <text:p>-</text:p>
          </table:table-cell>
          <table:table-cell office:value-type="float" office:value="9844" table:style-name="ce93">
            <text:p>9.844</text:p>
          </table:table-cell>
          <table:table-cell office:value-type="string" table:style-name="ce94">
            <text:p>-</text:p>
          </table:table-cell>
          <table:table-cell office:value-type="float" office:value="22739" table:style-name="ce93">
            <text:p>22.739</text:p>
          </table:table-cell>
          <table:table-cell office:value-type="string" table:style-name="ce94">
            <text:p>-</text:p>
          </table:table-cell>
          <table:table-cell office:value-type="float" office:value="32577" table:style-name="ce93">
            <text:p>32.577</text:p>
          </table:table-cell>
          <table:table-cell office:value-type="string" table:style-name="ce94">
            <text:p>-</text:p>
          </table:table-cell>
          <table:table-cell office:value-type="float" office:value="24577" table:style-name="ce93">
            <text:p>24.577</text:p>
          </table:table-cell>
          <table:table-cell office:value-type="string" table:style-name="ce94">
            <text:p>-</text:p>
          </table:table-cell>
          <table:table-cell office:value-type="float" office:value="1338" table:style-name="ce93">
            <text:p>1.338</text:p>
          </table:table-cell>
          <table:table-cell office:value-type="string" table:style-name="ce94">
            <text:p>-</text:p>
          </table:table-cell>
          <table:table-cell office:value-type="float" office:value="94820" table:style-name="ce93">
            <text:p>94.820</text:p>
          </table:table-cell>
          <table:table-cell office:value-type="string" table:style-name="ce93">
            <text:p>-</text:p>
          </table:table-cell>
          <table:table-cell office:value-type="string" table:style-name="ce94">
            <text:p>-</text:p>
          </table:table-cell>
          <table:table-cell office:value-type="string" table:style-name="ce94">
            <text:p>-</text:p>
          </table:table-cell>
          <table:table-cell table:number-columns-repeated="16363" table:style-name="ce60"/>
        </table:table-row>
        <table:table-row table:style-name="ro5">
          <table:table-cell office:value-type="string" table:style-name="ce95">
            <text:p>Sanidad Exterior</text:p>
          </table:table-cell>
          <table:table-cell office:value-type="float" office:value="31" table:style-name="ce96">
            <text:p>31</text:p>
          </table:table-cell>
          <table:table-cell office:value-type="string" table:style-name="ce97">
            <text:p>-</text:p>
          </table:table-cell>
          <table:table-cell office:value-type="float" office:value="49" table:style-name="ce96">
            <text:p>49</text:p>
          </table:table-cell>
          <table:table-cell office:value-type="string" table:style-name="ce97">
            <text:p>-</text:p>
          </table:table-cell>
          <table:table-cell office:value-type="float" office:value="312" table:style-name="ce96">
            <text:p>312</text:p>
          </table:table-cell>
          <table:table-cell office:value-type="string" table:style-name="ce97">
            <text:p>-</text:p>
          </table:table-cell>
          <table:table-cell office:value-type="float" office:value="922" table:style-name="ce96">
            <text:p>922</text:p>
          </table:table-cell>
          <table:table-cell office:value-type="string" table:style-name="ce97">
            <text:p>-</text:p>
          </table:table-cell>
          <table:table-cell office:value-type="float" office:value="1983" table:style-name="ce96">
            <text:p>1.983</text:p>
          </table:table-cell>
          <table:table-cell office:value-type="string" table:style-name="ce97">
            <text:p>-</text:p>
          </table:table-cell>
          <table:table-cell office:value-type="float" office:value="2449" table:style-name="ce96">
            <text:p>2.449</text:p>
          </table:table-cell>
          <table:table-cell office:value-type="string" table:style-name="ce97">
            <text:p>-</text:p>
          </table:table-cell>
          <table:table-cell office:value-type="float" office:value="2140" table:style-name="ce96">
            <text:p>2.140</text:p>
          </table:table-cell>
          <table:table-cell office:value-type="string" table:style-name="ce97">
            <text:p>-</text:p>
          </table:table-cell>
          <table:table-cell office:value-type="float" office:value="257" table:style-name="ce96">
            <text:p>257</text:p>
          </table:table-cell>
          <table:table-cell office:value-type="string" table:style-name="ce97">
            <text:p>-</text:p>
          </table:table-cell>
          <table:table-cell office:value-type="float" office:value="8143" table:style-name="ce96">
            <text:p>8.143</text:p>
          </table:table-cell>
          <table:table-cell office:value-type="string" table:style-name="ce96">
            <text:p>-</text:p>
          </table:table-cell>
          <table:table-cell office:value-type="string" table:style-name="ce97">
            <text:p>-</text:p>
          </table:table-cell>
          <table:table-cell office:value-type="string" table:style-name="ce97">
            <text:p>-</text:p>
          </table:table-cell>
          <table:table-cell table:number-columns-repeated="20" table:style-name="ce60"/>
          <table:table-cell table:number-columns-repeated="16343" table:style-name="ce86"/>
        </table:table-row>
        <table:table-row table:style-name="ro5">
          <table:table-cell office:value-type="string" table:style-name="ce87">
            <text:p>Total España</text:p>
          </table:table-cell>
          <table:table-cell office:value-type="float" office:value="2926891" table:style-name="ce98">
            <text:p>2.926.891</text:p>
          </table:table-cell>
          <table:table-cell office:value-type="percentage" office:value="1" table:style-name="ce99">
            <text:p>100,0%</text:p>
          </table:table-cell>
          <table:table-cell office:value-type="float" office:value="3954423" table:style-name="ce98">
            <text:p>3.954.423</text:p>
          </table:table-cell>
          <table:table-cell office:value-type="percentage" office:value="0.98939008899304925" table:style-name="ce99">
            <text:p>98,9%</text:p>
          </table:table-cell>
          <table:table-cell office:value-type="float" office:value="5321215" table:style-name="ce98">
            <text:p>5.321.215</text:p>
          </table:table-cell>
          <table:table-cell office:value-type="percentage" office:value="0.96614805561708605" table:style-name="ce99">
            <text:p>96,6%</text:p>
          </table:table-cell>
          <table:table-cell office:value-type="float" office:value="6775520" table:style-name="ce98">
            <text:p>6.775.520</text:p>
          </table:table-cell>
          <table:table-cell office:value-type="percentage" office:value="0.95032142944303233" table:style-name="ce99">
            <text:p>95,0%</text:p>
          </table:table-cell>
          <table:table-cell office:value-type="float" office:value="7104539" table:style-name="ce98">
            <text:p>7.104.539</text:p>
          </table:table-cell>
          <table:table-cell office:value-type="percentage" office:value="0.90887981385752348" table:style-name="ce99">
            <text:p>90,9%</text:p>
          </table:table-cell>
          <table:table-cell office:value-type="float" office:value="5069251" table:style-name="ce98">
            <text:p>5.069.251</text:p>
          </table:table-cell>
          <table:table-cell office:value-type="percentage" office:value="0.85311914130211608" table:style-name="ce99">
            <text:p>85,3%</text:p>
          </table:table-cell>
          <table:table-cell office:value-type="float" office:value="4178518" table:style-name="ce98">
            <text:p>4.178.518</text:p>
          </table:table-cell>
          <table:table-cell office:value-type="percentage" office:value="0.84849810289353156" table:style-name="ce99">
            <text:p>84,8%</text:p>
          </table:table-cell>
          <table:table-cell office:value-type="float" office:value="3829963" table:style-name="ce98">
            <text:p>3.829.963</text:p>
          </table:table-cell>
          <table:table-cell office:value-type="percentage" office:value="0.9613452638353478" table:style-name="ce99">
            <text:p>96,1%</text:p>
          </table:table-cell>
          <table:table-cell office:value-type="float" office:value="39160320" table:style-name="ce98">
            <text:p>39.160.320</text:p>
          </table:table-cell>
          <table:table-cell office:value-type="float" office:value="42185033" table:style-name="ce98">
            <text:p>42.185.033</text:p>
          </table:table-cell>
          <table:table-cell office:value-type="percentage" office:value="0.92829890639175272" table:style-name="ce99">
            <text:p>92,8%</text:p>
          </table:table-cell>
          <table:table-cell office:value-type="percentage" office:value="0.8261898001120157" table:style-name="ce99">
            <text:p>82,6%</text:p>
          </table:table-cell>
          <table:table-cell table:number-columns-repeated="16363" table:style-name="ce60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0"/>
          <table:table-cell table:style-name="ce90"/>
          <table:table-cell table:style-name="ce60"/>
          <table:table-cell table:style-name="ce90"/>
          <table:table-cell table:style-name="ce86"/>
          <table:table-cell table:style-name="ce90"/>
          <table:table-cell table:style-name="ce60"/>
          <table:table-cell table:style-name="ce90"/>
          <table:table-cell table:number-columns-repeated="2" table:style-name="ce60"/>
          <table:table-cell table:style-name="ce90"/>
          <table:table-cell table:number-columns-repeated="16366" table:style-name="ce6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00"/>
        <table:table-row table:style-name="ro12">
          <table:table-cell table:number-columns-spanned="1" table:number-rows-spanned="2" table:style-name="ce111"/>
          <table:table-cell office:value-type="string" table:number-columns-spanned="2" table:number-rows-spanned="1" table:style-name="ce112">
            <text:p><text:s/>Mayores de 70 años</text:p>
          </table:table-cell>
          <table:covered-table-cell/>
          <table:table-cell office:value-type="string" table:number-columns-spanned="2" table:number-rows-spanned="1" table:style-name="ce112">
            <text:p>60-69 años</text:p>
          </table:table-cell>
          <table:covered-table-cell/>
          <table:table-cell office:value-type="string" table:number-columns-spanned="2" table:number-rows-spanned="1" table:style-name="ce112">
            <text:p>50-59 años</text:p>
          </table:table-cell>
          <table:covered-table-cell/>
          <table:table-cell office:value-type="string" table:number-columns-spanned="2" table:number-rows-spanned="1" table:style-name="ce112">
            <text:p>40-49 años</text:p>
          </table:table-cell>
          <table:covered-table-cell/>
          <table:table-cell office:value-type="string" table:number-columns-spanned="2" table:number-rows-spanned="1" table:style-name="ce112">
            <text:p>30-39 años</text:p>
          </table:table-cell>
          <table:covered-table-cell/>
          <table:table-cell office:value-type="string" table:number-columns-spanned="2" table:number-rows-spanned="1" table:style-name="ce112">
            <text:p>20-29 años</text:p>
          </table:table-cell>
          <table:covered-table-cell/>
          <table:table-cell office:value-type="string" table:number-columns-spanned="2" table:number-rows-spanned="1" table:style-name="ce113">
            <text:p>18-19 años</text:p>
          </table:table-cell>
          <table:covered-table-cell/>
          <table:table-cell table:number-columns-repeated="16369"/>
        </table:table-row>
        <table:table-row table:style-name="ro13">
          <table:covered-table-cell/>
          <table:table-cell office:value-type="string" table:style-name="ce101">
            <text:p>Nº Personas &gt; 70 años con <text:s/>dosis de recuerdo</text:p>
          </table:table-cell>
          <table:table-cell office:value-type="string" table:style-name="ce101">
            <text:p>% Dosis de recuerdo en &gt; 70 años</text:p>
          </table:table-cell>
          <table:table-cell office:value-type="string" table:style-name="ce101">
            <text:p>Nº Personas 60-69 años con <text:s/>dosis de recuerdo</text:p>
          </table:table-cell>
          <table:table-cell office:value-type="string" table:style-name="ce101">
            <text:p>% Dosis de recuerdo en 60-69 años</text:p>
          </table:table-cell>
          <table:table-cell office:value-type="string" table:style-name="ce101">
            <text:p>Nº Personas 50-59 años con <text:s/>dosis de recuerdo</text:p>
          </table:table-cell>
          <table:table-cell office:value-type="string" table:style-name="ce101">
            <text:p>% Dosis de recuerdo en 50-59 años</text:p>
          </table:table-cell>
          <table:table-cell office:value-type="string" table:style-name="ce101">
            <text:p>Nº Personas 40-49 años con <text:s/>dosis de recuerdo</text:p>
          </table:table-cell>
          <table:table-cell office:value-type="string" table:style-name="ce101">
            <text:p>% Dosis de recuerdo en 40-49 años</text:p>
          </table:table-cell>
          <table:table-cell office:value-type="string" table:style-name="ce101">
            <text:p>Nº Personas 30-39 años con <text:s/>dosis de recuerdo</text:p>
          </table:table-cell>
          <table:table-cell office:value-type="string" table:style-name="ce101">
            <text:p>% Dosis de recuerdo en 30-39 años</text:p>
          </table:table-cell>
          <table:table-cell office:value-type="string" table:style-name="ce101">
            <text:p>Nº Personas 20-29 años con <text:s/>dosis de recuerdo</text:p>
          </table:table-cell>
          <table:table-cell office:value-type="string" table:style-name="ce101">
            <text:p>% Dosis de recuerdo en 20-29 años</text:p>
          </table:table-cell>
          <table:table-cell office:value-type="string" table:style-name="ce101">
            <text:p>Nº Personas 18-19 años con <text:s/>dosis de recuerdo</text:p>
          </table:table-cell>
          <table:table-cell office:value-type="string" table:style-name="ce10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02">
            <text:p>Andalucía</text:p>
          </table:table-cell>
          <table:table-cell office:value-type="float" office:value="1004818" table:style-name="ce103">
            <text:p>1.004.818</text:p>
          </table:table-cell>
          <table:table-cell office:value-type="percentage" office:value="0.9268777747952428" table:style-name="ce104">
            <text:p>92,7%</text:p>
          </table:table-cell>
          <table:table-cell office:value-type="float" office:value="877342" table:style-name="ce103">
            <text:p>877.342</text:p>
          </table:table-cell>
          <table:table-cell office:value-type="percentage" office:value="0.93831060840214631" table:style-name="ce104">
            <text:p>93,8%</text:p>
          </table:table-cell>
          <table:table-cell office:value-type="float" office:value="896393" table:style-name="ce103">
            <text:p>896.393</text:p>
          </table:table-cell>
          <table:table-cell office:value-type="percentage" office:value="0.73141920422862172" table:style-name="ce104">
            <text:p>73,1%</text:p>
          </table:table-cell>
          <table:table-cell office:value-type="float" office:value="728715" table:style-name="ce103">
            <text:p>728.715</text:p>
          </table:table-cell>
          <table:table-cell office:value-type="percentage" office:value="0.57244226794648523" table:style-name="ce104">
            <text:p>57,2%</text:p>
          </table:table-cell>
          <table:table-cell office:value-type="float" office:value="408606" table:style-name="ce103">
            <text:p>408.606</text:p>
          </table:table-cell>
          <table:table-cell office:value-type="percentage" office:value="0.42655055531139507" table:style-name="ce104">
            <text:p>42,7%</text:p>
          </table:table-cell>
          <table:table-cell office:value-type="float" office:value="291804" table:style-name="ce103">
            <text:p>291.804</text:p>
          </table:table-cell>
          <table:table-cell office:value-type="percentage" office:value="0.3649858535523719" table:style-name="ce104">
            <text:p>36,5%</text:p>
          </table:table-cell>
          <table:table-cell office:value-type="float" office:value="35347" table:style-name="ce103">
            <text:p>35.347</text:p>
          </table:table-cell>
          <table:table-cell office:value-type="percentage" office:value="0.20915260856444637" table:style-name="ce104">
            <text:p>20,9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Aragón</text:p>
          </table:table-cell>
          <table:table-cell office:value-type="float" office:value="204059" table:style-name="ce106">
            <text:p>204.059</text:p>
          </table:table-cell>
          <table:table-cell office:value-type="percentage" office:value="0.92827931308995792" table:style-name="ce82">
            <text:p>92,8%</text:p>
          </table:table-cell>
          <table:table-cell office:value-type="float" office:value="146796" table:style-name="ce106">
            <text:p>146.796</text:p>
          </table:table-cell>
          <table:table-cell office:value-type="percentage" office:value="0.94349785007744869" table:style-name="ce82">
            <text:p>94,3%</text:p>
          </table:table-cell>
          <table:table-cell office:value-type="float" office:value="146199" table:style-name="ce106">
            <text:p>146.199</text:p>
          </table:table-cell>
          <table:table-cell office:value-type="percentage" office:value="0.77539406411099565" table:style-name="ce82">
            <text:p>77,5%</text:p>
          </table:table-cell>
          <table:table-cell office:value-type="float" office:value="117737" table:style-name="ce106">
            <text:p>117.737</text:p>
          </table:table-cell>
          <table:table-cell office:value-type="percentage" office:value="0.6154767007851788" table:style-name="ce82">
            <text:p>61,5%</text:p>
          </table:table-cell>
          <table:table-cell office:value-type="float" office:value="61749" table:style-name="ce106">
            <text:p>61.749</text:p>
          </table:table-cell>
          <table:table-cell office:value-type="percentage" office:value="0.47392051821265752" table:style-name="ce82">
            <text:p>47,4%</text:p>
          </table:table-cell>
          <table:table-cell office:value-type="float" office:value="47276" table:style-name="ce106">
            <text:p>47.276</text:p>
          </table:table-cell>
          <table:table-cell office:value-type="percentage" office:value="0.4350498766886296" table:style-name="ce82">
            <text:p>43,5%</text:p>
          </table:table-cell>
          <table:table-cell office:value-type="float" office:value="10586" table:style-name="ce103">
            <text:p>10.586</text:p>
          </table:table-cell>
          <table:table-cell office:value-type="percentage" office:value="0.46784814602024133" table:style-name="ce104">
            <text:p>46,8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Asturias<text:s/></text:p>
          </table:table-cell>
          <table:table-cell office:value-type="float" office:value="193110" table:style-name="ce106">
            <text:p>193.110</text:p>
          </table:table-cell>
          <table:table-cell office:value-type="percentage" office:value="0.94969484456990538" table:style-name="ce82">
            <text:p>95,0%</text:p>
          </table:table-cell>
          <table:table-cell office:value-type="float" office:value="143168" table:style-name="ce106">
            <text:p>143.168</text:p>
          </table:table-cell>
          <table:table-cell office:value-type="percentage" office:value="0.95726129981278418" table:style-name="ce82">
            <text:p>95,7%</text:p>
          </table:table-cell>
          <table:table-cell office:value-type="float" office:value="146005" table:style-name="ce106">
            <text:p>146.005</text:p>
          </table:table-cell>
          <table:table-cell office:value-type="percentage" office:value="0.9418826686621854" table:style-name="ce82">
            <text:p>94,2%</text:p>
          </table:table-cell>
          <table:table-cell office:value-type="float" office:value="129222" table:style-name="ce106">
            <text:p>129.222</text:p>
          </table:table-cell>
          <table:table-cell office:value-type="percentage" office:value="0.84776319156055024" table:style-name="ce82">
            <text:p>84,8%</text:p>
          </table:table-cell>
          <table:table-cell office:value-type="float" office:value="64073" table:style-name="ce106">
            <text:p>64.073</text:p>
          </table:table-cell>
          <table:table-cell office:value-type="percentage" office:value="0.69663495515085616" table:style-name="ce82">
            <text:p>69,7%</text:p>
          </table:table-cell>
          <table:table-cell office:value-type="float" office:value="45538" table:style-name="ce106">
            <text:p>45.538</text:p>
          </table:table-cell>
          <table:table-cell office:value-type="percentage" office:value="0.67485699042650937" table:style-name="ce82">
            <text:p>67,5%</text:p>
          </table:table-cell>
          <table:table-cell office:value-type="float" office:value="10313" table:style-name="ce103">
            <text:p>10.313</text:p>
          </table:table-cell>
          <table:table-cell office:value-type="percentage" office:value="0.71628003889429093" table:style-name="ce104">
            <text:p>71,6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Baleares</text:p>
          </table:table-cell>
          <table:table-cell office:value-type="float" office:value="121166" table:style-name="ce106">
            <text:p>121.166</text:p>
          </table:table-cell>
          <table:table-cell office:value-type="percentage" office:value="0.92266337704268897" table:style-name="ce82">
            <text:p>92,3%</text:p>
          </table:table-cell>
          <table:table-cell office:value-type="float" office:value="100187" table:style-name="ce106">
            <text:p>100.187</text:p>
          </table:table-cell>
          <table:table-cell office:value-type="percentage" office:value="0.89292430548747337" table:style-name="ce82">
            <text:p>89,3%</text:p>
          </table:table-cell>
          <table:table-cell office:value-type="float" office:value="112549" table:style-name="ce106">
            <text:p>112.549</text:p>
          </table:table-cell>
          <table:table-cell office:value-type="percentage" office:value="0.73469720806052574" table:style-name="ce82">
            <text:p>73,5%</text:p>
          </table:table-cell>
          <table:table-cell office:value-type="float" office:value="88067" table:style-name="ce106">
            <text:p>88.067</text:p>
          </table:table-cell>
          <table:table-cell office:value-type="percentage" office:value="0.50912254737596685" table:style-name="ce82">
            <text:p>50,9%</text:p>
          </table:table-cell>
          <table:table-cell office:value-type="float" office:value="42366" table:style-name="ce106">
            <text:p>42.366</text:p>
          </table:table-cell>
          <table:table-cell office:value-type="percentage" office:value="0.3168072505384063" table:style-name="ce82">
            <text:p>31,7%</text:p>
          </table:table-cell>
          <table:table-cell office:value-type="float" office:value="29183" table:style-name="ce106">
            <text:p>29.183</text:p>
          </table:table-cell>
          <table:table-cell office:value-type="percentage" office:value="0.2832366015101811" table:style-name="ce82">
            <text:p>28,3%</text:p>
          </table:table-cell>
          <table:table-cell office:value-type="float" office:value="3698" table:style-name="ce103">
            <text:p>3.698</text:p>
          </table:table-cell>
          <table:table-cell office:value-type="percentage" office:value="0.18563325134280409" table:style-name="ce104">
            <text:p>18,6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Canarias</text:p>
          </table:table-cell>
          <table:table-cell office:value-type="float" office:value="226179" table:style-name="ce106">
            <text:p>226.179</text:p>
          </table:table-cell>
          <table:table-cell office:value-type="percentage" office:value="0.92147955608428533" table:style-name="ce82">
            <text:p>92,1%</text:p>
          </table:table-cell>
          <table:table-cell office:value-type="float" office:value="201874" table:style-name="ce106">
            <text:p>201.874</text:p>
          </table:table-cell>
          <table:table-cell office:value-type="percentage" office:value="0.89370254775660185" table:style-name="ce82">
            <text:p>89,4%</text:p>
          </table:table-cell>
          <table:table-cell office:value-type="float" office:value="249429" table:style-name="ce106">
            <text:p>249.429</text:p>
          </table:table-cell>
          <table:table-cell office:value-type="percentage" office:value="0.76751871647880954" table:style-name="ce82">
            <text:p>76,8%</text:p>
          </table:table-cell>
          <table:table-cell office:value-type="float" office:value="196532" table:style-name="ce106">
            <text:p>196.532</text:p>
          </table:table-cell>
          <table:table-cell office:value-type="percentage" office:value="0.60899555335202893" table:style-name="ce82">
            <text:p>60,9%</text:p>
          </table:table-cell>
          <table:table-cell office:value-type="float" office:value="91892" table:style-name="ce106">
            <text:p>91.892</text:p>
          </table:table-cell>
          <table:table-cell office:value-type="percentage" office:value="0.3921712559108213" table:style-name="ce82">
            <text:p>39,2%</text:p>
          </table:table-cell>
          <table:table-cell office:value-type="float" office:value="55690" table:style-name="ce106">
            <text:p>55.690</text:p>
          </table:table-cell>
          <table:table-cell office:value-type="percentage" office:value="0.28931373058340693" table:style-name="ce82">
            <text:p>28,9%</text:p>
          </table:table-cell>
          <table:table-cell office:value-type="float" office:value="6640" table:style-name="ce103">
            <text:p>6.640</text:p>
          </table:table-cell>
          <table:table-cell office:value-type="percentage" office:value="0.16176578069042805" table:style-name="ce104">
            <text:p>16,2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Cantabria</text:p>
          </table:table-cell>
          <table:table-cell office:value-type="float" office:value="92665" table:style-name="ce106">
            <text:p>92.665</text:p>
          </table:table-cell>
          <table:table-cell office:value-type="percentage" office:value="0.94150698014671519" table:style-name="ce82">
            <text:p>94,2%</text:p>
          </table:table-cell>
          <table:table-cell office:value-type="float" office:value="76320" table:style-name="ce106">
            <text:p>76.320</text:p>
          </table:table-cell>
          <table:table-cell office:value-type="percentage" office:value="0.9887291099883404" table:style-name="ce82">
            <text:p>98,9%</text:p>
          </table:table-cell>
          <table:table-cell office:value-type="float" office:value="73776" table:style-name="ce106">
            <text:p>73.776</text:p>
          </table:table-cell>
          <table:table-cell office:value-type="percentage" office:value="0.86644430873302958" table:style-name="ce82">
            <text:p>86,6%</text:p>
          </table:table-cell>
          <table:table-cell office:value-type="float" office:value="64201" table:style-name="ce106">
            <text:p>64.201</text:p>
          </table:table-cell>
          <table:table-cell office:value-type="percentage" office:value="0.7185499395621614" table:style-name="ce82">
            <text:p>71,9%</text:p>
          </table:table-cell>
          <table:table-cell office:value-type="float" office:value="32777" table:style-name="ce106">
            <text:p>32.777</text:p>
          </table:table-cell>
          <table:table-cell office:value-type="percentage" office:value="0.57689735285834975" table:style-name="ce82">
            <text:p>57,7%</text:p>
          </table:table-cell>
          <table:table-cell office:value-type="float" office:value="21569" table:style-name="ce106">
            <text:p>21.569</text:p>
          </table:table-cell>
          <table:table-cell office:value-type="percentage" office:value="0.49688997419830444" table:style-name="ce82">
            <text:p>49,7%</text:p>
          </table:table-cell>
          <table:table-cell office:value-type="float" office:value="3092" table:style-name="ce103">
            <text:p>3.092</text:p>
          </table:table-cell>
          <table:table-cell office:value-type="percentage" office:value="0.31087874522421072" table:style-name="ce104">
            <text:p>31,1%</text:p>
          </table:table-cell>
          <table:table-cell table:number-columns-repeated="16369"/>
        </table:table-row>
        <table:table-row table:style-name="ro14">
          <table:table-cell office:value-type="string" table:style-name="ce105">
            <text:p>Castilla y León<text:s/></text:p>
          </table:table-cell>
          <table:table-cell office:value-type="float" office:value="449546" table:style-name="ce106">
            <text:p>449.546</text:p>
          </table:table-cell>
          <table:table-cell office:value-type="percentage" office:value="0.93839772720156478" table:style-name="ce82">
            <text:p>93,8%</text:p>
          </table:table-cell>
          <table:table-cell office:value-type="float" office:value="300632" table:style-name="ce106">
            <text:p>300.632</text:p>
          </table:table-cell>
          <table:table-cell office:value-type="percentage" office:value="0.92789945430751375" table:style-name="ce82">
            <text:p>92,8%</text:p>
          </table:table-cell>
          <table:table-cell office:value-type="float" office:value="312896" table:style-name="ce106">
            <text:p>312.896</text:p>
          </table:table-cell>
          <table:table-cell office:value-type="percentage" office:value="0.88000404992659509" table:style-name="ce82">
            <text:p>88,0%</text:p>
          </table:table-cell>
          <table:table-cell office:value-type="float" office:value="240316" table:style-name="ce106">
            <text:p>240.316</text:p>
          </table:table-cell>
          <table:table-cell office:value-type="percentage" office:value="0.74145287937923265" table:style-name="ce82">
            <text:p>74,1%</text:p>
          </table:table-cell>
          <table:table-cell office:value-type="float" office:value="131122" table:style-name="ce106">
            <text:p>131.122</text:p>
          </table:table-cell>
          <table:table-cell office:value-type="percentage" office:value="0.60563874698617104" table:style-name="ce82">
            <text:p>60,6%</text:p>
          </table:table-cell>
          <table:table-cell office:value-type="float" office:value="100230" table:style-name="ce106">
            <text:p>100.230</text:p>
          </table:table-cell>
          <table:table-cell office:value-type="percentage" office:value="0.56083394883502313" table:style-name="ce82">
            <text:p>56,1%</text:p>
          </table:table-cell>
          <table:table-cell office:value-type="float" office:value="13315" table:style-name="ce103">
            <text:p>13.315</text:p>
          </table:table-cell>
          <table:table-cell office:value-type="percentage" office:value="0.35503826360557822" table:style-name="ce104">
            <text:p>35,5%</text:p>
          </table:table-cell>
          <table:table-cell table:number-columns-repeated="16369"/>
        </table:table-row>
        <table:table-row table:style-name="ro14">
          <table:table-cell office:value-type="string" table:style-name="ce105">
            <text:p>Castilla - La Mancha</text:p>
          </table:table-cell>
          <table:table-cell office:value-type="float" office:value="276587" table:style-name="ce106">
            <text:p>276.587</text:p>
          </table:table-cell>
          <table:table-cell office:value-type="percentage" office:value="0.93565781595158437" table:style-name="ce82">
            <text:p>93,6%</text:p>
          </table:table-cell>
          <table:table-cell office:value-type="float" office:value="212361" table:style-name="ce106">
            <text:p>212.361</text:p>
          </table:table-cell>
          <table:table-cell office:value-type="percentage" office:value="0.951033386327504" table:style-name="ce82">
            <text:p>95,1%</text:p>
          </table:table-cell>
          <table:table-cell office:value-type="float" office:value="235668" table:style-name="ce106">
            <text:p>235.668</text:p>
          </table:table-cell>
          <table:table-cell office:value-type="percentage" office:value="0.8215579299646163" table:style-name="ce82">
            <text:p>82,2%</text:p>
          </table:table-cell>
          <table:table-cell office:value-type="float" office:value="193443" table:style-name="ce106">
            <text:p>193.443</text:p>
          </table:table-cell>
          <table:table-cell office:value-type="percentage" office:value="0.67319410755487197" table:style-name="ce82">
            <text:p>67,3%</text:p>
          </table:table-cell>
          <table:table-cell office:value-type="float" office:value="105550" table:style-name="ce106">
            <text:p>105.550</text:p>
          </table:table-cell>
          <table:table-cell office:value-type="percentage" office:value="0.50963010173288714" table:style-name="ce82">
            <text:p>51,0%</text:p>
          </table:table-cell>
          <table:table-cell office:value-type="float" office:value="78376" table:style-name="ce106">
            <text:p>78.376</text:p>
          </table:table-cell>
          <table:table-cell office:value-type="percentage" office:value="0.44815223544345778" table:style-name="ce82">
            <text:p>44,8%</text:p>
          </table:table-cell>
          <table:table-cell office:value-type="float" office:value="11893" table:style-name="ce103">
            <text:p>11.893</text:p>
          </table:table-cell>
          <table:table-cell office:value-type="percentage" office:value="0.3218325485739027" table:style-name="ce104">
            <text:p>32,2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Cataluña</text:p>
          </table:table-cell>
          <table:table-cell office:value-type="float" office:value="985477" table:style-name="ce106">
            <text:p>985.477</text:p>
          </table:table-cell>
          <table:table-cell office:value-type="percentage" office:value="0.91713827566534789" table:style-name="ce82">
            <text:p>91,7%</text:p>
          </table:table-cell>
          <table:table-cell office:value-type="float" office:value="740594" table:style-name="ce106">
            <text:p>740.594</text:p>
          </table:table-cell>
          <table:table-cell office:value-type="percentage" office:value="0.92276427829181318" table:style-name="ce82">
            <text:p>92,3%</text:p>
          </table:table-cell>
          <table:table-cell office:value-type="float" office:value="810754" table:style-name="ce106">
            <text:p>810.754</text:p>
          </table:table-cell>
          <table:table-cell office:value-type="percentage" office:value="0.77929839940636159" table:style-name="ce82">
            <text:p>77,9%</text:p>
          </table:table-cell>
          <table:table-cell office:value-type="float" office:value="706744" table:style-name="ce106">
            <text:p>706.744</text:p>
          </table:table-cell>
          <table:table-cell office:value-type="percentage" office:value="0.61087403916714711" table:style-name="ce82">
            <text:p>61,1%</text:p>
          </table:table-cell>
          <table:table-cell office:value-type="float" office:value="378497" table:style-name="ce106">
            <text:p>378.497</text:p>
          </table:table-cell>
          <table:table-cell office:value-type="percentage" office:value="0.46131110897144478" table:style-name="ce82">
            <text:p>46,1%</text:p>
          </table:table-cell>
          <table:table-cell office:value-type="float" office:value="266223" table:style-name="ce106">
            <text:p>266.223</text:p>
          </table:table-cell>
          <table:table-cell office:value-type="percentage" office:value="0.38829016858971832" table:style-name="ce82">
            <text:p>38,8%</text:p>
          </table:table-cell>
          <table:table-cell office:value-type="float" office:value="38339" table:style-name="ce103">
            <text:p>38.339</text:p>
          </table:table-cell>
          <table:table-cell office:value-type="percentage" office:value="0.26956393345801755" table:style-name="ce104">
            <text:p>27,0%</text:p>
          </table:table-cell>
          <table:table-cell table:number-columns-repeated="16369"/>
        </table:table-row>
        <table:table-row table:style-name="ro14">
          <table:table-cell office:value-type="string" table:style-name="ce105">
            <text:p>C. Valenciana</text:p>
          </table:table-cell>
          <table:table-cell office:value-type="float" office:value="690287" table:style-name="ce106">
            <text:p>690.287</text:p>
          </table:table-cell>
          <table:table-cell office:value-type="percentage" office:value="0.94394220552701358" table:style-name="ce82">
            <text:p>94,4%</text:p>
          </table:table-cell>
          <table:table-cell office:value-type="float" office:value="562387" table:style-name="ce106">
            <text:p>562.387</text:p>
          </table:table-cell>
          <table:table-cell office:value-type="percentage" office:value="0.97008936965157733" table:style-name="ce82">
            <text:p>97,0%</text:p>
          </table:table-cell>
          <table:table-cell office:value-type="float" office:value="618862" table:style-name="ce106">
            <text:p>618.862</text:p>
          </table:table-cell>
          <table:table-cell office:value-type="percentage" office:value="0.84344994800518447" table:style-name="ce82">
            <text:p>84,3%</text:p>
          </table:table-cell>
          <table:table-cell office:value-type="float" office:value="546687" table:style-name="ce106">
            <text:p>546.687</text:p>
          </table:table-cell>
          <table:table-cell office:value-type="percentage" office:value="0.71000432480450715" table:style-name="ce82">
            <text:p>71,0%</text:p>
          </table:table-cell>
          <table:table-cell office:value-type="float" office:value="304988" table:style-name="ce106">
            <text:p>304.988</text:p>
          </table:table-cell>
          <table:table-cell office:value-type="percentage" office:value="0.57481675816978683" table:style-name="ce82">
            <text:p>57,5%</text:p>
          </table:table-cell>
          <table:table-cell office:value-type="float" office:value="237644" table:style-name="ce106">
            <text:p>237.644</text:p>
          </table:table-cell>
          <table:table-cell office:value-type="percentage" office:value="0.53128905402897852" table:style-name="ce82">
            <text:p>53,1%</text:p>
          </table:table-cell>
          <table:table-cell office:value-type="float" office:value="49941" table:style-name="ce103">
            <text:p>49.941</text:p>
          </table:table-cell>
          <table:table-cell office:value-type="percentage" office:value="0.52281102131401536" table:style-name="ce104">
            <text:p>52,3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Extremadura</text:p>
          </table:table-cell>
          <table:table-cell office:value-type="float" office:value="156018" table:style-name="ce106">
            <text:p>156.018</text:p>
          </table:table-cell>
          <table:table-cell office:value-type="percentage" office:value="0.8993843386828998" table:style-name="ce82">
            <text:p>89,9%</text:p>
          </table:table-cell>
          <table:table-cell office:value-type="float" office:value="128006" table:style-name="ce106">
            <text:p>128.006</text:p>
          </table:table-cell>
          <table:table-cell office:value-type="percentage" office:value="0.96317531978931525" table:style-name="ce82">
            <text:p>96,3%</text:p>
          </table:table-cell>
          <table:table-cell office:value-type="float" office:value="136719" table:style-name="ce106">
            <text:p>136.719</text:p>
          </table:table-cell>
          <table:table-cell office:value-type="percentage" office:value="0.84594442416329962" table:style-name="ce82">
            <text:p>84,6%</text:p>
          </table:table-cell>
          <table:table-cell office:value-type="float" office:value="108222" table:style-name="ce106">
            <text:p>108.222</text:p>
          </table:table-cell>
          <table:table-cell office:value-type="percentage" office:value="0.73989348246699527" table:style-name="ce82">
            <text:p>74,0%</text:p>
          </table:table-cell>
          <table:table-cell office:value-type="float" office:value="72971" table:style-name="ce106">
            <text:p>72.971</text:p>
          </table:table-cell>
          <table:table-cell office:value-type="percentage" office:value="0.64346054812881381" table:style-name="ce82">
            <text:p>64,3%</text:p>
          </table:table-cell>
          <table:table-cell office:value-type="float" office:value="51613" table:style-name="ce106">
            <text:p>51.613</text:p>
          </table:table-cell>
          <table:table-cell office:value-type="percentage" office:value="0.55114419041720508" table:style-name="ce82">
            <text:p>55,1%</text:p>
          </table:table-cell>
          <table:table-cell office:value-type="float" office:value="6787" table:style-name="ce103">
            <text:p>6.787</text:p>
          </table:table-cell>
          <table:table-cell office:value-type="percentage" office:value="0.35222377912709535" table:style-name="ce104">
            <text:p>35,2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Galicia</text:p>
          </table:table-cell>
          <table:table-cell office:value-type="float" office:value="508969" table:style-name="ce106">
            <text:p>508.969</text:p>
          </table:table-cell>
          <table:table-cell office:value-type="percentage" office:value="0.9541922336394808" table:style-name="ce82">
            <text:p>95,4%</text:p>
          </table:table-cell>
          <table:table-cell office:value-type="float" office:value="338663" table:style-name="ce106">
            <text:p>338.663</text:p>
          </table:table-cell>
          <table:table-cell office:value-type="percentage" office:value="0.97255191387078899" table:style-name="ce82">
            <text:p>97,3%</text:p>
          </table:table-cell>
          <table:table-cell office:value-type="float" office:value="378765" table:style-name="ce106">
            <text:p>378.765</text:p>
          </table:table-cell>
          <table:table-cell office:value-type="percentage" office:value="0.96360699112117432" table:style-name="ce82">
            <text:p>96,4%</text:p>
          </table:table-cell>
          <table:table-cell office:value-type="float" office:value="392990" table:style-name="ce106">
            <text:p>392.990</text:p>
          </table:table-cell>
          <table:table-cell office:value-type="percentage" office:value="0.95507392897763177" table:style-name="ce82">
            <text:p>95,5%</text:p>
          </table:table-cell>
          <table:table-cell office:value-type="float" office:value="208279" table:style-name="ce106">
            <text:p>208.279</text:p>
          </table:table-cell>
          <table:table-cell office:value-type="percentage" office:value="0.77855778468071424" table:style-name="ce82">
            <text:p>77,9%</text:p>
          </table:table-cell>
          <table:table-cell office:value-type="float" office:value="152016" table:style-name="ce106">
            <text:p>152.016</text:p>
          </table:table-cell>
          <table:table-cell office:value-type="percentage" office:value="0.75011472586685879" table:style-name="ce82">
            <text:p>75,0%</text:p>
          </table:table-cell>
          <table:table-cell office:value-type="float" office:value="25799" table:style-name="ce103">
            <text:p>25.799</text:p>
          </table:table-cell>
          <table:table-cell office:value-type="percentage" office:value="0.61823628085310334" table:style-name="ce104">
            <text:p>61,8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La Rioja</text:p>
          </table:table-cell>
          <table:table-cell office:value-type="float" office:value="46152" table:style-name="ce106">
            <text:p>46.152</text:p>
          </table:table-cell>
          <table:table-cell office:value-type="percentage" office:value="0.82650429799426939" table:style-name="ce82">
            <text:p>82,7%</text:p>
          </table:table-cell>
          <table:table-cell office:value-type="float" office:value="37156" table:style-name="ce106">
            <text:p>37.156</text:p>
          </table:table-cell>
          <table:table-cell office:value-type="percentage" office:value="0.93558946467240767" table:style-name="ce82">
            <text:p>93,6%</text:p>
          </table:table-cell>
          <table:table-cell office:value-type="float" office:value="38133" table:style-name="ce106">
            <text:p>38.133</text:p>
          </table:table-cell>
          <table:table-cell office:value-type="percentage" office:value="0.82325129533678754" table:style-name="ce82">
            <text:p>82,3%</text:p>
          </table:table-cell>
          <table:table-cell office:value-type="float" office:value="34603" table:style-name="ce106">
            <text:p>34.603</text:p>
          </table:table-cell>
          <table:table-cell office:value-type="percentage" office:value="0.71108873453618837" table:style-name="ce82">
            <text:p>71,1%</text:p>
          </table:table-cell>
          <table:table-cell office:value-type="float" office:value="18131" table:style-name="ce106">
            <text:p>18.131</text:p>
          </table:table-cell>
          <table:table-cell office:value-type="percentage" office:value="0.55842675865467539" table:style-name="ce82">
            <text:p>55,8%</text:p>
          </table:table-cell>
          <table:table-cell office:value-type="float" office:value="12444" table:style-name="ce106">
            <text:p>12.444</text:p>
          </table:table-cell>
          <table:table-cell office:value-type="percentage" office:value="0.48712127143192674" table:style-name="ce82">
            <text:p>48,7%</text:p>
          </table:table-cell>
          <table:table-cell office:value-type="float" office:value="2101" table:style-name="ce103">
            <text:p>2.101</text:p>
          </table:table-cell>
          <table:table-cell office:value-type="percentage" office:value="0.37753818508535492" table:style-name="ce104">
            <text:p>37,8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Madrid</text:p>
          </table:table-cell>
          <table:table-cell office:value-type="float" office:value="835926" table:style-name="ce106">
            <text:p>835.926</text:p>
          </table:table-cell>
          <table:table-cell office:value-type="percentage" office:value="0.9461206750195239" table:style-name="ce82">
            <text:p>94,6%</text:p>
          </table:table-cell>
          <table:table-cell office:value-type="float" office:value="632458" table:style-name="ce106">
            <text:p>632.458</text:p>
          </table:table-cell>
          <table:table-cell office:value-type="percentage" office:value="0.91461088495383258" table:style-name="ce82">
            <text:p>91,5%</text:p>
          </table:table-cell>
          <table:table-cell office:value-type="float" office:value="733007" table:style-name="ce106">
            <text:p>733.007</text:p>
          </table:table-cell>
          <table:table-cell office:value-type="percentage" office:value="0.76164801183712316" table:style-name="ce82">
            <text:p>76,2%</text:p>
          </table:table-cell>
          <table:table-cell office:value-type="float" office:value="647524" table:style-name="ce106">
            <text:p>647.524</text:p>
          </table:table-cell>
          <table:table-cell office:value-type="percentage" office:value="0.6144914002862143" table:style-name="ce82">
            <text:p>61,4%</text:p>
          </table:table-cell>
          <table:table-cell office:value-type="float" office:value="380554" table:style-name="ce106">
            <text:p>380.554</text:p>
          </table:table-cell>
          <table:table-cell office:value-type="percentage" office:value="0.49119143163598394" table:style-name="ce82">
            <text:p>49,1%</text:p>
          </table:table-cell>
          <table:table-cell office:value-type="float" office:value="276701" table:style-name="ce106">
            <text:p>276.701</text:p>
          </table:table-cell>
          <table:table-cell office:value-type="percentage" office:value="0.438605723887044" table:style-name="ce82">
            <text:p>43,9%</text:p>
          </table:table-cell>
          <table:table-cell office:value-type="float" office:value="32543" table:style-name="ce103">
            <text:p>32.543</text:p>
          </table:table-cell>
          <table:table-cell office:value-type="percentage" office:value="0.263593581674888" table:style-name="ce104">
            <text:p>26,4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Murcia<text:s/></text:p>
          </table:table-cell>
          <table:table-cell office:value-type="float" office:value="162788" table:style-name="ce106">
            <text:p>162.788</text:p>
          </table:table-cell>
          <table:table-cell office:value-type="percentage" office:value="0.88325330294891624" table:style-name="ce82">
            <text:p>88,3%</text:p>
          </table:table-cell>
          <table:table-cell office:value-type="float" office:value="135606" table:style-name="ce106">
            <text:p>135.606</text:p>
          </table:table-cell>
          <table:table-cell office:value-type="percentage" office:value="0.88037550638828299" table:style-name="ce82">
            <text:p>88,0%</text:p>
          </table:table-cell>
          <table:table-cell office:value-type="float" office:value="156458" table:style-name="ce106">
            <text:p>156.458</text:p>
          </table:table-cell>
          <table:table-cell office:value-type="percentage" office:value="0.73781453955558907" table:style-name="ce82">
            <text:p>73,8%</text:p>
          </table:table-cell>
          <table:table-cell office:value-type="float" office:value="137399" table:style-name="ce106">
            <text:p>137.399</text:p>
          </table:table-cell>
          <table:table-cell office:value-type="percentage" office:value="0.58200186377499152" table:style-name="ce82">
            <text:p>58,2%</text:p>
          </table:table-cell>
          <table:table-cell office:value-type="float" office:value="68447" table:style-name="ce106">
            <text:p>68.447</text:p>
          </table:table-cell>
          <table:table-cell office:value-type="percentage" office:value="0.39761478761966723" table:style-name="ce82">
            <text:p>39,8%</text:p>
          </table:table-cell>
          <table:table-cell office:value-type="float" office:value="51093" table:style-name="ce106">
            <text:p>51.093</text:p>
          </table:table-cell>
          <table:table-cell office:value-type="percentage" office:value="0.35029995543519249" table:style-name="ce82">
            <text:p>35,0%</text:p>
          </table:table-cell>
          <table:table-cell office:value-type="float" office:value="6365" table:style-name="ce103">
            <text:p>6.365</text:p>
          </table:table-cell>
          <table:table-cell office:value-type="percentage" office:value="0.20772142810521507" table:style-name="ce104">
            <text:p>20,8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Navarra</text:p>
          </table:table-cell>
          <table:table-cell office:value-type="float" office:value="93515" table:style-name="ce106">
            <text:p>93.515</text:p>
          </table:table-cell>
          <table:table-cell office:value-type="percentage" office:value="0.95201009885064491" table:style-name="ce82">
            <text:p>95,2%</text:p>
          </table:table-cell>
          <table:table-cell office:value-type="float" office:value="72021" table:style-name="ce106">
            <text:p>72.021</text:p>
          </table:table-cell>
          <table:table-cell office:value-type="percentage" office:value="0.99248959567841688" table:style-name="ce82">
            <text:p>99,2%</text:p>
          </table:table-cell>
          <table:table-cell office:value-type="float" office:value="77121" table:style-name="ce106">
            <text:p>77.121</text:p>
          </table:table-cell>
          <table:table-cell office:value-type="percentage" office:value="0.83152912254975953" table:style-name="ce82">
            <text:p>83,2%</text:p>
          </table:table-cell>
          <table:table-cell office:value-type="float" office:value="65024" table:style-name="ce106">
            <text:p>65.024</text:p>
          </table:table-cell>
          <table:table-cell office:value-type="percentage" office:value="0.67345395792984164" table:style-name="ce82">
            <text:p>67,3%</text:p>
          </table:table-cell>
          <table:table-cell office:value-type="float" office:value="33894" table:style-name="ce106">
            <text:p>33.894</text:p>
          </table:table-cell>
          <table:table-cell office:value-type="percentage" office:value="0.5152629978716935" table:style-name="ce82">
            <text:p>51,5%</text:p>
          </table:table-cell>
          <table:table-cell office:value-type="float" office:value="26516" table:style-name="ce106">
            <text:p>26.516</text:p>
          </table:table-cell>
          <table:table-cell office:value-type="percentage" office:value="0.44593935520761507" table:style-name="ce82">
            <text:p>44,6%</text:p>
          </table:table-cell>
          <table:table-cell office:value-type="float" office:value="3949" table:style-name="ce103">
            <text:p>3.949</text:p>
          </table:table-cell>
          <table:table-cell office:value-type="percentage" office:value="0.29525233644859811" table:style-name="ce104">
            <text:p>29,5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País Vasco</text:p>
          </table:table-cell>
          <table:table-cell office:value-type="float" office:value="347861" table:style-name="ce106">
            <text:p>347.861</text:p>
          </table:table-cell>
          <table:table-cell office:value-type="percentage" office:value="0.92082261258113363" table:style-name="ce82">
            <text:p>92,1%</text:p>
          </table:table-cell>
          <table:table-cell office:value-type="float" office:value="257628" table:style-name="ce106">
            <text:p>257.628</text:p>
          </table:table-cell>
          <table:table-cell office:value-type="percentage" office:value="0.92622632555330253" table:style-name="ce82">
            <text:p>92,6%</text:p>
          </table:table-cell>
          <table:table-cell office:value-type="float" office:value="268289" table:style-name="ce106">
            <text:p>268.289</text:p>
          </table:table-cell>
          <table:table-cell office:value-type="percentage" office:value="0.82068655401519697" table:style-name="ce82">
            <text:p>82,1%</text:p>
          </table:table-cell>
          <table:table-cell office:value-type="float" office:value="198925" table:style-name="ce106">
            <text:p>198.925</text:p>
          </table:table-cell>
          <table:table-cell office:value-type="percentage" office:value="0.61194135453068854" table:style-name="ce82">
            <text:p>61,2%</text:p>
          </table:table-cell>
          <table:table-cell office:value-type="float" office:value="90453" table:style-name="ce106">
            <text:p>90.453</text:p>
          </table:table-cell>
          <table:table-cell office:value-type="percentage" office:value="0.43106726713846594" table:style-name="ce82">
            <text:p>43,1%</text:p>
          </table:table-cell>
          <table:table-cell office:value-type="float" office:value="63699" table:style-name="ce106">
            <text:p>63.699</text:p>
          </table:table-cell>
          <table:table-cell office:value-type="percentage" office:value="0.36685364786104263" table:style-name="ce82">
            <text:p>36,7%</text:p>
          </table:table-cell>
          <table:table-cell office:value-type="float" office:value="11288" table:style-name="ce103">
            <text:p>11.288</text:p>
          </table:table-cell>
          <table:table-cell office:value-type="percentage" office:value="0.29322527015793848" table:style-name="ce104">
            <text:p>29,3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Ceuta</text:p>
          </table:table-cell>
          <table:table-cell office:value-type="float" office:value="5728" table:style-name="ce106">
            <text:p>5.728</text:p>
          </table:table-cell>
          <table:table-cell office:value-type="percentage" office:value="0.9084853291038858" table:style-name="ce82">
            <text:p>90,8%</text:p>
          </table:table-cell>
          <table:table-cell office:value-type="float" office:value="7338" table:style-name="ce106">
            <text:p>7.338</text:p>
          </table:table-cell>
          <table:table-cell office:value-type="percentage" office:value="0.95821363280229821" table:style-name="ce82">
            <text:p>95,8%</text:p>
          </table:table-cell>
          <table:table-cell office:value-type="float" office:value="9268" table:style-name="ce106">
            <text:p>9.268</text:p>
          </table:table-cell>
          <table:table-cell office:value-type="percentage" office:value="0.87228235294117651" table:style-name="ce82">
            <text:p>87,2%</text:p>
          </table:table-cell>
          <table:table-cell office:value-type="float" office:value="8952" table:style-name="ce106">
            <text:p>8.952</text:p>
          </table:table-cell>
          <table:table-cell office:value-type="percentage" office:value="0.7980032091281869" table:style-name="ce82">
            <text:p>79,8%</text:p>
          </table:table-cell>
          <table:table-cell office:value-type="float" office:value="6391" table:style-name="ce106">
            <text:p>6.391</text:p>
          </table:table-cell>
          <table:table-cell office:value-type="percentage" office:value="0.6795321637426901" table:style-name="ce82">
            <text:p>68,0%</text:p>
          </table:table-cell>
          <table:table-cell office:value-type="float" office:value="5284" table:style-name="ce106">
            <text:p>5.284</text:p>
          </table:table-cell>
          <table:table-cell office:value-type="percentage" office:value="0.5703184025903939" table:style-name="ce82">
            <text:p>57,0%</text:p>
          </table:table-cell>
          <table:table-cell office:value-type="float" office:value="1022" table:style-name="ce103">
            <text:p>1.022</text:p>
          </table:table-cell>
          <table:table-cell office:value-type="percentage" office:value="0.43619291506615449" table:style-name="ce104">
            <text:p>43,6%</text:p>
          </table:table-cell>
          <table:table-cell table:number-columns-repeated="16369"/>
        </table:table-row>
        <table:table-row table:style-name="ro5">
          <table:table-cell office:value-type="string" table:style-name="ce105">
            <text:p>Melilla</text:p>
          </table:table-cell>
          <table:table-cell office:value-type="float" office:value="4578" table:style-name="ce106">
            <text:p>4.578</text:p>
          </table:table-cell>
          <table:table-cell office:value-type="percentage" office:value="0.8432492171670658" table:style-name="ce82">
            <text:p>84,3%</text:p>
          </table:table-cell>
          <table:table-cell office:value-type="float" office:value="6205" table:style-name="ce106">
            <text:p>6.205</text:p>
          </table:table-cell>
          <table:table-cell office:value-type="percentage" office:value="0.83693013218235768" table:style-name="ce82">
            <text:p>83,7%</text:p>
          </table:table-cell>
          <table:table-cell office:value-type="float" office:value="8043" table:style-name="ce106">
            <text:p>8.043</text:p>
          </table:table-cell>
          <table:table-cell office:value-type="percentage" office:value="0.7984711605281446" table:style-name="ce82">
            <text:p>79,8%</text:p>
          </table:table-cell>
          <table:table-cell office:value-type="float" office:value="7778" table:style-name="ce106">
            <text:p>7.778</text:p>
          </table:table-cell>
          <table:table-cell office:value-type="percentage" office:value="0.73405058512646282" table:style-name="ce82">
            <text:p>73,4%</text:p>
          </table:table-cell>
          <table:table-cell office:value-type="float" office:value="5080" table:style-name="ce106">
            <text:p>5.080</text:p>
          </table:table-cell>
          <table:table-cell office:value-type="percentage" office:value="0.55361813426329554" table:style-name="ce82">
            <text:p>55,4%</text:p>
          </table:table-cell>
          <table:table-cell office:value-type="float" office:value="4495" table:style-name="ce106">
            <text:p>4.495</text:p>
          </table:table-cell>
          <table:table-cell office:value-type="percentage" office:value="0.46017608517608516" table:style-name="ce82">
            <text:p>46,0%</text:p>
          </table:table-cell>
          <table:table-cell office:value-type="float" office:value="974" table:style-name="ce103">
            <text:p>974</text:p>
          </table:table-cell>
          <table:table-cell office:value-type="percentage" office:value="0.40314569536423839" table:style-name="ce104">
            <text:p>40,3%</text:p>
          </table:table-cell>
          <table:table-cell table:number-columns-repeated="16369"/>
        </table:table-row>
        <table:table-row table:style-name="ro14">
          <table:table-cell office:value-type="string" table:style-name="ce105">
            <text:p>Fuerzas Armadas</text:p>
          </table:table-cell>
          <table:table-cell office:value-type="float" office:value="7" table:style-name="ce106">
            <text:p>7</text:p>
          </table:table-cell>
          <table:table-cell office:value-type="percentage" office:value="0.16666666666666666" table:style-name="ce82">
            <text:p>16,7%</text:p>
          </table:table-cell>
          <table:table-cell office:value-type="float" office:value="2380" table:style-name="ce106">
            <text:p>2.380</text:p>
          </table:table-cell>
          <table:table-cell office:value-type="percentage" office:value="0.64272211720226846" table:style-name="ce82">
            <text:p>64,3%</text:p>
          </table:table-cell>
          <table:table-cell office:value-type="float" office:value="7415" table:style-name="ce106">
            <text:p>7.415</text:p>
          </table:table-cell>
          <table:table-cell office:value-type="percentage" office:value="0.75325071109305164" table:style-name="ce82">
            <text:p>75,3%</text:p>
          </table:table-cell>
          <table:table-cell office:value-type="float" office:value="15299" table:style-name="ce106">
            <text:p>15.299</text:p>
          </table:table-cell>
          <table:table-cell office:value-type="percentage" office:value="0.67280883064338803" table:style-name="ce82">
            <text:p>67,3%</text:p>
          </table:table-cell>
          <table:table-cell office:value-type="float" office:value="15402" table:style-name="ce106">
            <text:p>15.402</text:p>
          </table:table-cell>
          <table:table-cell office:value-type="percentage" office:value="0.47278754949811219" table:style-name="ce82">
            <text:p>47,3%</text:p>
          </table:table-cell>
          <table:table-cell office:value-type="float" office:value="11034" table:style-name="ce106">
            <text:p>11.034</text:p>
          </table:table-cell>
          <table:table-cell office:value-type="percentage" office:value="0.44895634129470641" table:style-name="ce82">
            <text:p>44,9%</text:p>
          </table:table-cell>
          <table:table-cell office:value-type="float" office:value="216" table:style-name="ce103">
            <text:p>216</text:p>
          </table:table-cell>
          <table:table-cell office:value-type="percentage" office:value="0.1638846737481032" table:style-name="ce104">
            <text:p>16,4%</text:p>
          </table:table-cell>
          <table:table-cell table:number-columns-repeated="16369"/>
        </table:table-row>
        <table:table-row table:style-name="ro14">
          <table:table-cell office:value-type="string" table:style-name="ce107">
            <text:p>Sanidad Exterior</text:p>
          </table:table-cell>
          <table:table-cell office:value-type="float" office:value="79" table:style-name="ce106">
            <text:p>79</text:p>
          </table:table-cell>
          <table:table-cell office:value-type="percentage" office:value="0.98750000000000004" table:style-name="ce85">
            <text:p>98,8%</text:p>
          </table:table-cell>
          <table:table-cell office:value-type="float" office:value="299" table:style-name="ce106">
            <text:p>299</text:p>
          </table:table-cell>
          <table:table-cell office:value-type="percentage" office:value="0.95833333333333337" table:style-name="ce85">
            <text:p>95,8%</text:p>
          </table:table-cell>
          <table:table-cell office:value-type="float" office:value="698" table:style-name="ce106">
            <text:p>698</text:p>
          </table:table-cell>
          <table:table-cell office:value-type="percentage" office:value="0.75704989154013014" table:style-name="ce85">
            <text:p>75,7%</text:p>
          </table:table-cell>
          <table:table-cell office:value-type="float" office:value="931" table:style-name="ce106">
            <text:p>931</text:p>
          </table:table-cell>
          <table:table-cell office:value-type="percentage" office:value="0.46949067070095812" table:style-name="ce85">
            <text:p>46,9%</text:p>
          </table:table-cell>
          <table:table-cell office:value-type="float" office:value="1158" table:style-name="ce106">
            <text:p>1.158</text:p>
          </table:table-cell>
          <table:table-cell office:value-type="percentage" office:value="0.47284605961616988" table:style-name="ce85">
            <text:p>47,3%</text:p>
          </table:table-cell>
          <table:table-cell office:value-type="float" office:value="932" table:style-name="ce106">
            <text:p>932</text:p>
          </table:table-cell>
          <table:table-cell office:value-type="percentage" office:value="0.43551401869158879" table:style-name="ce85">
            <text:p>43,6%</text:p>
          </table:table-cell>
          <table:table-cell office:value-type="float" office:value="20" table:style-name="ce103">
            <text:p>20</text:p>
          </table:table-cell>
          <table:table-cell office:value-type="percentage" office:value="0.11627906976744186" table:style-name="ce10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08">
            <text:p>Totales</text:p>
          </table:table-cell>
          <table:table-cell office:value-type="float" office:value="6405515" table:style-name="ce109">
            <text:p>6.405.515</text:p>
          </table:table-cell>
          <table:table-cell office:value-type="percentage" office:value="0.93085637423317702" table:style-name="ce110">
            <text:p>93,09%</text:p>
          </table:table-cell>
          <table:table-cell office:value-type="float" office:value="4979421" table:style-name="ce109">
            <text:p>4.979.421</text:p>
          </table:table-cell>
          <table:table-cell office:value-type="percentage" office:value="0.93576767711885345" table:style-name="ce110">
            <text:p>93,58%</text:p>
          </table:table-cell>
          <table:table-cell office:value-type="float" office:value="5416447" table:style-name="ce109">
            <text:p>5.416.447</text:p>
          </table:table-cell>
          <table:table-cell office:value-type="percentage" office:value="0.7994142147023402" table:style-name="ce110">
            <text:p>79,94%</text:p>
          </table:table-cell>
          <table:table-cell office:value-type="float" office:value="4629311" table:style-name="ce109">
            <text:p>4.629.311</text:p>
          </table:table-cell>
          <table:table-cell office:value-type="percentage" office:value="0.65159906927106737" table:style-name="ce110">
            <text:p>65,16%</text:p>
          </table:table-cell>
          <table:table-cell office:value-type="float" office:value="2522380" table:style-name="ce109">
            <text:p>2.522.380</text:p>
          </table:table-cell>
          <table:table-cell office:value-type="percentage" office:value="0.49758435713678412" table:style-name="ce110">
            <text:p>49,76%</text:p>
          </table:table-cell>
          <table:table-cell office:value-type="float" office:value="1829360" table:style-name="ce109">
            <text:p>1.829.360</text:p>
          </table:table-cell>
          <table:table-cell office:value-type="percentage" office:value="0.43780115342329506" table:style-name="ce110">
            <text:p>43,78%</text:p>
          </table:table-cell>
          <table:table-cell office:value-type="float" office:value="274228" table:style-name="ce109">
            <text:p>274.228</text:p>
          </table:table-cell>
          <table:table-cell office:value-type="percentage" office:value="0.31595562786024711" table:style-name="ce110">
            <text:p>31,60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5">
          <table:table-cell table:number-columns-spanned="1" table:number-rows-spanned="2" table:style-name="ce48"/>
          <table:table-cell office:value-type="string" table:number-columns-spanned="2" table:number-rows-spanned="1" table:style-name="ce49">
            <text:p><text:s/>Mayores de 80 años</text:p>
          </table:table-cell>
          <table:covered-table-cell/>
          <table:table-cell office:value-type="string" table:number-columns-spanned="2" table:number-rows-spanned="1" table:style-name="ce49">
            <text:p>70-79 años</text:p>
          </table:table-cell>
          <table:covered-table-cell/>
          <table:table-cell office:value-type="string" table:number-columns-spanned="2" table:number-rows-spanned="1" table:style-name="ce49">
            <text:p>60-69 años</text:p>
          </table:table-cell>
          <table:covered-table-cell/>
          <table:table-cell table:number-columns-repeated="16377"/>
        </table:table-row>
        <table:table-row table:style-name="ro16">
          <table:covered-table-cell/>
          <table:table-cell office:value-type="string" table:style-name="ce114">
            <text:p>Nº Personas &gt; 80 años con <text:s/>dosis de recuerdo adaptadas</text:p>
          </table:table-cell>
          <table:table-cell office:value-type="string" table:style-name="ce114">
            <text:p>% Dosis de recuerdo adaptadas en &gt; 80 años (1)</text:p>
          </table:table-cell>
          <table:table-cell office:value-type="string" table:style-name="ce114">
            <text:p>Nº Personas 70-79 años con <text:s/>dosis de recuerdo adaptadas</text:p>
          </table:table-cell>
          <table:table-cell office:value-type="string" table:style-name="ce114">
            <text:p>% Dosis de recuerdo adaptadas en 70-79 años (1)</text:p>
          </table:table-cell>
          <table:table-cell office:value-type="string" table:style-name="ce114">
            <text:p>Nº Personas 60-69 años con <text:s/>dosis de recuerdo adaptadas</text:p>
          </table:table-cell>
          <table:table-cell office:value-type="string" table:style-name="ce114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214607" table:style-name="ce115">
            <text:p>214.607</text:p>
          </table:table-cell>
          <table:table-cell office:value-type="percentage" office:value="0.50760000000000005" table:style-name="ce116">
            <text:p>50,76%</text:p>
          </table:table-cell>
          <table:table-cell office:value-type="float" office:value="164735" table:style-name="ce115">
            <text:p>164.735</text:p>
          </table:table-cell>
          <table:table-cell office:value-type="percentage" office:value="0.25180000000000002" table:style-name="ce116">
            <text:p>25,18%</text:p>
          </table:table-cell>
          <table:table-cell office:value-type="float" office:value="101190" table:style-name="ce115">
            <text:p>101.190</text:p>
          </table:table-cell>
          <table:table-cell office:value-type="percentage" office:value="0.1056" table:style-name="ce116">
            <text:p>10,56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Aragón</text:p>
          </table:table-cell>
          <table:table-cell office:value-type="float" office:value="53027" table:style-name="ce117">
            <text:p>53.027</text:p>
          </table:table-cell>
          <table:table-cell office:value-type="percentage" office:value="0.54249999999999998" table:style-name="ce118">
            <text:p>54,25%</text:p>
          </table:table-cell>
          <table:table-cell office:value-type="float" office:value="33688" table:style-name="ce117">
            <text:p>33.688</text:p>
          </table:table-cell>
          <table:table-cell office:value-type="percentage" office:value="0.28160000000000002" table:style-name="ce118">
            <text:p>28,16%</text:p>
          </table:table-cell>
          <table:table-cell office:value-type="float" office:value="17278" table:style-name="ce117">
            <text:p>17.278</text:p>
          </table:table-cell>
          <table:table-cell office:value-type="percentage" office:value="0.1071" table:style-name="ce118">
            <text:p>10,71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Asturias<text:s/></text:p>
          </table:table-cell>
          <table:table-cell office:value-type="float" office:value="59826" table:style-name="ce117">
            <text:p>59.826</text:p>
          </table:table-cell>
          <table:table-cell office:value-type="percentage" office:value="0.69920000000000004" table:style-name="ce118">
            <text:p>69,92%</text:p>
          </table:table-cell>
          <table:table-cell office:value-type="float" office:value="59471" table:style-name="ce117">
            <text:p>59.471</text:p>
          </table:table-cell>
          <table:table-cell office:value-type="percentage" office:value="0.53190000000000004" table:style-name="ce118">
            <text:p>53,19%</text:p>
          </table:table-cell>
          <table:table-cell office:value-type="float" office:value="10695" table:style-name="ce117">
            <text:p>10.695</text:p>
          </table:table-cell>
          <table:table-cell office:value-type="percentage" office:value="7.0400000000000004E-2" table:style-name="ce118">
            <text:p>7,04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Baleares</text:p>
          </table:table-cell>
          <table:table-cell office:value-type="float" office:value="19836" table:style-name="ce117">
            <text:p>19.836</text:p>
          </table:table-cell>
          <table:table-cell office:value-type="percentage" office:value="0.36980000000000002" table:style-name="ce118">
            <text:p>36,98%</text:p>
          </table:table-cell>
          <table:table-cell office:value-type="float" office:value="13967" table:style-name="ce117">
            <text:p>13.967</text:p>
          </table:table-cell>
          <table:table-cell office:value-type="percentage" office:value="0.16009999999999999" table:style-name="ce118">
            <text:p>16,01%</text:p>
          </table:table-cell>
          <table:table-cell office:value-type="float" office:value="10920" table:style-name="ce117">
            <text:p>10.920</text:p>
          </table:table-cell>
          <table:table-cell office:value-type="percentage" office:value="8.5699999999999998E-2" table:style-name="ce118">
            <text:p>8,57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anarias</text:p>
          </table:table-cell>
          <table:table-cell office:value-type="float" office:value="30908" table:style-name="ce117">
            <text:p>30.908</text:p>
          </table:table-cell>
          <table:table-cell office:value-type="percentage" office:value="0.308" table:style-name="ce118">
            <text:p>30,80%</text:p>
          </table:table-cell>
          <table:table-cell office:value-type="float" office:value="23445" table:style-name="ce117">
            <text:p>23.445</text:p>
          </table:table-cell>
          <table:table-cell office:value-type="percentage" office:value="0.14000000000000001" table:style-name="ce118">
            <text:p>14,00%</text:p>
          </table:table-cell>
          <table:table-cell office:value-type="float" office:value="20440" table:style-name="ce117">
            <text:p>20.440</text:p>
          </table:table-cell>
          <table:table-cell office:value-type="percentage" office:value="8.1299999999999997E-2" table:style-name="ce118">
            <text:p>8,13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antabria</text:p>
          </table:table-cell>
          <table:table-cell office:value-type="float" office:value="18215" table:style-name="ce117">
            <text:p>18.215</text:p>
          </table:table-cell>
          <table:table-cell office:value-type="percentage" office:value="0.44140000000000001" table:style-name="ce118">
            <text:p>44,14%</text:p>
          </table:table-cell>
          <table:table-cell office:value-type="float" office:value="7300" table:style-name="ce117">
            <text:p>7.300</text:p>
          </table:table-cell>
          <table:table-cell office:value-type="percentage" office:value="0.13300000000000001" table:style-name="ce118">
            <text:p>13,30%</text:p>
          </table:table-cell>
          <table:table-cell office:value-type="float" office:value="4494" table:style-name="ce117">
            <text:p>4.494</text:p>
          </table:table-cell>
          <table:table-cell office:value-type="percentage" office:value="5.67E-2" table:style-name="ce118">
            <text:p>5,67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astilla y León<text:s/></text:p>
          </table:table-cell>
          <table:table-cell office:value-type="float" office:value="108741" table:style-name="ce117">
            <text:p>108.741</text:p>
          </table:table-cell>
          <table:table-cell office:value-type="percentage" office:value="0.49780000000000002" table:style-name="ce118">
            <text:p>49,78%</text:p>
          </table:table-cell>
          <table:table-cell office:value-type="float" office:value="45622" table:style-name="ce117">
            <text:p>45.622</text:p>
          </table:table-cell>
          <table:table-cell office:value-type="percentage" office:value="0.18529999999999999" table:style-name="ce118">
            <text:p>18,53%</text:p>
          </table:table-cell>
          <table:table-cell office:value-type="float" office:value="28588" table:style-name="ce117">
            <text:p>28.588</text:p>
          </table:table-cell>
          <table:table-cell office:value-type="percentage" office:value="8.7400000000000005E-2" table:style-name="ce118">
            <text:p>8,74%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Castilla - La Mancha</text:p>
          </table:table-cell>
          <table:table-cell office:value-type="float" office:value="66489" table:style-name="ce117">
            <text:p>66.489</text:p>
          </table:table-cell>
          <table:table-cell office:value-type="percentage" office:value="0.49370000000000003" table:style-name="ce118">
            <text:p>49,37%</text:p>
          </table:table-cell>
          <table:table-cell office:value-type="float" office:value="33556" table:style-name="ce117">
            <text:p>33.556</text:p>
          </table:table-cell>
          <table:table-cell office:value-type="percentage" office:value="0.21410000000000001" table:style-name="ce118">
            <text:p>21,41%</text:p>
          </table:table-cell>
          <table:table-cell office:value-type="float" office:value="17871" table:style-name="ce117">
            <text:p>17.871</text:p>
          </table:table-cell>
          <table:table-cell office:value-type="percentage" office:value="7.8399999999999997E-2" table:style-name="ce118">
            <text:p>7,84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ataluña</text:p>
          </table:table-cell>
          <table:table-cell office:value-type="float" office:value="215075" table:style-name="ce117">
            <text:p>215.075</text:p>
          </table:table-cell>
          <table:table-cell office:value-type="percentage" office:value="0.47349999999999998" table:style-name="ce118">
            <text:p>47,35%</text:p>
          </table:table-cell>
          <table:table-cell office:value-type="float" office:value="109151" table:style-name="ce117">
            <text:p>109.151</text:p>
          </table:table-cell>
          <table:table-cell office:value-type="percentage" office:value="0.17169999999999999" table:style-name="ce118">
            <text:p>17,17%</text:p>
          </table:table-cell>
          <table:table-cell office:value-type="float" office:value="67605" table:style-name="ce117">
            <text:p>67.605</text:p>
          </table:table-cell>
          <table:table-cell office:value-type="percentage" office:value="7.9299999999999995E-2" table:style-name="ce118">
            <text:p>7,93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. Valenciana</text:p>
          </table:table-cell>
          <table:table-cell office:value-type="float" office:value="86378" table:style-name="ce117">
            <text:p>86.378</text:p>
          </table:table-cell>
          <table:table-cell office:value-type="percentage" office:value="0.29520000000000002" table:style-name="ce118">
            <text:p>29,52%</text:p>
          </table:table-cell>
          <table:table-cell office:value-type="float" office:value="36589" table:style-name="ce117">
            <text:p>36.589</text:p>
          </table:table-cell>
          <table:table-cell office:value-type="percentage" office:value="8.3199999999999996E-2" table:style-name="ce118">
            <text:p>8,32%</text:p>
          </table:table-cell>
          <table:table-cell office:value-type="float" office:value="18071" table:style-name="ce117">
            <text:p>18.071</text:p>
          </table:table-cell>
          <table:table-cell office:value-type="percentage" office:value="3.0300000000000001E-2" table:style-name="ce118">
            <text:p>3,03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Extremadura</text:p>
          </table:table-cell>
          <table:table-cell office:value-type="float" office:value="42921" table:style-name="ce117">
            <text:p>42.921</text:p>
          </table:table-cell>
          <table:table-cell office:value-type="percentage" office:value="0.5726" table:style-name="ce118">
            <text:p>57,26%</text:p>
          </table:table-cell>
          <table:table-cell office:value-type="float" office:value="26305" table:style-name="ce117">
            <text:p>26.305</text:p>
          </table:table-cell>
          <table:table-cell office:value-type="percentage" office:value="0.28999999999999998" table:style-name="ce118">
            <text:p>29,00%</text:p>
          </table:table-cell>
          <table:table-cell office:value-type="float" office:value="16718" table:style-name="ce117">
            <text:p>16.718</text:p>
          </table:table-cell>
          <table:table-cell office:value-type="percentage" office:value="0.12790000000000001" table:style-name="ce118">
            <text:p>12,79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Galicia</text:p>
          </table:table-cell>
          <table:table-cell office:value-type="float" office:value="181679" table:style-name="ce117">
            <text:p>181.679</text:p>
          </table:table-cell>
          <table:table-cell office:value-type="percentage" office:value="0.76910000000000001" table:style-name="ce118">
            <text:p>76,91%</text:p>
          </table:table-cell>
          <table:table-cell office:value-type="float" office:value="192098" table:style-name="ce117">
            <text:p>192.098</text:p>
          </table:table-cell>
          <table:table-cell office:value-type="percentage" office:value="0.65790000000000004" table:style-name="ce118">
            <text:p>65,79%</text:p>
          </table:table-cell>
          <table:table-cell office:value-type="float" office:value="31784" table:style-name="ce117">
            <text:p>31.784</text:p>
          </table:table-cell>
          <table:table-cell office:value-type="percentage" office:value="8.9899999999999994E-2" table:style-name="ce118">
            <text:p>8,99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La Rioja</text:p>
          </table:table-cell>
          <table:table-cell office:value-type="float" office:value="11928" table:style-name="ce117">
            <text:p>11.928</text:p>
          </table:table-cell>
          <table:table-cell office:value-type="percentage" office:value="0.53690000000000004" table:style-name="ce118">
            <text:p>53,69%</text:p>
          </table:table-cell>
          <table:table-cell office:value-type="float" office:value="9804" table:style-name="ce117">
            <text:p>9.804</text:p>
          </table:table-cell>
          <table:table-cell office:value-type="percentage" office:value="0.34720000000000001" table:style-name="ce118">
            <text:p>34,72%</text:p>
          </table:table-cell>
          <table:table-cell office:value-type="float" office:value="8003" table:style-name="ce117">
            <text:p>8.003</text:p>
          </table:table-cell>
          <table:table-cell office:value-type="percentage" office:value="0.20730000000000001" table:style-name="ce118">
            <text:p>20,73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Madrid</text:p>
          </table:table-cell>
          <table:table-cell office:value-type="float" office:value="105626" table:style-name="ce117">
            <text:p>105.626</text:p>
          </table:table-cell>
          <table:table-cell office:value-type="percentage" office:value="0.28510000000000002" table:style-name="ce118">
            <text:p>28,51%</text:p>
          </table:table-cell>
          <table:table-cell office:value-type="float" office:value="86226" table:style-name="ce117">
            <text:p>86.226</text:p>
          </table:table-cell>
          <table:table-cell office:value-type="percentage" office:value="0.1636" table:style-name="ce118">
            <text:p>16,36%</text:p>
          </table:table-cell>
          <table:table-cell office:value-type="float" office:value="40714" table:style-name="ce117">
            <text:p>40.714</text:p>
          </table:table-cell>
          <table:table-cell office:value-type="percentage" office:value="5.6500000000000002E-2" table:style-name="ce118">
            <text:p>5,65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Murcia<text:s/></text:p>
          </table:table-cell>
          <table:table-cell office:value-type="float" office:value="26489" table:style-name="ce117">
            <text:p>26.489</text:p>
          </table:table-cell>
          <table:table-cell office:value-type="percentage" office:value="0.36820000000000003" table:style-name="ce118">
            <text:p>36,82%</text:p>
          </table:table-cell>
          <table:table-cell office:value-type="float" office:value="32337" table:style-name="ce117">
            <text:p>32.337</text:p>
          </table:table-cell>
          <table:table-cell office:value-type="percentage" office:value="0.31119999999999998" table:style-name="ce118">
            <text:p>31,12%</text:p>
          </table:table-cell>
          <table:table-cell office:value-type="float" office:value="26649" table:style-name="ce117">
            <text:p>26.649</text:p>
          </table:table-cell>
          <table:table-cell office:value-type="percentage" office:value="0.1736" table:style-name="ce118">
            <text:p>17,36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Navarra</text:p>
          </table:table-cell>
          <table:table-cell office:value-type="float" office:value="25804" table:style-name="ce117">
            <text:p>25.804</text:p>
          </table:table-cell>
          <table:table-cell office:value-type="percentage" office:value="0.62339999999999995" table:style-name="ce118">
            <text:p>62,34%</text:p>
          </table:table-cell>
          <table:table-cell office:value-type="float" office:value="23052" table:style-name="ce117">
            <text:p>23.052</text:p>
          </table:table-cell>
          <table:table-cell office:value-type="percentage" office:value="0.40699999999999997" table:style-name="ce118">
            <text:p>40,70%</text:p>
          </table:table-cell>
          <table:table-cell office:value-type="float" office:value="16059" table:style-name="ce117">
            <text:p>16.059</text:p>
          </table:table-cell>
          <table:table-cell office:value-type="percentage" office:value="0.2122" table:style-name="ce118">
            <text:p>21,22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País Vasco</text:p>
          </table:table-cell>
          <table:table-cell office:value-type="float" office:value="85289" table:style-name="ce117">
            <text:p>85.289</text:p>
          </table:table-cell>
          <table:table-cell office:value-type="percentage" office:value="0.53459999999999996" table:style-name="ce118">
            <text:p>53,46%</text:p>
          </table:table-cell>
          <table:table-cell office:value-type="float" office:value="78187" table:style-name="ce117">
            <text:p>78.187</text:p>
          </table:table-cell>
          <table:table-cell office:value-type="percentage" office:value="0.3614" table:style-name="ce118">
            <text:p>36,14%</text:p>
          </table:table-cell>
          <table:table-cell office:value-type="float" office:value="45148" table:style-name="ce117">
            <text:p>45.148</text:p>
          </table:table-cell>
          <table:table-cell office:value-type="percentage" office:value="0.15890000000000001" table:style-name="ce118">
            <text:p>15,89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euta</text:p>
          </table:table-cell>
          <table:table-cell office:value-type="float" office:value="449" table:style-name="ce119">
            <text:p>449</text:p>
          </table:table-cell>
          <table:table-cell office:value-type="percentage" office:value="0.1583" table:style-name="ce118">
            <text:p>15,83%</text:p>
          </table:table-cell>
          <table:table-cell office:value-type="float" office:value="409" table:style-name="ce119">
            <text:p>409</text:p>
          </table:table-cell>
          <table:table-cell office:value-type="percentage" office:value="9.2899999999999996E-2" table:style-name="ce118">
            <text:p>9,29%</text:p>
          </table:table-cell>
          <table:table-cell office:value-type="float" office:value="493" table:style-name="ce119">
            <text:p>493</text:p>
          </table:table-cell>
          <table:table-cell office:value-type="percentage" office:value="5.9200000000000003E-2" table:style-name="ce118">
            <text:p>5,92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Melilla</text:p>
          </table:table-cell>
          <table:table-cell office:value-type="float" office:value="678" table:style-name="ce119">
            <text:p>678</text:p>
          </table:table-cell>
          <table:table-cell office:value-type="percentage" office:value="0.27" table:style-name="ce118">
            <text:p>27,00%</text:p>
          </table:table-cell>
          <table:table-cell office:value-type="float" office:value="686" table:style-name="ce119">
            <text:p>686</text:p>
          </table:table-cell>
          <table:table-cell office:value-type="percentage" office:value="0.1804" table:style-name="ce118">
            <text:p>18,04%</text:p>
          </table:table-cell>
          <table:table-cell office:value-type="float" office:value="987" table:style-name="ce119">
            <text:p>987</text:p>
          </table:table-cell>
          <table:table-cell office:value-type="percentage" office:value="0.12330000000000001" table:style-name="ce118">
            <text:p>12,33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Fuerzas Armadas</text:p>
          </table:table-cell>
          <table:table-cell office:value-type="float" office:value="0" table:style-name="ce119">
            <text:p>0</text:p>
          </table:table-cell>
          <table:table-cell office:value-type="percentage" office:value="0" table:style-name="ce118">
            <text:p>0,00%</text:p>
          </table:table-cell>
          <table:table-cell office:value-type="float" office:value="0" table:style-name="ce119">
            <text:p>0</text:p>
          </table:table-cell>
          <table:table-cell office:value-type="percentage" office:value="0" table:style-name="ce118">
            <text:p>0,00%</text:p>
          </table:table-cell>
          <table:table-cell office:value-type="float" office:value="0" table:style-name="ce119">
            <text:p>0</text:p>
          </table:table-cell>
          <table:table-cell office:value-type="percentage" office:value="0" table:style-name="ce118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20">
            <text:p>Sanidad Exterior</text:p>
          </table:table-cell>
          <table:table-cell office:value-type="float" office:value="0" table:style-name="ce121">
            <text:p>0</text:p>
          </table:table-cell>
          <table:table-cell office:value-type="percentage" office:value="0" table:style-name="ce122">
            <text:p>0,00%</text:p>
          </table:table-cell>
          <table:table-cell office:value-type="float" office:value="0" table:style-name="ce121">
            <text:p>0</text:p>
          </table:table-cell>
          <table:table-cell office:value-type="percentage" office:value="0" table:style-name="ce122">
            <text:p>0,00%</text:p>
          </table:table-cell>
          <table:table-cell office:value-type="float" office:value="0" table:style-name="ce121">
            <text:p>0</text:p>
          </table:table-cell>
          <table:table-cell office:value-type="percentage" office:value="0" table:style-name="ce122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23">
            <text:p>Totales</text:p>
          </table:table-cell>
          <table:table-cell office:value-type="float" office:value="1353965" table:style-name="ce124">
            <text:p>1.353.965</text:p>
          </table:table-cell>
          <table:table-cell office:value-type="percentage" office:value="0.46960000000000002" table:style-name="ce125">
            <text:p>46,96%</text:p>
          </table:table-cell>
          <table:table-cell office:value-type="float" office:value="976628" table:style-name="ce124">
            <text:p>976.628</text:p>
          </table:table-cell>
          <table:table-cell office:value-type="percentage" office:value="0.24440000000000001" table:style-name="ce125">
            <text:p>24,44%</text:p>
          </table:table-cell>
          <table:table-cell office:value-type="float" office:value="483707" table:style-name="ce124">
            <text:p>483.707</text:p>
          </table:table-cell>
          <table:table-cell office:value-type="percentage" office:value="8.7800000000000003E-2" table:style-name="ce125">
            <text:p>8,78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00"/>
        <table:table-row table:style-name="ro17">
          <table:table-cell table:style-name="ce126"/>
          <table:table-cell office:value-type="string" table:style-name="ce127">
            <text:p>Población a vacunar de 5 a 11 años</text:p>
          </table:table-cell>
          <table:table-cell office:value-type="string" table:style-name="ce127">
            <text:p>Nº Personas con 1 dosis</text:p>
          </table:table-cell>
          <table:table-cell office:value-type="string" table:style-name="ce127">
            <text:p>% 1ª dosis</text:p>
          </table:table-cell>
          <table:table-cell office:value-type="string" table:style-name="ce127">
            <text:p>Nº Personas con pauta completa</text:p>
          </table:table-cell>
          <table:table-cell office:value-type="string" table:style-name="ce128">
            <text:p><text:s/>% PC</text:p>
          </table:table-cell>
          <table:table-cell office:value-type="string" table:style-name="ce129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0">
            <text:p>Andalucía</text:p>
          </table:table-cell>
          <table:table-cell office:value-type="float" office:value="728275" table:style-name="ce131">
            <text:p>728.275</text:p>
          </table:table-cell>
          <table:table-cell office:value-type="float" office:value="453645" table:style-name="ce131">
            <text:p>453.645</text:p>
          </table:table-cell>
          <table:table-cell office:value-type="percentage" office:value="0.62290343620198418" table:style-name="ce132">
            <text:p>62,3%</text:p>
          </table:table-cell>
          <table:table-cell office:value-type="float" office:value="368000" table:style-name="ce131">
            <text:p>368.000</text:p>
          </table:table-cell>
          <table:table-cell office:value-type="percentage" office:value="0.50530362843706023" table:style-name="ce132">
            <text:p>50,5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Aragón</text:p>
          </table:table-cell>
          <table:table-cell office:value-type="float" office:value="103760" table:style-name="ce131">
            <text:p>103.760</text:p>
          </table:table-cell>
          <table:table-cell office:value-type="float" office:value="56002" table:style-name="ce131">
            <text:p>56.002</text:p>
          </table:table-cell>
          <table:table-cell office:value-type="percentage" office:value="0.53972629144178874" table:style-name="ce132">
            <text:p>54,0%</text:p>
          </table:table-cell>
          <table:table-cell office:value-type="float" office:value="47115" table:style-name="ce131">
            <text:p>47.115</text:p>
          </table:table-cell>
          <table:table-cell office:value-type="percentage" office:value="0.45407671549730144" table:style-name="ce132">
            <text:p>45,4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Asturias<text:s/></text:p>
          </table:table-cell>
          <table:table-cell office:value-type="float" office:value="62179" table:style-name="ce131">
            <text:p>62.179</text:p>
          </table:table-cell>
          <table:table-cell office:value-type="float" office:value="44759" table:style-name="ce131">
            <text:p>44.759</text:p>
          </table:table-cell>
          <table:table-cell office:value-type="percentage" office:value="0.71984110390968015" table:style-name="ce132">
            <text:p>72,0%</text:p>
          </table:table-cell>
          <table:table-cell office:value-type="float" office:value="39310" table:style-name="ce131">
            <text:p>39.310</text:p>
          </table:table-cell>
          <table:table-cell office:value-type="percentage" office:value="0.63220701523022238" table:style-name="ce132">
            <text:p>63,2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Baleares</text:p>
          </table:table-cell>
          <table:table-cell office:value-type="float" office:value="97822" table:style-name="ce131">
            <text:p>97.822</text:p>
          </table:table-cell>
          <table:table-cell office:value-type="float" office:value="34244" table:style-name="ce131">
            <text:p>34.244</text:p>
          </table:table-cell>
          <table:table-cell office:value-type="percentage" office:value="0.3500644026906013" table:style-name="ce132">
            <text:p>35,0%</text:p>
          </table:table-cell>
          <table:table-cell office:value-type="float" office:value="26936" table:style-name="ce131">
            <text:p>26.936</text:p>
          </table:table-cell>
          <table:table-cell office:value-type="percentage" office:value="0.27535728159309769" table:style-name="ce132">
            <text:p>27,5%</text:p>
          </table:table-cell>
          <table:table-cell office:value-type="date" office:date-value="2022-10-27T00:00:00" table:style-name="ce133">
            <text:p>27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narias</text:p>
          </table:table-cell>
          <table:table-cell office:value-type="float" office:value="156104" table:style-name="ce131">
            <text:p>156.104</text:p>
          </table:table-cell>
          <table:table-cell office:value-type="float" office:value="81820" table:style-name="ce131">
            <text:p>81.820</text:p>
          </table:table-cell>
          <table:table-cell office:value-type="percentage" office:value="0.52413775431763443" table:style-name="ce132">
            <text:p>52,4%</text:p>
          </table:table-cell>
          <table:table-cell office:value-type="float" office:value="63290" table:style-name="ce131">
            <text:p>63.290</text:p>
          </table:table-cell>
          <table:table-cell office:value-type="percentage" office:value="0.4054348383129196" table:style-name="ce132">
            <text:p>40,5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ntabria</text:p>
          </table:table-cell>
          <table:table-cell office:value-type="float" office:value="42931" table:style-name="ce131">
            <text:p>42.931</text:p>
          </table:table-cell>
          <table:table-cell office:value-type="float" office:value="26220" table:style-name="ce131">
            <text:p>26.220</text:p>
          </table:table-cell>
          <table:table-cell office:value-type="percentage" office:value="0.61074747851203093" table:style-name="ce132">
            <text:p>61,1%</text:p>
          </table:table-cell>
          <table:table-cell office:value-type="float" office:value="23726" table:style-name="ce131">
            <text:p>23.726</text:p>
          </table:table-cell>
          <table:table-cell office:value-type="percentage" office:value="0.55265425916004751" table:style-name="ce132">
            <text:p>55,3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stilla y Leon<text:s/></text:p>
          </table:table-cell>
          <table:table-cell office:value-type="float" office:value="158747" table:style-name="ce131">
            <text:p>158.747</text:p>
          </table:table-cell>
          <table:table-cell office:value-type="float" office:value="106654" table:style-name="ce131">
            <text:p>106.654</text:p>
          </table:table-cell>
          <table:table-cell office:value-type="percentage" office:value="0.67184891682992431" table:style-name="ce132">
            <text:p>67,2%</text:p>
          </table:table-cell>
          <table:table-cell office:value-type="float" office:value="98108" table:style-name="ce131">
            <text:p>98.108</text:p>
          </table:table-cell>
          <table:table-cell office:value-type="percentage" office:value="0.61801482862668267" table:style-name="ce132">
            <text:p>61,8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stilla - La Mancha</text:p>
          </table:table-cell>
          <table:table-cell office:value-type="float" office:value="171326" table:style-name="ce131">
            <text:p>171.326</text:p>
          </table:table-cell>
          <table:table-cell office:value-type="float" office:value="107007" table:style-name="ce131">
            <text:p>107.007</text:p>
          </table:table-cell>
          <table:table-cell office:value-type="percentage" office:value="0.62458120775597403" table:style-name="ce132">
            <text:p>62,5%</text:p>
          </table:table-cell>
          <table:table-cell office:value-type="float" office:value="88825" table:style-name="ce131">
            <text:p>88.825</text:p>
          </table:table-cell>
          <table:table-cell office:value-type="percentage" office:value="0.51845604286564795" table:style-name="ce132">
            <text:p>51,8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taluña</text:p>
          </table:table-cell>
          <table:table-cell office:value-type="float" office:value="648162" table:style-name="ce131">
            <text:p>648.162</text:p>
          </table:table-cell>
          <table:table-cell office:value-type="float" office:value="264666" table:style-name="ce131">
            <text:p>264.666</text:p>
          </table:table-cell>
          <table:table-cell office:value-type="percentage" office:value="0.40833310190970779" table:style-name="ce132">
            <text:p>40,8%</text:p>
          </table:table-cell>
          <table:table-cell office:value-type="float" office:value="207850" table:style-name="ce131">
            <text:p>207.850</text:p>
          </table:table-cell>
          <table:table-cell office:value-type="percentage" office:value="0.32067600383854655" table:style-name="ce132">
            <text:p>32,1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. Valenciana</text:p>
          </table:table-cell>
          <table:table-cell office:value-type="float" office:value="410244" table:style-name="ce131">
            <text:p>410.244</text:p>
          </table:table-cell>
          <table:table-cell office:value-type="float" office:value="264653" table:style-name="ce131">
            <text:p>264.653</text:p>
          </table:table-cell>
          <table:table-cell office:value-type="percentage" office:value="0.64511120211386397" table:style-name="ce132">
            <text:p>64,5%</text:p>
          </table:table-cell>
          <table:table-cell office:value-type="float" office:value="202043" table:style-name="ce131">
            <text:p>202.043</text:p>
          </table:table-cell>
          <table:table-cell office:value-type="percentage" office:value="0.49249471046499155" table:style-name="ce132">
            <text:p>49,2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Extremadura</text:p>
          </table:table-cell>
          <table:table-cell office:value-type="float" office:value="78583" table:style-name="ce131">
            <text:p>78.583</text:p>
          </table:table-cell>
          <table:table-cell office:value-type="float" office:value="61506" table:style-name="ce131">
            <text:p>61.506</text:p>
          </table:table-cell>
          <table:table-cell office:value-type="percentage" office:value="0.78268836771311856" table:style-name="ce132">
            <text:p>78,3%</text:p>
          </table:table-cell>
          <table:table-cell office:value-type="float" office:value="52819" table:style-name="ce131">
            <text:p>52.819</text:p>
          </table:table-cell>
          <table:table-cell office:value-type="percentage" office:value="0.67214282987414575" table:style-name="ce132">
            <text:p>67,2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Galicia</text:p>
          </table:table-cell>
          <table:table-cell office:value-type="float" office:value="177577" table:style-name="ce131">
            <text:p>177.577</text:p>
          </table:table-cell>
          <table:table-cell office:value-type="float" office:value="142321" table:style-name="ce131">
            <text:p>142.321</text:p>
          </table:table-cell>
          <table:table-cell office:value-type="percentage" office:value="0.80146077476249744" table:style-name="ce132">
            <text:p>80,1%</text:p>
          </table:table-cell>
          <table:table-cell office:value-type="float" office:value="125925" table:style-name="ce131">
            <text:p>125.925</text:p>
          </table:table-cell>
          <table:table-cell office:value-type="percentage" office:value="0.70912899756162118" table:style-name="ce132">
            <text:p>70,9%</text:p>
          </table:table-cell>
          <table:table-cell office:value-type="date" office:date-value="2022-10-25T00:00:00" table:style-name="ce133">
            <text:p>25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La Rioja</text:p>
          </table:table-cell>
          <table:table-cell office:value-type="float" office:value="25397" table:style-name="ce131">
            <text:p>25.397</text:p>
          </table:table-cell>
          <table:table-cell office:value-type="float" office:value="17085" table:style-name="ce131">
            <text:p>17.085</text:p>
          </table:table-cell>
          <table:table-cell office:value-type="percentage" office:value="0.67271725006890581" table:style-name="ce132">
            <text:p>67,3%</text:p>
          </table:table-cell>
          <table:table-cell office:value-type="float" office:value="14887" table:style-name="ce131">
            <text:p>14.887</text:p>
          </table:table-cell>
          <table:table-cell office:value-type="percentage" office:value="0.58617159507028394" table:style-name="ce132">
            <text:p>58,6%</text:p>
          </table:table-cell>
          <table:table-cell office:value-type="date" office:date-value="2022-10-25T00:00:00" table:style-name="ce133">
            <text:p>25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Madrid</text:p>
          </table:table-cell>
          <table:table-cell office:value-type="float" office:value="567425" table:style-name="ce131">
            <text:p>567.425</text:p>
          </table:table-cell>
          <table:table-cell office:value-type="float" office:value="270425" table:style-name="ce131">
            <text:p>270.425</text:p>
          </table:table-cell>
          <table:table-cell office:value-type="percentage" office:value="0.47658280830065647" table:style-name="ce132">
            <text:p>47,7%</text:p>
          </table:table-cell>
          <table:table-cell office:value-type="float" office:value="241904" table:style-name="ce131">
            <text:p>241.904</text:p>
          </table:table-cell>
          <table:table-cell office:value-type="percentage" office:value="0.42631889677049828" table:style-name="ce132">
            <text:p>42,6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Murcia<text:s/></text:p>
          </table:table-cell>
          <table:table-cell office:value-type="float" office:value="139748" table:style-name="ce131">
            <text:p>139.748</text:p>
          </table:table-cell>
          <table:table-cell office:value-type="float" office:value="72364" table:style-name="ce131">
            <text:p>72.364</text:p>
          </table:table-cell>
          <table:table-cell office:value-type="percentage" office:value="0.51781778630105624" table:style-name="ce132">
            <text:p>51,8%</text:p>
          </table:table-cell>
          <table:table-cell office:value-type="float" office:value="52175" table:style-name="ce131">
            <text:p>52.175</text:p>
          </table:table-cell>
          <table:table-cell office:value-type="percentage" office:value="0.37335060251309499" table:style-name="ce132">
            <text:p>37,3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Navarra</text:p>
          </table:table-cell>
          <table:table-cell office:value-type="float" office:value="56431" table:style-name="ce131">
            <text:p>56.431</text:p>
          </table:table-cell>
          <table:table-cell office:value-type="float" office:value="29876" table:style-name="ce131">
            <text:p>29.876</text:p>
          </table:table-cell>
          <table:table-cell office:value-type="percentage" office:value="0.52942531587248143" table:style-name="ce132">
            <text:p>52,9%</text:p>
          </table:table-cell>
          <table:table-cell office:value-type="float" office:value="26230" table:style-name="ce131">
            <text:p>26.230</text:p>
          </table:table-cell>
          <table:table-cell office:value-type="percentage" office:value="0.46481543832290761" table:style-name="ce132">
            <text:p>46,5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País Vasco</text:p>
          </table:table-cell>
          <table:table-cell office:value-type="float" office:value="170178" table:style-name="ce131">
            <text:p>170.178</text:p>
          </table:table-cell>
          <table:table-cell office:value-type="float" office:value="87439" table:style-name="ce131">
            <text:p>87.439</text:p>
          </table:table-cell>
          <table:table-cell office:value-type="percentage" office:value="0.51380907050265012" table:style-name="ce132">
            <text:p>51,4%</text:p>
          </table:table-cell>
          <table:table-cell office:value-type="float" office:value="70057" table:style-name="ce131">
            <text:p>70.057</text:p>
          </table:table-cell>
          <table:table-cell office:value-type="percentage" office:value="0.41166895838475009" table:style-name="ce132">
            <text:p>41,2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euta</text:p>
          </table:table-cell>
          <table:table-cell office:value-type="float" office:value="9201" table:style-name="ce131">
            <text:p>9.201</text:p>
          </table:table-cell>
          <table:table-cell office:value-type="float" office:value="3244" table:style-name="ce131">
            <text:p>3.244</text:p>
          </table:table-cell>
          <table:table-cell office:value-type="percentage" office:value="0.3525703727855668" table:style-name="ce132">
            <text:p>35,3%</text:p>
          </table:table-cell>
          <table:table-cell office:value-type="float" office:value="2279" table:style-name="ce131">
            <text:p>2.279</text:p>
          </table:table-cell>
          <table:table-cell office:value-type="percentage" office:value="0.24769046842734485" table:style-name="ce132">
            <text:p>24,8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Melilla</text:p>
          </table:table-cell>
          <table:table-cell office:value-type="float" office:value="11074" table:style-name="ce131">
            <text:p>11.074</text:p>
          </table:table-cell>
          <table:table-cell office:value-type="float" office:value="3657" table:style-name="ce131">
            <text:p>3.657</text:p>
          </table:table-cell>
          <table:table-cell office:value-type="percentage" office:value="0.33023297814701102" table:style-name="ce132">
            <text:p>33,0%</text:p>
          </table:table-cell>
          <table:table-cell office:value-type="float" office:value="2188" table:style-name="ce131">
            <text:p>2.188</text:p>
          </table:table-cell>
          <table:table-cell office:value-type="percentage" office:value="0.19757991692252122" table:style-name="ce132">
            <text:p>19,8%</text:p>
          </table:table-cell>
          <table:table-cell office:value-type="date" office:date-value="2022-10-26T00:00:00" table:style-name="ce133">
            <text:p>26/10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in. Defensa</text:p>
          </table:table-cell>
          <table:table-cell office:value-type="string" table:style-name="ce131">
            <text:p>-</text:p>
          </table:table-cell>
          <table:table-cell office:value-type="float" office:value="0" table:style-name="ce131">
            <text:p>0</text:p>
          </table:table-cell>
          <table:table-cell office:value-type="string" table:style-name="ce132">
            <text:p>-</text:p>
          </table:table-cell>
          <table:table-cell office:value-type="float" office:value="0" table:style-name="ce131">
            <text:p>0</text:p>
          </table:table-cell>
          <table:table-cell office:value-type="string" table:style-name="ce132">
            <text:p>-</text:p>
          </table:table-cell>
          <table:table-cell office:value-type="date" office:date-value="2022-10-21T00:00:00" table:style-name="ce133">
            <text:p>21/10/2022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Sanidad Exterior</text:p>
          </table:table-cell>
          <table:table-cell office:value-type="string" table:style-name="ce131">
            <text:p>-</text:p>
          </table:table-cell>
          <table:table-cell office:value-type="float" office:value="0" table:style-name="ce131">
            <text:p>0</text:p>
          </table:table-cell>
          <table:table-cell office:value-type="string" table:style-name="ce132">
            <text:p>-</text:p>
          </table:table-cell>
          <table:table-cell office:value-type="float" office:value="0" table:style-name="ce131">
            <text:p>0</text:p>
          </table:table-cell>
          <table:table-cell office:value-type="string" table:style-name="ce132">
            <text:p>-</text:p>
          </table:table-cell>
          <table:table-cell office:value-type="date" office:date-value="2022-09-21T00:00:00" table:style-name="ce133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Totales</text:p>
          </table:table-cell>
          <table:table-cell office:value-type="float" office:value="3815164" table:style-name="ce138">
            <text:p>3.815.164</text:p>
          </table:table-cell>
          <table:table-cell office:value-type="float" office:value="2127587" table:style-name="ce138">
            <text:p>2.127.587</text:p>
          </table:table-cell>
          <table:table-cell office:value-type="percentage" office:value="0.55766593519964014" table:style-name="ce139">
            <text:p>55,8%</text:p>
          </table:table-cell>
          <table:table-cell office:value-type="float" office:value="1753667" table:style-name="ce138">
            <text:p>1.753.667</text:p>
          </table:table-cell>
          <table:table-cell office:value-type="percentage" office:value="0.45965704226607296" table:style-name="ce139">
            <text:p>46,0%</text:p>
          </table:table-cell>
          <table:table-cell table:style-name="ce138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0-27T15:44:07Z</dc:date>
  </office:meta>
</office:document-meta>
</file>